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9/meta.xml" manifest:media-type="text/xml"/>
  <manifest:file-entry manifest:full-path="Object 9/styles.xml" manifest:media-type="text/xml"/>
  <manifest:file-entry manifest:full-path="Object 9/content.xml" manifest:media-type="text/xml"/>
  <manifest:file-entry manifest:full-path="Object 9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 10/meta.xml" manifest:media-type="text/xml"/>
  <manifest:file-entry manifest:full-path="Object 10/styles.xml" manifest:media-type="text/xml"/>
  <manifest:file-entry manifest:full-path="Object 10/content.xml" manifest:media-type="text/xml"/>
  <manifest:file-entry manifest:full-path="Object 10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3.96pt"/>
    </style:style>
    <style:style style:name="co2" style:family="table-column">
      <style:table-column-properties fo:break-before="auto" style:column-width="40.76pt"/>
    </style:style>
    <style:style style:name="co3" style:family="table-column">
      <style:table-column-properties fo:break-before="auto" style:column-width="61.91pt"/>
    </style:style>
    <style:style style:name="co4" style:family="table-column">
      <style:table-column-properties fo:break-before="auto" style:column-width="79.14pt"/>
    </style:style>
    <style:style style:name="co5" style:family="table-column">
      <style:table-column-properties fo:break-before="auto" style:column-width="108.11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64.26pt"/>
    </style:style>
    <style:style style:name="co8" style:family="table-column">
      <style:table-column-properties fo:break-before="auto" style:column-width="119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fo:border-bottom="0.99pt solid #000000" fo:background-color="#eeeeee" fo:border-left="0.06pt solid #000000" fo:border-right="0.99pt solid #000000" fo:border-top="0.06pt solid #000000"/>
    </style:style>
    <style:style style:name="ce2" style:family="table-cell" style:parent-style-name="Default">
      <style:table-cell-properties fo:border-bottom="none" fo:background-color="#eeeeee" fo:border-left="0.06pt solid #000000" fo:border-right="0.99pt solid #000000" fo:border-top="none"/>
    </style:style>
    <style:style style:name="ce3" style:family="table-cell" style:parent-style-name="Default">
      <style:table-cell-properties fo:border-bottom="0.06pt solid #000000" fo:background-color="#eeeeee" fo:border-left="0.06pt solid #000000" fo:border-right="0.99pt solid #000000" fo:border-top="none"/>
    </style:style>
    <style:style style:name="ce4" style:family="table-cell" style:parent-style-name="Default">
      <style:table-cell-properties fo:border-bottom="0.74pt solid #000000" fo:background-color="#eeeeee" fo:border-left="0.06pt solid #000000" fo:border-right="0.74pt solid #000000" fo:border-top="0.06pt solid #000000"/>
    </style:style>
    <style:style style:name="ce5" style:family="table-cell" style:parent-style-name="Default">
      <style:table-cell-properties fo:border-bottom="0.99pt solid #000000" fo:background-color="#eeeeee" fo:border-left="none" fo:border-right="none" fo:border-top="0.06pt solid #000000"/>
    </style:style>
    <style:style style:name="ce6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eeeeee"/>
    </style:style>
    <style:style style:name="ce8" style:family="table-cell" style:parent-style-name="Default">
      <style:table-cell-properties fo:border-bottom="0.06pt solid #000000" fo:background-color="#eeeeee" fo:border-left="none" fo:border-right="none" fo:border-top="none"/>
    </style:style>
    <style:style style:name="ce9" style:family="table-cell" style:parent-style-name="Default" style:data-style-name="N2">
      <style:table-cell-properties fo:background-color="#eeeeee"/>
      <style:text-properties fo:font-weight="bold" style:font-weight-asian="bold" style:font-weight-complex="bold"/>
    </style:style>
    <style:style style:name="ce10" style:family="table-cell" style:parent-style-name="Default" style:data-style-name="N2">
      <style:table-cell-properties fo:background-color="#eeeeee"/>
      <style:text-properties fo:font-weight="normal" style:font-weight-asian="normal" style:font-weight-complex="normal"/>
    </style:style>
    <style:style style:name="ce11" style:family="table-cell" style:parent-style-name="Default" style:data-style-name="N2">
      <style:table-cell-properties fo:border-bottom="0.06pt solid #000000" fo:background-color="#eeeeee" fo:border-left="none" fo:border-right="none" fo:border-top="none"/>
      <style:text-properties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0.74pt solid #000000" fo:background-color="#eeeeee" fo:border-left="none" fo:border-right="none" fo:border-top="0.06pt solid #000000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0.99pt solid #000000" fo:background-color="#eeeeee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17" style:family="table-cell" style:parent-style-name="Default">
      <style:table-cell-properties fo:border-bottom="none" fo:background-color="#eeeeee" fo:border-left="none" fo:border-right="0.06pt solid #000000" fo:border-top="none"/>
    </style:style>
    <style:style style:name="ce18" style:family="table-cell" style:parent-style-name="Default">
      <style:table-cell-properties fo:border-bottom="0.06pt solid #000000" fo:background-color="#eeeeee" fo:border-left="none" fo:border-right="0.06pt solid #000000" fo:border-top="none"/>
    </style:style>
    <style:style style:name="ce19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2">
      <style:table-cell-properties fo:border-bottom="none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1" style:family="table-cell" style:parent-style-name="Default" style:data-style-name="N2">
      <style:table-cell-properties fo:border-bottom="0.06pt solid #000000" fo:background-color="#eeeeee" fo:border-left="none" fo:border-right="0.06pt solid #000000" fo:border-top="none"/>
      <style:text-properties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ackground-color="#eeeeee" fo:border-left="none" fo:border-right="0.06pt solid #000000" fo:border-top="0.06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data structures" table:style-name="ta1">
        <table:shapes>
          <draw:frame draw:z-index="0" draw:style-name="gr1" draw:text-style-name="P1" svg:width="419.05pt" svg:height="268.55pt" svg:x="682.84pt" svg:y="757.47pt">
            <loext:p draw:notify-on-update-of-ranges="'data structures'.A73:'data structures'.C73 'data structures'.D73:'data structures'.H73 'data structures'.A74:'data structures'.C74 'data structures'.D74:'data structures'.H74 'data structures'.A81:'data structures'.C81 'data structures'.D81:'data structures'.H81 'data structures'.A82:'data structures'.C82 'data structures'.D82:'data structures'.H82 'data structures'.A83:'data structures'.C83 'data structures'.D83:'data structures'.H83 'data structures'.A77:'data structures'.A77 'data structures'.D77:'data structures'.H77"/>
            <draw:object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" draw:style-name="gr1" draw:text-style-name="P1" svg:width="419.05pt" svg:height="268.55pt" svg:x="684.45pt" svg:y="407.37pt">
            <loext:p draw:notify-on-update-of-ranges="'data structures'.C45:'data structures'.H45 'data structures'.A46:'data structures'.A46 'data structures'.C46:'data structures'.H46 'data structures'.A53:'data structures'.A53 'data structures'.C53:'data structures'.H53 'data structures'.A54:'data structures'.A54 'data structures'.C54:'data structures'.H54 'data structures'.A55:'data structures'.A55 'data structures'.C55:'data structures'.H55 'data structures'.A49:'data structures'.A49 'data structures'.C49:'data structures'.H49"/>
            <draw:object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2" draw:style-name="gr1" draw:text-style-name="P1" svg:width="419.02pt" svg:height="268.84pt" svg:x="684.43pt" svg:y="44.42pt">
            <loext:p draw:notify-on-update-of-ranges="'data structures'.B17:'data structures'.H17 'data structures'.A18:'data structures'.A18 'data structures'.B18:'data structures'.H18 'data structures'.A25:'data structures'.A25 'data structures'.B25:'data structures'.H25 'data structures'.A26:'data structures'.A26 'data structures'.B26:'data structures'.H26 'data structures'.A27:'data structures'.A27 'data structures'.B27:'data structures'.H27 'data structures'.A21:'data structures'.A21 'data structures'.B21:'data structures'.H21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3" draw:style-name="gr1" draw:text-style-name="P1" svg:width="419.05pt" svg:height="268.55pt" svg:x="685.19pt" svg:y="1336.48pt">
            <loext:p draw:notify-on-update-of-ranges="'data structures'.B118:'data structures'.H118 'data structures'.A119:'data structures'.A119 'data structures'.B119:'data structures'.H119 'data structures'.A126:'data structures'.A126 'data structures'.B126:'data structures'.H126 'data structures'.A127:'data structures'.A127 'data structures'.B127:'data structures'.H127 'data structures'.A128:'data structures'.A128 'data structures'.B128:'data structures'.H128 'data structures'.A122:'data structures'.A122 'data structures'.B122:'data structures'.H122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4" draw:style-name="gr1" draw:text-style-name="P1" svg:width="419.05pt" svg:height="268.55pt" svg:x="682.84pt" svg:y="1707.68pt">
            <loext:p draw:notify-on-update-of-ranges="'data structures'.C147:'data structures'.H147 'data structures'.A148:'data structures'.A148 'data structures'.C148:'data structures'.H148 'data structures'.A155:'data structures'.A155 'data structures'.C155:'data structures'.H155 'data structures'.A156:'data structures'.A156 'data structures'.C156:'data structures'.H156 'data structures'.A157:'data structures'.A157 'data structures'.C157:'data structures'.H157 'data structures'.A151:'data structures'.A151 'data structures'.C151:'data structures'.H151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5" draw:style-name="gr1" draw:text-style-name="P1" svg:width="419.05pt" svg:height="268.55pt" svg:x="681.28pt" svg:y="2076.6pt">
            <loext:p draw:notify-on-update-of-ranges="'data structures'.D176:'data structures'.H176 'data structures'.A119:'data structures'.A119 'data structures'.D177:'data structures'.H177 'data structures'.A126:'data structures'.A126 'data structures'.D184:'data structures'.H184 'data structures'.A127:'data structures'.A127 'data structures'.D185:'data structures'.H185 'data structures'.A128:'data structures'.A128 'data structures'.D186:'data structures'.H186 'data structures'.A122:'data structures'.A122 'data structures'.D180:'data structures'.H180"/>
            <draw:object xlink:href="./Object 8" xlink:type="simple" xlink:show="embed" xlink:actuate="onLoad"/>
            <draw:image xlink:href="./ObjectReplacements/Object 8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17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21911" calcext:value-type="float">
            <text:p>21911</text:p>
          </table:table-cell>
          <table:table-cell table:style-name="ce6" office:value-type="float" office:value="569097" calcext:value-type="float">
            <text:p>569097</text:p>
          </table:table-cell>
          <table:table-cell table:style-name="ce6" office:value-type="float" office:value="6811661" calcext:value-type="float">
            <text:p>6811661</text:p>
          </table:table-cell>
          <table:table-cell table:style-name="ce6" office:value-type="float" office:value="88308430" calcext:value-type="float">
            <text:p>88308430</text:p>
          </table:table-cell>
          <table:table-cell table:style-name="ce16" office:value-type="float" office:value="1428290912" calcext:value-type="float">
            <text:p>1428290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office:value-type="float" office:value="196" calcext:value-type="float">
            <text:p>196</text:p>
          </table:table-cell>
          <table:table-cell office:value-type="float" office:value="2180" calcext:value-type="float">
            <text:p>2180</text:p>
          </table:table-cell>
          <table:table-cell office:value-type="float" office:value="25153" calcext:value-type="float">
            <text:p>25153</text:p>
          </table:table-cell>
          <table:table-cell office:value-type="float" office:value="616614" calcext:value-type="float">
            <text:p>616614</text:p>
          </table:table-cell>
          <table:table-cell office:value-type="float" office:value="7485767" calcext:value-type="float">
            <text:p>7485767</text:p>
          </table:table-cell>
          <table:table-cell office:value-type="float" office:value="116431733" calcext:value-type="float">
            <text:p>116431733</text:p>
          </table:table-cell>
          <table:table-cell office:value-type="float" office:value="1713726526" calcext:value-type="float">
            <text:p>1713726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office:value-type="float" office:value="276" calcext:value-type="float">
            <text:p>276</text:p>
          </table:table-cell>
          <table:table-cell office:value-type="float" office:value="3212" calcext:value-type="float">
            <text:p>3212</text:p>
          </table:table-cell>
          <table:table-cell office:value-type="float" office:value="38297" calcext:value-type="float">
            <text:p>38297</text:p>
          </table:table-cell>
          <table:table-cell office:value-type="float" office:value="708353" calcext:value-type="float">
            <text:p>708353</text:p>
          </table:table-cell>
          <table:table-cell office:value-type="float" office:value="8103707" calcext:value-type="float">
            <text:p>8103707</text:p>
          </table:table-cell>
          <table:table-cell office:value-type="float" office:value="103508862" calcext:value-type="float">
            <text:p>103508862</text:p>
          </table:table-cell>
          <table:table-cell office:value-type="float" office:value="1601340716" calcext:value-type="float">
            <text:p>1601340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office:value-type="float" office:value="201" calcext:value-type="float">
            <text:p>201</text:p>
          </table:table-cell>
          <table:table-cell office:value-type="float" office:value="3575" calcext:value-type="float">
            <text:p>3575</text:p>
          </table:table-cell>
          <table:table-cell office:value-type="float" office:value="58028" calcext:value-type="float">
            <text:p>58028</text:p>
          </table:table-cell>
          <table:table-cell office:value-type="float" office:value="1182886" calcext:value-type="float">
            <text:p>1182886</text:p>
          </table:table-cell>
          <table:table-cell office:value-type="float" office:value="15738532" calcext:value-type="float">
            <text:p>15738532</text:p>
          </table:table-cell>
          <table:table-cell office:value-type="float" office:value="226105970" calcext:value-type="float">
            <text:p>226105970</text:p>
          </table:table-cell>
          <table:table-cell office:value-type="float" office:value="4004261837" calcext:value-type="float">
            <text:p>400426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office:value-type="float" office:value="258" calcext:value-type="float">
            <text:p>258</text:p>
          </table:table-cell>
          <table:table-cell office:value-type="float" office:value="5551" calcext:value-type="float">
            <text:p>5551</text:p>
          </table:table-cell>
          <table:table-cell office:value-type="float" office:value="81638" calcext:value-type="float">
            <text:p>81638</text:p>
          </table:table-cell>
          <table:table-cell office:value-type="float" office:value="1369791" calcext:value-type="float">
            <text:p>1369791</text:p>
          </table:table-cell>
          <table:table-cell office:value-type="float" office:value="16950051" calcext:value-type="float">
            <text:p>16950051</text:p>
          </table:table-cell>
          <table:table-cell office:value-type="float" office:value="255142395" calcext:value-type="float">
            <text:p>255142395</text:p>
          </table:table-cell>
          <table:table-cell office:value-type="float" office:value="3566586961" calcext:value-type="float">
            <text:p>3566586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office:value-type="float" office:value="283" calcext:value-type="float">
            <text:p>283</text:p>
          </table:table-cell>
          <table:table-cell office:value-type="float" office:value="6005" calcext:value-type="float">
            <text:p>6005</text:p>
          </table:table-cell>
          <table:table-cell office:value-type="float" office:value="85705" calcext:value-type="float">
            <text:p>85705</text:p>
          </table:table-cell>
          <table:table-cell office:value-type="float" office:value="1423049" calcext:value-type="float">
            <text:p>1423049</text:p>
          </table:table-cell>
          <table:table-cell office:value-type="float" office:value="17896825" calcext:value-type="float">
            <text:p>17896825</text:p>
          </table:table-cell>
          <table:table-cell office:value-type="float" office:value="270836664" calcext:value-type="float">
            <text:p>270836664</text:p>
          </table:table-cell>
          <table:table-cell office:value-type="float" office:value="3809623670" calcext:value-type="float">
            <text:p>38096236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office:value-type="float" office:value="388" calcext:value-type="float">
            <text:p>388</text:p>
          </table:table-cell>
          <table:table-cell office:value-type="float" office:value="6338" calcext:value-type="float">
            <text:p>6338</text:p>
          </table:table-cell>
          <table:table-cell office:value-type="float" office:value="93959" calcext:value-type="float">
            <text:p>93959</text:p>
          </table:table-cell>
          <table:table-cell office:value-type="float" office:value="1465253" calcext:value-type="float">
            <text:p>1465253</text:p>
          </table:table-cell>
          <table:table-cell office:value-type="float" office:value="18015576" calcext:value-type="float">
            <text:p>18015576</text:p>
          </table:table-cell>
          <table:table-cell office:value-type="float" office:value="270173679" calcext:value-type="float">
            <text:p>270173679</text:p>
          </table:table-cell>
          <table:table-cell office:value-type="float" office:value="3775916486" calcext:value-type="float">
            <text:p>3775916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office:value-type="float" office:value="1253" calcext:value-type="float">
            <text:p>1253</text:p>
          </table:table-cell>
          <table:table-cell office:value-type="float" office:value="17238" calcext:value-type="float">
            <text:p>17238</text:p>
          </table:table-cell>
          <table:table-cell office:value-type="float" office:value="346273" calcext:value-type="float">
            <text:p>346273</text:p>
          </table:table-cell>
          <table:table-cell office:value-type="float" office:value="4489519" calcext:value-type="float">
            <text:p>4489519</text:p>
          </table:table-cell>
          <table:table-cell office:value-type="float" office:value="60259688" calcext:value-type="float">
            <text:p>60259688</text:p>
          </table:table-cell>
          <table:table-cell office:value-type="float" office:value="971729536" calcext:value-type="float">
            <text:p>971729536</text:p>
          </table:table-cell>
          <table:table-cell office:value-type="float" office:value="13325520215" calcext:value-type="float">
            <text:p>13325520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office:value-type="float" office:value="418" calcext:value-type="float">
            <text:p>418</text:p>
          </table:table-cell>
          <table:table-cell office:value-type="float" office:value="7116" calcext:value-type="float">
            <text:p>7116</text:p>
          </table:table-cell>
          <table:table-cell office:value-type="float" office:value="178401" calcext:value-type="float">
            <text:p>178401</text:p>
          </table:table-cell>
          <table:table-cell office:value-type="float" office:value="2610993" calcext:value-type="float">
            <text:p>2610993</text:p>
          </table:table-cell>
          <table:table-cell office:value-type="float" office:value="32203282" calcext:value-type="float">
            <text:p>32203282</text:p>
          </table:table-cell>
          <table:table-cell office:value-type="float" office:value="448316623" calcext:value-type="float">
            <text:p>448316623</text:p>
          </table:table-cell>
          <table:table-cell office:value-type="float" office:value="5938766763" calcext:value-type="float">
            <text:p>593876676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office:value-type="float" office:value="973" calcext:value-type="float">
            <text:p>973</text:p>
          </table:table-cell>
          <table:table-cell table:style-name="ce8" office:value-type="float" office:value="9785" calcext:value-type="float">
            <text:p>9785</text:p>
          </table:table-cell>
          <table:table-cell table:style-name="ce8" office:value-type="float" office:value="195563" calcext:value-type="float">
            <text:p>195563</text:p>
          </table:table-cell>
          <table:table-cell table:style-name="ce8" office:value-type="float" office:value="2787601" calcext:value-type="float">
            <text:p>2787601</text:p>
          </table:table-cell>
          <table:table-cell table:style-name="ce8" office:value-type="float" office:value="38382846" calcext:value-type="float">
            <text:p>38382846</text:p>
          </table:table-cell>
          <table:table-cell table:style-name="ce8" office:value-type="float" office:value="720077194" calcext:value-type="float">
            <text:p>720077194</text:p>
          </table:table-cell>
          <table:table-cell table:style-name="ce18" office:value-type="float" office:value="10218274428" calcext:value-type="float">
            <text:p>10218274428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formula="of:=[.B4]/[.B4]" office:value-type="float" office:value="1" calcext:value-type="float">
            <text:p>1.00</text:p>
          </table:table-cell>
          <table:table-cell table:style-name="ce9" table:formula="of:=[.C4]/[.C4]" office:value-type="float" office:value="1" calcext:value-type="float">
            <text:p>1.00</text:p>
          </table:table-cell>
          <table:table-cell table:style-name="ce9" table:formula="of:=[.D4]/[.D4]" office:value-type="float" office:value="1" calcext:value-type="float">
            <text:p>1.00</text:p>
          </table:table-cell>
          <table:table-cell table:style-name="ce9" table:formula="of:=[.E4]/[.E4]" office:value-type="float" office:value="1" calcext:value-type="float">
            <text:p>1.00</text:p>
          </table:table-cell>
          <table:table-cell table:style-name="ce9" table:formula="of:=[.F4]/[.F4]" office:value-type="float" office:value="1" calcext:value-type="float">
            <text:p>1.00</text:p>
          </table:table-cell>
          <table:table-cell table:style-name="ce9" table:formula="of:=[.G4]/[.G4]" office:value-type="float" office:value="1" calcext:value-type="float">
            <text:p>1.00</text:p>
          </table:table-cell>
          <table:table-cell table:style-name="ce19" table:formula="of:=[.H4]/[.H4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formula="of:=[.B5]/[.B4]" office:value-type="float" office:value="1.07692307692308" calcext:value-type="float">
            <text:p>1.08</text:p>
          </table:table-cell>
          <table:table-cell table:style-name="ce10" table:formula="of:=[.C5]/[.C4]" office:value-type="float" office:value="1.11794871794872" calcext:value-type="float">
            <text:p>1.12</text:p>
          </table:table-cell>
          <table:table-cell table:style-name="ce10" table:formula="of:=[.D5]/[.D4]" office:value-type="float" office:value="1.14796221076172" calcext:value-type="float">
            <text:p>1.15</text:p>
          </table:table-cell>
          <table:table-cell table:style-name="ce10" table:formula="of:=[.E5]/[.E4]" office:value-type="float" office:value="1.08349543223739" calcext:value-type="float">
            <text:p>1.08</text:p>
          </table:table-cell>
          <table:table-cell table:style-name="ce10" table:formula="of:=[.F5]/[.F4]" office:value-type="float" office:value="1.09896352739809" calcext:value-type="float">
            <text:p>1.10</text:p>
          </table:table-cell>
          <table:table-cell table:style-name="ce10" table:formula="of:=[.G5]/[.G4]" office:value-type="float" office:value="1.31846679869634" calcext:value-type="float">
            <text:p>1.32</text:p>
          </table:table-cell>
          <table:table-cell table:style-name="ce20" table:formula="of:=[.H5]/[.H4]" office:value-type="float" office:value="1.19984417152127" calcext:value-type="float">
            <text:p>1.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formula="of:=[.B6]/[.B4]" office:value-type="float" office:value="1.51648351648352" calcext:value-type="float">
            <text:p>1.52</text:p>
          </table:table-cell>
          <table:table-cell table:style-name="ce10" table:formula="of:=[.C6]/[.C4]" office:value-type="float" office:value="1.64717948717949" calcext:value-type="float">
            <text:p>1.65</text:p>
          </table:table-cell>
          <table:table-cell table:style-name="ce10" table:formula="of:=[.D6]/[.D4]" office:value-type="float" office:value="1.74784354890238" calcext:value-type="float">
            <text:p>1.75</text:p>
          </table:table-cell>
          <table:table-cell table:style-name="ce10" table:formula="of:=[.E6]/[.E4]" office:value-type="float" office:value="1.24469642257822" calcext:value-type="float">
            <text:p>1.24</text:p>
          </table:table-cell>
          <table:table-cell table:style-name="ce10" table:formula="of:=[.F6]/[.F4]" office:value-type="float" office:value="1.18968148884685" calcext:value-type="float">
            <text:p>1.19</text:p>
          </table:table-cell>
          <table:table-cell table:style-name="ce10" table:formula="of:=[.G6]/[.G4]" office:value-type="float" office:value="1.17212888962016" calcext:value-type="float">
            <text:p>1.17</text:p>
          </table:table-cell>
          <table:table-cell table:style-name="ce20" table:formula="of:=[.H6]/[.H4]" office:value-type="float" office:value="1.1211586537071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formula="of:=[.B7]/[.B4]" office:value-type="float" office:value="1.1043956043956" calcext:value-type="float">
            <text:p>1.10</text:p>
          </table:table-cell>
          <table:table-cell table:style-name="ce10" table:formula="of:=[.C7]/[.C4]" office:value-type="float" office:value="1.83333333333333" calcext:value-type="float">
            <text:p>1.83</text:p>
          </table:table-cell>
          <table:table-cell table:style-name="ce10" table:formula="of:=[.D7]/[.D4]" office:value-type="float" office:value="2.64835014376341" calcext:value-type="float">
            <text:p>2.65</text:p>
          </table:table-cell>
          <table:table-cell table:style-name="ce10" table:formula="of:=[.E7]/[.E4]" office:value-type="float" office:value="2.07853142785852" calcext:value-type="float">
            <text:p>2.08</text:p>
          </table:table-cell>
          <table:table-cell table:style-name="ce10" table:formula="of:=[.F7]/[.F4]" office:value-type="float" office:value="2.31052778463285" calcext:value-type="float">
            <text:p>2.31</text:p>
          </table:table-cell>
          <table:table-cell table:style-name="ce10" table:formula="of:=[.G7]/[.G4]" office:value-type="float" office:value="2.56041206938001" calcext:value-type="float">
            <text:p>2.56</text:p>
          </table:table-cell>
          <table:table-cell table:style-name="ce20" table:formula="of:=[.H7]/[.H4]" office:value-type="float" office:value="2.80353379228111" calcext:value-type="float">
            <text:p>2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formula="of:=[.B8]/[.B4]" office:value-type="float" office:value="1.41758241758242" calcext:value-type="float">
            <text:p>1.42</text:p>
          </table:table-cell>
          <table:table-cell table:style-name="ce10" table:formula="of:=[.C8]/[.C4]" office:value-type="float" office:value="2.84666666666667" calcext:value-type="float">
            <text:p>2.85</text:p>
          </table:table-cell>
          <table:table-cell table:style-name="ce10" table:formula="of:=[.D8]/[.D4]" office:value-type="float" office:value="3.72589110492447" calcext:value-type="float">
            <text:p>3.73</text:p>
          </table:table-cell>
          <table:table-cell table:style-name="ce10" table:formula="of:=[.E8]/[.E4]" office:value-type="float" office:value="2.40695522907343" calcext:value-type="float">
            <text:p>2.41</text:p>
          </table:table-cell>
          <table:table-cell table:style-name="ce10" table:formula="of:=[.F8]/[.F4]" office:value-type="float" office:value="2.48838734047393" calcext:value-type="float">
            <text:p>2.49</text:p>
          </table:table-cell>
          <table:table-cell table:style-name="ce10" table:formula="of:=[.G8]/[.G4]" office:value-type="float" office:value="2.88921901340563" calcext:value-type="float">
            <text:p>2.89</text:p>
          </table:table-cell>
          <table:table-cell table:style-name="ce20" table:formula="of:=[.H8]/[.H4]" office:value-type="float" office:value="2.49710120748846" calcext:value-type="float">
            <text:p>2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formula="of:=[.B9]/[.B4]" office:value-type="float" office:value="1.55494505494506" calcext:value-type="float">
            <text:p>1.55</text:p>
          </table:table-cell>
          <table:table-cell table:style-name="ce10" table:formula="of:=[.C9]/[.C4]" office:value-type="float" office:value="3.07948717948718" calcext:value-type="float">
            <text:p>3.08</text:p>
          </table:table-cell>
          <table:table-cell table:style-name="ce10" table:formula="of:=[.D9]/[.D4]" office:value-type="float" office:value="3.91150563643832" calcext:value-type="float">
            <text:p>3.91</text:p>
          </table:table-cell>
          <table:table-cell table:style-name="ce10" table:formula="of:=[.E9]/[.E4]" office:value-type="float" office:value="2.50053857251049" calcext:value-type="float">
            <text:p>2.50</text:p>
          </table:table-cell>
          <table:table-cell table:style-name="ce10" table:formula="of:=[.F9]/[.F4]" office:value-type="float" office:value="2.62738045830525" calcext:value-type="float">
            <text:p>2.63</text:p>
          </table:table-cell>
          <table:table-cell table:style-name="ce10" table:formula="of:=[.G9]/[.G4]" office:value-type="float" office:value="3.06694008714683" calcext:value-type="float">
            <text:p>3.07</text:p>
          </table:table-cell>
          <table:table-cell table:style-name="ce20" table:formula="of:=[.H9]/[.H4]" office:value-type="float" office:value="2.66726031650336" calcext:value-type="float">
            <text:p>2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formula="of:=[.B10]/[.B4]" office:value-type="float" office:value="2.13186813186813" calcext:value-type="float">
            <text:p>2.13</text:p>
          </table:table-cell>
          <table:table-cell table:style-name="ce10" table:formula="of:=[.C10]/[.C4]" office:value-type="float" office:value="3.25025641025641" calcext:value-type="float">
            <text:p>3.25</text:p>
          </table:table-cell>
          <table:table-cell table:style-name="ce10" table:formula="of:=[.D10]/[.D4]" office:value-type="float" office:value="4.28821140066633" calcext:value-type="float">
            <text:p>4.29</text:p>
          </table:table-cell>
          <table:table-cell table:style-name="ce10" table:formula="of:=[.E10]/[.E4]" office:value-type="float" office:value="2.57469816217622" calcext:value-type="float">
            <text:p>2.57</text:p>
          </table:table-cell>
          <table:table-cell table:style-name="ce10" table:formula="of:=[.F10]/[.F4]" office:value-type="float" office:value="2.64481394479261" calcext:value-type="float">
            <text:p>2.64</text:p>
          </table:table-cell>
          <table:table-cell table:style-name="ce10" table:formula="of:=[.G10]/[.G4]" office:value-type="float" office:value="3.05943248000219" calcext:value-type="float">
            <text:p>3.06</text:p>
          </table:table-cell>
          <table:table-cell table:style-name="ce20" table:formula="of:=[.H10]/[.H4]" office:value-type="float" office:value="2.64366065363581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formula="of:=[.B11]/[.B4]" office:value-type="float" office:value="6.88461538461539" calcext:value-type="float">
            <text:p>6.88</text:p>
          </table:table-cell>
          <table:table-cell table:style-name="ce10" table:formula="of:=[.C11]/[.C4]" office:value-type="float" office:value="8.84" calcext:value-type="float">
            <text:p>8.84</text:p>
          </table:table-cell>
          <table:table-cell table:style-name="ce10" table:formula="of:=[.D11]/[.D4]" office:value-type="float" office:value="15.8036146227922" calcext:value-type="float">
            <text:p>15.80</text:p>
          </table:table-cell>
          <table:table-cell table:style-name="ce10" table:formula="of:=[.E11]/[.E4]" office:value-type="float" office:value="7.88884671681629" calcext:value-type="float">
            <text:p>7.89</text:p>
          </table:table-cell>
          <table:table-cell table:style-name="ce10" table:formula="of:=[.F11]/[.F4]" office:value-type="float" office:value="8.8465482941679" calcext:value-type="float">
            <text:p>8.85</text:p>
          </table:table-cell>
          <table:table-cell table:style-name="ce10" table:formula="of:=[.G11]/[.G4]" office:value-type="float" office:value="11.0038139733659" calcext:value-type="float">
            <text:p>11.00</text:p>
          </table:table-cell>
          <table:table-cell table:style-name="ce20" table:formula="of:=[.H11]/[.H4]" office:value-type="float" office:value="9.32969614456246" calcext:value-type="float">
            <text:p>9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formula="of:=[.B12]/[.B4]" office:value-type="float" office:value="2.2967032967033" calcext:value-type="float">
            <text:p>2.30</text:p>
          </table:table-cell>
          <table:table-cell table:style-name="ce10" table:formula="of:=[.C12]/[.C4]" office:value-type="float" office:value="3.64923076923077" calcext:value-type="float">
            <text:p>3.65</text:p>
          </table:table-cell>
          <table:table-cell table:style-name="ce10" table:formula="of:=[.D12]/[.D4]" office:value-type="float" office:value="8.14207475697138" calcext:value-type="float">
            <text:p>8.14</text:p>
          </table:table-cell>
          <table:table-cell table:style-name="ce10" table:formula="of:=[.E12]/[.E4]" office:value-type="float" office:value="4.58795776466929" calcext:value-type="float">
            <text:p>4.59</text:p>
          </table:table-cell>
          <table:table-cell table:style-name="ce10" table:formula="of:=[.F12]/[.F4]" office:value-type="float" office:value="4.72766950674733" calcext:value-type="float">
            <text:p>4.73</text:p>
          </table:table-cell>
          <table:table-cell table:style-name="ce10" table:formula="of:=[.G12]/[.G4]" office:value-type="float" office:value="5.07671377466455" calcext:value-type="float">
            <text:p>5.08</text:p>
          </table:table-cell>
          <table:table-cell table:style-name="ce20" table:formula="of:=[.H12]/[.H4]" office:value-type="float" office:value="4.15795319644238" calcext:value-type="float">
            <text:p>4.1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formula="of:=[.B13]/[.B4]" office:value-type="float" office:value="5.34615384615385" calcext:value-type="float">
            <text:p>5.35</text:p>
          </table:table-cell>
          <table:table-cell table:style-name="ce11" table:formula="of:=[.C13]/[.C4]" office:value-type="float" office:value="5.01794871794872" calcext:value-type="float">
            <text:p>5.02</text:p>
          </table:table-cell>
          <table:table-cell table:style-name="ce11" table:formula="of:=[.D13]/[.D4]" office:value-type="float" office:value="8.9253343069691" calcext:value-type="float">
            <text:p>8.93</text:p>
          </table:table-cell>
          <table:table-cell table:style-name="ce11" table:formula="of:=[.E13]/[.E4]" office:value-type="float" office:value="4.89828798956944" calcext:value-type="float">
            <text:p>4.90</text:p>
          </table:table-cell>
          <table:table-cell table:style-name="ce11" table:formula="of:=[.F13]/[.F4]" office:value-type="float" office:value="5.63487319759454" calcext:value-type="float">
            <text:p>5.63</text:p>
          </table:table-cell>
          <table:table-cell table:style-name="ce11" table:formula="of:=[.G13]/[.G4]" office:value-type="float" office:value="8.15411613591137" calcext:value-type="float">
            <text:p>8.15</text:p>
          </table:table-cell>
          <table:table-cell table:style-name="ce21" table:formula="of:=[.H13]/[.H4]" office:value-type="float" office:value="7.1541969091518" calcext:value-type="float">
            <text:p>7.1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/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9595" calcext:value-type="float">
            <text:p>9595</text:p>
          </table:table-cell>
          <table:table-cell table:style-name="ce6" office:value-type="float" office:value="105713" calcext:value-type="float">
            <text:p>105713</text:p>
          </table:table-cell>
          <table:table-cell table:style-name="ce6" office:value-type="float" office:value="1670857" calcext:value-type="float">
            <text:p>1670857</text:p>
          </table:table-cell>
          <table:table-cell table:style-name="ce6" office:value-type="float" office:value="20778413" calcext:value-type="float">
            <text:p>20778413</text:p>
          </table:table-cell>
          <table:table-cell table:style-name="ce16" office:value-type="float" office:value="301806700" calcext:value-type="float">
            <text:p>301806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11675" calcext:value-type="float">
            <text:p>11675</text:p>
          </table:table-cell>
          <table:table-cell office:value-type="float" office:value="125387" calcext:value-type="float">
            <text:p>125387</text:p>
          </table:table-cell>
          <table:table-cell office:value-type="float" office:value="1898562" calcext:value-type="float">
            <text:p>1898562</text:p>
          </table:table-cell>
          <table:table-cell office:value-type="float" office:value="29758964" calcext:value-type="float">
            <text:p>29758964</text:p>
          </table:table-cell>
          <table:table-cell office:value-type="float" office:value="390179426" calcext:value-type="float">
            <text:p>390179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26676" calcext:value-type="float">
            <text:p>26676</text:p>
          </table:table-cell>
          <table:table-cell office:value-type="float" office:value="284588" calcext:value-type="float">
            <text:p>284588</text:p>
          </table:table-cell>
          <table:table-cell office:value-type="float" office:value="3339808" calcext:value-type="float">
            <text:p>3339808</text:p>
          </table:table-cell>
          <table:table-cell office:value-type="float" office:value="38326527" calcext:value-type="float">
            <text:p>38326527</text:p>
          </table:table-cell>
          <table:table-cell office:value-type="float" office:value="477082437" calcext:value-type="float">
            <text:p>477082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/>
          <table:table-cell office:value-type="float" office:value="3344" calcext:value-type="float">
            <text:p>3344</text:p>
          </table:table-cell>
          <table:table-cell office:value-type="float" office:value="49251" calcext:value-type="float">
            <text:p>49251</text:p>
          </table:table-cell>
          <table:table-cell office:value-type="float" office:value="1100146" calcext:value-type="float">
            <text:p>1100146</text:p>
          </table:table-cell>
          <table:table-cell office:value-type="float" office:value="13610730" calcext:value-type="float">
            <text:p>13610730</text:p>
          </table:table-cell>
          <table:table-cell office:value-type="float" office:value="166237283" calcext:value-type="float">
            <text:p>166237283</text:p>
          </table:table-cell>
          <table:table-cell office:value-type="float" office:value="2337528479" calcext:value-type="float">
            <text:p>2337528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20202" calcext:value-type="float">
            <text:p>20202</text:p>
          </table:table-cell>
          <table:table-cell office:value-type="float" office:value="256687" calcext:value-type="float">
            <text:p>256687</text:p>
          </table:table-cell>
          <table:table-cell office:value-type="float" office:value="3257354" calcext:value-type="float">
            <text:p>3257354</text:p>
          </table:table-cell>
          <table:table-cell office:value-type="float" office:value="49478330" calcext:value-type="float">
            <text:p>49478330</text:p>
          </table:table-cell>
          <table:table-cell office:value-type="float" office:value="629361116" calcext:value-type="float">
            <text:p>629361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22444" calcext:value-type="float">
            <text:p>22444</text:p>
          </table:table-cell>
          <table:table-cell office:value-type="float" office:value="286811" calcext:value-type="float">
            <text:p>286811</text:p>
          </table:table-cell>
          <table:table-cell office:value-type="float" office:value="3652243" calcext:value-type="float">
            <text:p>3652243</text:p>
          </table:table-cell>
          <table:table-cell office:value-type="float" office:value="56569101" calcext:value-type="float">
            <text:p>56569101</text:p>
          </table:table-cell>
          <table:table-cell office:value-type="float" office:value="704316223" calcext:value-type="float">
            <text:p>704316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/>
          <table:table-cell office:value-type="float" office:value="3377" calcext:value-type="float">
            <text:p>3377</text:p>
          </table:table-cell>
          <table:table-cell office:value-type="float" office:value="40774" calcext:value-type="float">
            <text:p>40774</text:p>
          </table:table-cell>
          <table:table-cell office:value-type="float" office:value="466271" calcext:value-type="float">
            <text:p>466271</text:p>
          </table:table-cell>
          <table:table-cell office:value-type="float" office:value="5311689" calcext:value-type="float">
            <text:p>5311689</text:p>
          </table:table-cell>
          <table:table-cell office:value-type="float" office:value="70551504" calcext:value-type="float">
            <text:p>70551504</text:p>
          </table:table-cell>
          <table:table-cell office:value-type="float" office:value="869707254" calcext:value-type="float">
            <text:p>869707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/>
          <table:table-cell office:value-type="float" office:value="8304" calcext:value-type="float">
            <text:p>8304</text:p>
          </table:table-cell>
          <table:table-cell office:value-type="float" office:value="165817" calcext:value-type="float">
            <text:p>165817</text:p>
          </table:table-cell>
          <table:table-cell office:value-type="float" office:value="2227536" calcext:value-type="float">
            <text:p>2227536</text:p>
          </table:table-cell>
          <table:table-cell office:value-type="float" office:value="28984779" calcext:value-type="float">
            <text:p>28984779</text:p>
          </table:table-cell>
          <table:table-cell office:value-type="float" office:value="523882346" calcext:value-type="float">
            <text:p>523882346</text:p>
          </table:table-cell>
          <table:table-cell office:value-type="float" office:value="6269397095" calcext:value-type="float">
            <text:p>6269397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/>
          <table:table-cell office:value-type="float" office:value="5936" calcext:value-type="float">
            <text:p>5936</text:p>
          </table:table-cell>
          <table:table-cell office:value-type="float" office:value="105998" calcext:value-type="float">
            <text:p>105998</text:p>
          </table:table-cell>
          <table:table-cell office:value-type="float" office:value="1849750" calcext:value-type="float">
            <text:p>1849750</text:p>
          </table:table-cell>
          <table:table-cell office:value-type="float" office:value="22555647" calcext:value-type="float">
            <text:p>22555647</text:p>
          </table:table-cell>
          <table:table-cell office:value-type="float" office:value="312145231" calcext:value-type="float">
            <text:p>312145231</text:p>
          </table:table-cell>
          <table:table-cell office:value-type="float" office:value="3628320566" calcext:value-type="float">
            <text:p>362832056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/>
          <table:table-cell table:style-name="ce8" office:value-type="float" office:value="7917" calcext:value-type="float">
            <text:p>7917</text:p>
          </table:table-cell>
          <table:table-cell table:style-name="ce8" office:value-type="float" office:value="159806" calcext:value-type="float">
            <text:p>159806</text:p>
          </table:table-cell>
          <table:table-cell table:style-name="ce8" office:value-type="float" office:value="2121161" calcext:value-type="float">
            <text:p>2121161</text:p>
          </table:table-cell>
          <table:table-cell table:style-name="ce8" office:value-type="float" office:value="27041475" calcext:value-type="float">
            <text:p>27041475</text:p>
          </table:table-cell>
          <table:table-cell table:style-name="ce8" office:value-type="float" office:value="502896329" calcext:value-type="float">
            <text:p>502896329</text:p>
          </table:table-cell>
          <table:table-cell table:style-name="ce18" office:value-type="float" office:value="5897832663" calcext:value-type="float">
            <text:p>5897832663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/>
          <table:table-cell table:style-name="ce9" table:formula="of:=[.C32]/[.C32]" office:value-type="float" office:value="1" calcext:value-type="float">
            <text:p>1.00</text:p>
          </table:table-cell>
          <table:table-cell table:style-name="ce9" table:formula="of:=[.D32]/[.D32]" office:value-type="float" office:value="1" calcext:value-type="float">
            <text:p>1.00</text:p>
          </table:table-cell>
          <table:table-cell table:style-name="ce9" table:formula="of:=[.E32]/[.E32]" office:value-type="float" office:value="1" calcext:value-type="float">
            <text:p>1.00</text:p>
          </table:table-cell>
          <table:table-cell table:style-name="ce9" table:formula="of:=[.F32]/[.F32]" office:value-type="float" office:value="1" calcext:value-type="float">
            <text:p>1.00</text:p>
          </table:table-cell>
          <table:table-cell table:style-name="ce9" table:formula="of:=[.G32]/[.G32]" office:value-type="float" office:value="1" calcext:value-type="float">
            <text:p>1.00</text:p>
          </table:table-cell>
          <table:table-cell table:style-name="ce19" table:formula="of:=[.H32]/[.H32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/>
          <table:table-cell table:style-name="ce10" table:formula="of:=[.C33]/[.C32]" office:value-type="float" office:value="1.08854166666667" calcext:value-type="float">
            <text:p>1.09</text:p>
          </table:table-cell>
          <table:table-cell table:style-name="ce10" table:formula="of:=[.D33]/[.D32]" office:value-type="float" office:value="1.21677957269411" calcext:value-type="float">
            <text:p>1.22</text:p>
          </table:table-cell>
          <table:table-cell table:style-name="ce10" table:formula="of:=[.E33]/[.E32]" office:value-type="float" office:value="1.18610766887705" calcext:value-type="float">
            <text:p>1.19</text:p>
          </table:table-cell>
          <table:table-cell table:style-name="ce10" table:formula="of:=[.F33]/[.F32]" office:value-type="float" office:value="1.13628036390906" calcext:value-type="float">
            <text:p>1.14</text:p>
          </table:table-cell>
          <table:table-cell table:style-name="ce10" table:formula="of:=[.G33]/[.G32]" office:value-type="float" office:value="1.43220581860607" calcext:value-type="float">
            <text:p>1.43</text:p>
          </table:table-cell>
          <table:table-cell table:style-name="ce20" table:formula="of:=[.H33]/[.H32]" office:value-type="float" office:value="1.29281233981883" calcext:value-type="float">
            <text:p>1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/>
          <table:table-cell table:style-name="ce10" table:formula="of:=[.C34]/[.C32]" office:value-type="float" office:value="2.6" calcext:value-type="float">
            <text:p>2.60</text:p>
          </table:table-cell>
          <table:table-cell table:style-name="ce10" table:formula="of:=[.D34]/[.D32]" office:value-type="float" office:value="2.78019801980198" calcext:value-type="float">
            <text:p>2.78</text:p>
          </table:table-cell>
          <table:table-cell table:style-name="ce10" table:formula="of:=[.E34]/[.E32]" office:value-type="float" office:value="2.69208139017907" calcext:value-type="float">
            <text:p>2.69</text:p>
          </table:table-cell>
          <table:table-cell table:style-name="ce10" table:formula="of:=[.F34]/[.F32]" office:value-type="float" office:value="1.99885926802832" calcext:value-type="float">
            <text:p>2.00</text:p>
          </table:table-cell>
          <table:table-cell table:style-name="ce10" table:formula="of:=[.G34]/[.G32]" office:value-type="float" office:value="1.84453581705205" calcext:value-type="float">
            <text:p>1.84</text:p>
          </table:table-cell>
          <table:table-cell table:style-name="ce20" table:formula="of:=[.H34]/[.H32]" office:value-type="float" office:value="1.58075495673224" calcext:value-type="float">
            <text:p>1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/>
          <table:table-cell table:style-name="ce10" table:formula="of:=[.C35]/[.C32]" office:value-type="float" office:value="3.48333333333333" calcext:value-type="float">
            <text:p>3.48</text:p>
          </table:table-cell>
          <table:table-cell table:style-name="ce10" table:formula="of:=[.D35]/[.D32]" office:value-type="float" office:value="5.13298593017197" calcext:value-type="float">
            <text:p>5.13</text:p>
          </table:table-cell>
          <table:table-cell table:style-name="ce10" table:formula="of:=[.E35]/[.E32]" office:value-type="float" office:value="10.4069130570507" calcext:value-type="float">
            <text:p>10.41</text:p>
          </table:table-cell>
          <table:table-cell table:style-name="ce10" table:formula="of:=[.F35]/[.F32]" office:value-type="float" office:value="8.14595743381989" calcext:value-type="float">
            <text:p>8.15</text:p>
          </table:table-cell>
          <table:table-cell table:style-name="ce10" table:formula="of:=[.G35]/[.G32]" office:value-type="float" office:value="8.00048025804473" calcext:value-type="float">
            <text:p>8.00</text:p>
          </table:table-cell>
          <table:table-cell table:style-name="ce20" table:formula="of:=[.H35]/[.H32]" office:value-type="float" office:value="7.7451179148773" calcext:value-type="float">
            <text:p>7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/>
          <table:table-cell table:style-name="ce10" table:formula="of:=[.C36]/[.C32]" office:value-type="float" office:value="1.246875" calcext:value-type="float">
            <text:p>1.25</text:p>
          </table:table-cell>
          <table:table-cell table:style-name="ce10" table:formula="of:=[.D36]/[.D32]" office:value-type="float" office:value="2.10547159979156" calcext:value-type="float">
            <text:p>2.11</text:p>
          </table:table-cell>
          <table:table-cell table:style-name="ce10" table:formula="of:=[.E36]/[.E32]" office:value-type="float" office:value="2.42814980182191" calcext:value-type="float">
            <text:p>2.43</text:p>
          </table:table-cell>
          <table:table-cell table:style-name="ce10" table:formula="of:=[.F36]/[.F32]" office:value-type="float" office:value="1.94951093959567" calcext:value-type="float">
            <text:p>1.95</text:p>
          </table:table-cell>
          <table:table-cell table:style-name="ce10" table:formula="of:=[.G36]/[.G32]" office:value-type="float" office:value="2.38123720035789" calcext:value-type="float">
            <text:p>2.38</text:p>
          </table:table-cell>
          <table:table-cell table:style-name="ce20" table:formula="of:=[.H36]/[.H32]" office:value-type="float" office:value="2.08531194304169" calcext:value-type="float">
            <text:p>2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/>
          <table:table-cell table:style-name="ce10" table:formula="of:=[.C37]/[.C32]" office:value-type="float" office:value="1.48229166666667" calcext:value-type="float">
            <text:p>1.48</text:p>
          </table:table-cell>
          <table:table-cell table:style-name="ce10" table:formula="of:=[.D37]/[.D32]" office:value-type="float" office:value="2.33913496612819" calcext:value-type="float">
            <text:p>2.34</text:p>
          </table:table-cell>
          <table:table-cell table:style-name="ce10" table:formula="of:=[.E37]/[.E32]" office:value-type="float" office:value="2.71311002431111" calcext:value-type="float">
            <text:p>2.71</text:p>
          </table:table-cell>
          <table:table-cell table:style-name="ce10" table:formula="of:=[.F37]/[.F32]" office:value-type="float" office:value="2.1858501355891" calcext:value-type="float">
            <text:p>2.19</text:p>
          </table:table-cell>
          <table:table-cell table:style-name="ce10" table:formula="of:=[.G37]/[.G32]" office:value-type="float" office:value="2.72249382087073" calcext:value-type="float">
            <text:p>2.72</text:p>
          </table:table-cell>
          <table:table-cell table:style-name="ce20" table:formula="of:=[.H37]/[.H32]" office:value-type="float" office:value="2.33366662502854" calcext:value-type="float">
            <text:p>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/>
          <table:table-cell table:style-name="ce10" table:formula="of:=[.C38]/[.C32]" office:value-type="float" office:value="3.51770833333333" calcext:value-type="float">
            <text:p>3.52</text:p>
          </table:table-cell>
          <table:table-cell table:style-name="ce10" table:formula="of:=[.D38]/[.D32]" office:value-type="float" office:value="4.24950495049505" calcext:value-type="float">
            <text:p>4.25</text:p>
          </table:table-cell>
          <table:table-cell table:style-name="ce10" table:formula="of:=[.E38]/[.E32]" office:value-type="float" office:value="4.41072526557755" calcext:value-type="float">
            <text:p>4.41</text:p>
          </table:table-cell>
          <table:table-cell table:style-name="ce10" table:formula="of:=[.F38]/[.F32]" office:value-type="float" office:value="3.17902070614062" calcext:value-type="float">
            <text:p>3.18</text:p>
          </table:table-cell>
          <table:table-cell table:style-name="ce10" table:formula="of:=[.G38]/[.G32]" office:value-type="float" office:value="3.39542312495184" calcext:value-type="float">
            <text:p>3.40</text:p>
          </table:table-cell>
          <table:table-cell table:style-name="ce20" table:formula="of:=[.H38]/[.H32]" office:value-type="float" office:value="2.88166980388441" calcext:value-type="float">
            <text:p>2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/>
          <table:table-cell table:style-name="ce10" table:formula="of:=[.C39]/[.C32]" office:value-type="float" office:value="8.65" calcext:value-type="float">
            <text:p>8.65</text:p>
          </table:table-cell>
          <table:table-cell table:style-name="ce10" table:formula="of:=[.D39]/[.D32]" office:value-type="float" office:value="17.2816050026055" calcext:value-type="float">
            <text:p>17.28</text:p>
          </table:table-cell>
          <table:table-cell table:style-name="ce10" table:formula="of:=[.E39]/[.E32]" office:value-type="float" office:value="21.0715427620066" calcext:value-type="float">
            <text:p>21.07</text:p>
          </table:table-cell>
          <table:table-cell table:style-name="ce10" table:formula="of:=[.F39]/[.F32]" office:value-type="float" office:value="17.3472529366666" calcext:value-type="float">
            <text:p>17.35</text:p>
          </table:table-cell>
          <table:table-cell table:style-name="ce10" table:formula="of:=[.G39]/[.G32]" office:value-type="float" office:value="25.2128180337931" calcext:value-type="float">
            <text:p>25.21</text:p>
          </table:table-cell>
          <table:table-cell table:style-name="ce20" table:formula="of:=[.H39]/[.H32]" office:value-type="float" office:value="20.7728890544842" calcext:value-type="float">
            <text:p>20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/>
          <table:table-cell table:style-name="ce10" table:formula="of:=[.C40]/[.C32]" office:value-type="float" office:value="6.18333333333333" calcext:value-type="float">
            <text:p>6.18</text:p>
          </table:table-cell>
          <table:table-cell table:style-name="ce10" table:formula="of:=[.D40]/[.D32]" office:value-type="float" office:value="11.04721208963" calcext:value-type="float">
            <text:p>11.05</text:p>
          </table:table-cell>
          <table:table-cell table:style-name="ce10" table:formula="of:=[.E40]/[.E32]" office:value-type="float" office:value="17.4978479467994" calcext:value-type="float">
            <text:p>17.50</text:p>
          </table:table-cell>
          <table:table-cell table:style-name="ce10" table:formula="of:=[.F40]/[.F32]" office:value-type="float" office:value="13.4994478881197" calcext:value-type="float">
            <text:p>13.50</text:p>
          </table:table-cell>
          <table:table-cell table:style-name="ce10" table:formula="of:=[.G40]/[.G32]" office:value-type="float" office:value="15.0225732350204" calcext:value-type="float">
            <text:p>15.02</text:p>
          </table:table-cell>
          <table:table-cell table:style-name="ce20" table:formula="of:=[.H40]/[.H32]" office:value-type="float" office:value="12.0220013869805" calcext:value-type="float">
            <text:p>12.0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/>
          <table:table-cell table:style-name="ce11" table:formula="of:=[.C41]/[.C32]" office:value-type="float" office:value="8.246875" calcext:value-type="float">
            <text:p>8.25</text:p>
          </table:table-cell>
          <table:table-cell table:style-name="ce11" table:formula="of:=[.D41]/[.D32]" office:value-type="float" office:value="16.6551328817092" calcext:value-type="float">
            <text:p>16.66</text:p>
          </table:table-cell>
          <table:table-cell table:style-name="ce11" table:formula="of:=[.E41]/[.E32]" office:value-type="float" office:value="20.065280523682" calcext:value-type="float">
            <text:p>20.07</text:p>
          </table:table-cell>
          <table:table-cell table:style-name="ce11" table:formula="of:=[.F41]/[.F32]" office:value-type="float" office:value="16.1841946976911" calcext:value-type="float">
            <text:p>16.18</text:p>
          </table:table-cell>
          <table:table-cell table:style-name="ce11" table:formula="of:=[.G41]/[.G32]" office:value-type="float" office:value="24.2028267028863" calcext:value-type="float">
            <text:p>24.20</text:p>
          </table:table-cell>
          <table:table-cell table:style-name="ce21" table:formula="of:=[.H41]/[.H32]" office:value-type="float" office:value="19.5417552459902" calcext:value-type="float">
            <text:p>19.54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 table:style-name="ce6" office:value-type="float" office:value="8094" calcext:value-type="float">
            <text:p>8094</text:p>
          </table:table-cell>
          <table:table-cell table:style-name="ce6" office:value-type="float" office:value="84644" calcext:value-type="float">
            <text:p>84644</text:p>
          </table:table-cell>
          <table:table-cell table:style-name="ce6" office:value-type="float" office:value="918213" calcext:value-type="float">
            <text:p>918213</text:p>
          </table:table-cell>
          <table:table-cell table:style-name="ce6" office:value-type="float" office:value="11510402" calcext:value-type="float">
            <text:p>11510402</text:p>
          </table:table-cell>
          <table:table-cell table:style-name="ce16" office:value-type="float" office:value="149799855" calcext:value-type="float">
            <text:p>14979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0223" calcext:value-type="float">
            <text:p>10223</text:p>
          </table:table-cell>
          <table:table-cell office:value-type="float" office:value="102848" calcext:value-type="float">
            <text:p>102848</text:p>
          </table:table-cell>
          <table:table-cell office:value-type="float" office:value="1103479" calcext:value-type="float">
            <text:p>1103479</text:p>
          </table:table-cell>
          <table:table-cell office:value-type="float" office:value="16829202" calcext:value-type="float">
            <text:p>16829202</text:p>
          </table:table-cell>
          <table:table-cell office:value-type="float" office:value="194623040" calcext:value-type="float">
            <text:p>194623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number-columns-repeated="2"/>
          <table:table-cell office:value-type="float" office:value="24725" calcext:value-type="float">
            <text:p>24725</text:p>
          </table:table-cell>
          <table:table-cell office:value-type="float" office:value="257517" calcext:value-type="float">
            <text:p>257517</text:p>
          </table:table-cell>
          <table:table-cell office:value-type="float" office:value="2617840" calcext:value-type="float">
            <text:p>2617840</text:p>
          </table:table-cell>
          <table:table-cell office:value-type="float" office:value="28820445" calcext:value-type="float">
            <text:p>28820445</text:p>
          </table:table-cell>
          <table:table-cell office:value-type="float" office:value="312245256" calcext:value-type="float">
            <text:p>312245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number-columns-repeated="2"/>
          <table:table-cell office:value-type="float" office:value="114525" calcext:value-type="float">
            <text:p>114525</text:p>
          </table:table-cell>
          <table:table-cell office:value-type="float" office:value="1431984" calcext:value-type="float">
            <text:p>1431984</text:p>
          </table:table-cell>
          <table:table-cell office:value-type="float" office:value="16648185" calcext:value-type="float">
            <text:p>16648185</text:p>
          </table:table-cell>
          <table:table-cell office:value-type="float" office:value="187704021" calcext:value-type="float">
            <text:p>187704021</text:p>
          </table:table-cell>
          <table:table-cell office:value-type="float" office:value="2540624855" calcext:value-type="float">
            <text:p>2540624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number-columns-repeated="2"/>
          <table:table-cell office:value-type="float" office:value="11037" calcext:value-type="float">
            <text:p>11037</text:p>
          </table:table-cell>
          <table:table-cell office:value-type="float" office:value="140050" calcext:value-type="float">
            <text:p>140050</text:p>
          </table:table-cell>
          <table:table-cell office:value-type="float" office:value="1416873" calcext:value-type="float">
            <text:p>1416873</text:p>
          </table:table-cell>
          <table:table-cell office:value-type="float" office:value="21846337" calcext:value-type="float">
            <text:p>21846337</text:p>
          </table:table-cell>
          <table:table-cell office:value-type="float" office:value="251003167" calcext:value-type="float">
            <text:p>251003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number-columns-repeated="2"/>
          <table:table-cell office:value-type="float" office:value="15375" calcext:value-type="float">
            <text:p>15375</text:p>
          </table:table-cell>
          <table:table-cell office:value-type="float" office:value="176382" calcext:value-type="float">
            <text:p>176382</text:p>
          </table:table-cell>
          <table:table-cell office:value-type="float" office:value="1877796" calcext:value-type="float">
            <text:p>1877796</text:p>
          </table:table-cell>
          <table:table-cell office:value-type="float" office:value="28351795" calcext:value-type="float">
            <text:p>28351795</text:p>
          </table:table-cell>
          <table:table-cell office:value-type="float" office:value="320006448" calcext:value-type="float">
            <text:p>320006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number-columns-repeated="2"/>
          <table:table-cell office:value-type="float" office:value="34249" calcext:value-type="float">
            <text:p>34249</text:p>
          </table:table-cell>
          <table:table-cell office:value-type="float" office:value="366453" calcext:value-type="float">
            <text:p>366453</text:p>
          </table:table-cell>
          <table:table-cell office:value-type="float" office:value="3780697" calcext:value-type="float">
            <text:p>3780697</text:p>
          </table:table-cell>
          <table:table-cell office:value-type="float" office:value="44467273" calcext:value-type="float">
            <text:p>44467273</text:p>
          </table:table-cell>
          <table:table-cell office:value-type="float" office:value="494814479" calcext:value-type="float">
            <text:p>494814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number-columns-repeated="2"/>
          <table:table-cell office:value-type="float" office:value="146378" calcext:value-type="float">
            <text:p>146378</text:p>
          </table:table-cell>
          <table:table-cell office:value-type="float" office:value="1958649" calcext:value-type="float">
            <text:p>1958649</text:p>
          </table:table-cell>
          <table:table-cell office:value-type="float" office:value="25321509" calcext:value-type="float">
            <text:p>25321509</text:p>
          </table:table-cell>
          <table:table-cell office:value-type="float" office:value="465178050" calcext:value-type="float">
            <text:p>465178050</text:p>
          </table:table-cell>
          <table:table-cell office:value-type="float" office:value="5279317251" calcext:value-type="float">
            <text:p>5279317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number-columns-repeated="2"/>
          <table:table-cell office:value-type="float" office:value="69235" calcext:value-type="float">
            <text:p>69235</text:p>
          </table:table-cell>
          <table:table-cell office:value-type="float" office:value="1409055" calcext:value-type="float">
            <text:p>1409055</text:p>
          </table:table-cell>
          <table:table-cell office:value-type="float" office:value="17694065" calcext:value-type="float">
            <text:p>17694065</text:p>
          </table:table-cell>
          <table:table-cell office:value-type="float" office:value="260890573" calcext:value-type="float">
            <text:p>260890573</text:p>
          </table:table-cell>
          <table:table-cell office:value-type="float" office:value="3137227812" calcext:value-type="float">
            <text:p>31372278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table:number-columns-repeated="2"/>
          <table:table-cell table:style-name="ce8" office:value-type="float" office:value="161092" calcext:value-type="float">
            <text:p>161092</text:p>
          </table:table-cell>
          <table:table-cell table:style-name="ce8" office:value-type="float" office:value="2012975" calcext:value-type="float">
            <text:p>2012975</text:p>
          </table:table-cell>
          <table:table-cell table:style-name="ce8" office:value-type="float" office:value="25028371" calcext:value-type="float">
            <text:p>25028371</text:p>
          </table:table-cell>
          <table:table-cell table:style-name="ce8" office:value-type="float" office:value="460590167" calcext:value-type="float">
            <text:p>460590167</text:p>
          </table:table-cell>
          <table:table-cell table:style-name="ce18" office:value-type="float" office:value="5203204374" calcext:value-type="float">
            <text:p>5203204374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number-columns-repeated="2"/>
          <table:table-cell table:style-name="ce9" table:formula="of:=[.D60]/[.D60]" office:value-type="float" office:value="1" calcext:value-type="float">
            <text:p>1.00</text:p>
          </table:table-cell>
          <table:table-cell table:style-name="ce9" table:formula="of:=[.E60]/[.E60]" office:value-type="float" office:value="1" calcext:value-type="float">
            <text:p>1.00</text:p>
          </table:table-cell>
          <table:table-cell table:style-name="ce9" table:formula="of:=[.F60]/[.F60]" office:value-type="float" office:value="1" calcext:value-type="float">
            <text:p>1.00</text:p>
          </table:table-cell>
          <table:table-cell table:style-name="ce9" table:formula="of:=[.G60]/[.G60]" office:value-type="float" office:value="1" calcext:value-type="float">
            <text:p>1.00</text:p>
          </table:table-cell>
          <table:table-cell table:style-name="ce19" table:formula="of:=[.H60]/[.H60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number-columns-repeated="2"/>
          <table:table-cell table:style-name="ce10" table:formula="of:=[.D61]/[.D60]" office:value-type="float" office:value="1.26303434642945" calcext:value-type="float">
            <text:p>1.26</text:p>
          </table:table-cell>
          <table:table-cell table:style-name="ce10" table:formula="of:=[.E61]/[.E60]" office:value-type="float" office:value="1.21506545059307" calcext:value-type="float">
            <text:p>1.22</text:p>
          </table:table-cell>
          <table:table-cell table:style-name="ce10" table:formula="of:=[.F61]/[.F60]" office:value-type="float" office:value="1.20176799936398" calcext:value-type="float">
            <text:p>1.20</text:p>
          </table:table-cell>
          <table:table-cell table:style-name="ce10" table:formula="of:=[.G61]/[.G60]" office:value-type="float" office:value="1.46208638064943" calcext:value-type="float">
            <text:p>1.46</text:p>
          </table:table-cell>
          <table:table-cell table:style-name="ce20" table:formula="of:=[.H61]/[.H60]" office:value-type="float" office:value="1.2992204832241" calcext:value-type="float">
            <text:p>1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number-columns-repeated="2"/>
          <table:table-cell table:style-name="ce10" table:formula="of:=[.D62]/[.D60]" office:value-type="float" office:value="3.05473190017297" calcext:value-type="float">
            <text:p>3.05</text:p>
          </table:table-cell>
          <table:table-cell table:style-name="ce10" table:formula="of:=[.E62]/[.E60]" office:value-type="float" office:value="3.0423538585133" calcext:value-type="float">
            <text:p>3.04</text:p>
          </table:table-cell>
          <table:table-cell table:style-name="ce10" table:formula="of:=[.F62]/[.F60]" office:value-type="float" office:value="2.85101604965297" calcext:value-type="float">
            <text:p>2.85</text:p>
          </table:table-cell>
          <table:table-cell table:style-name="ce10" table:formula="of:=[.G62]/[.G60]" office:value-type="float" office:value="2.50386085559827" calcext:value-type="float">
            <text:p>2.50</text:p>
          </table:table-cell>
          <table:table-cell table:style-name="ce20" table:formula="of:=[.H62]/[.H60]" office:value-type="float" office:value="2.08441627663792" calcext:value-type="float">
            <text:p>2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number-columns-repeated="2"/>
          <table:table-cell table:style-name="ce10" table:formula="of:=[.D63]/[.D60]" office:value-type="float" office:value="14.1493699036323" calcext:value-type="float">
            <text:p>14.15</text:p>
          </table:table-cell>
          <table:table-cell table:style-name="ce10" table:formula="of:=[.E63]/[.E60]" office:value-type="float" office:value="16.9177260053873" calcext:value-type="float">
            <text:p>16.92</text:p>
          </table:table-cell>
          <table:table-cell table:style-name="ce10" table:formula="of:=[.F63]/[.F60]" office:value-type="float" office:value="18.1310708953151" calcext:value-type="float">
            <text:p>18.13</text:p>
          </table:table-cell>
          <table:table-cell table:style-name="ce10" table:formula="of:=[.G63]/[.G60]" office:value-type="float" office:value="16.3073384404819" calcext:value-type="float">
            <text:p>16.31</text:p>
          </table:table-cell>
          <table:table-cell table:style-name="ce20" table:formula="of:=[.H63]/[.H60]" office:value-type="float" office:value="16.9601289333691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number-columns-repeated="2"/>
          <table:table-cell table:style-name="ce10" table:formula="of:=[.D64]/[.D60]" office:value-type="float" office:value="1.36360266864344" calcext:value-type="float">
            <text:p>1.36</text:p>
          </table:table-cell>
          <table:table-cell table:style-name="ce10" table:formula="of:=[.E64]/[.E60]" office:value-type="float" office:value="1.65457681584046" calcext:value-type="float">
            <text:p>1.65</text:p>
          </table:table-cell>
          <table:table-cell table:style-name="ce10" table:formula="of:=[.F64]/[.F60]" office:value-type="float" office:value="1.54307660640832" calcext:value-type="float">
            <text:p>1.54</text:p>
          </table:table-cell>
          <table:table-cell table:style-name="ce10" table:formula="of:=[.G64]/[.G60]" office:value-type="float" office:value="1.89796472790438" calcext:value-type="float">
            <text:p>1.90</text:p>
          </table:table-cell>
          <table:table-cell table:style-name="ce20" table:formula="of:=[.H64]/[.H60]" office:value-type="float" office:value="1.67559018665272" calcext:value-type="float">
            <text:p>1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number-columns-repeated="2"/>
          <table:table-cell table:style-name="ce10" table:formula="of:=[.D65]/[.D60]" office:value-type="float" office:value="1.8995552260934" calcext:value-type="float">
            <text:p>1.90</text:p>
          </table:table-cell>
          <table:table-cell table:style-name="ce10" table:formula="of:=[.E65]/[.E60]" office:value-type="float" office:value="2.0838098388545" calcext:value-type="float">
            <text:p>2.08</text:p>
          </table:table-cell>
          <table:table-cell table:style-name="ce10" table:formula="of:=[.F65]/[.F60]" office:value-type="float" office:value="2.04505490556113" calcext:value-type="float">
            <text:p>2.05</text:p>
          </table:table-cell>
          <table:table-cell table:style-name="ce10" table:formula="of:=[.G65]/[.G60]" office:value-type="float" office:value="2.46314550960079" calcext:value-type="float">
            <text:p>2.46</text:p>
          </table:table-cell>
          <table:table-cell table:style-name="ce20" table:formula="of:=[.H65]/[.H60]" office:value-type="float" office:value="2.13622668726882" calcext:value-type="float">
            <text:p>2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number-columns-repeated="2"/>
          <table:table-cell table:style-name="ce10" table:formula="of:=[.D66]/[.D60]" office:value-type="float" office:value="4.23140597973808" calcext:value-type="float">
            <text:p>4.23</text:p>
          </table:table-cell>
          <table:table-cell table:style-name="ce10" table:formula="of:=[.E66]/[.E60]" office:value-type="float" office:value="4.3293440763669" calcext:value-type="float">
            <text:p>4.33</text:p>
          </table:table-cell>
          <table:table-cell table:style-name="ce10" table:formula="of:=[.F66]/[.F60]" office:value-type="float" office:value="4.11745096181387" calcext:value-type="float">
            <text:p>4.12</text:p>
          </table:table-cell>
          <table:table-cell table:style-name="ce10" table:formula="of:=[.G66]/[.G60]" office:value-type="float" office:value="3.86322502029034" calcext:value-type="float">
            <text:p>3.86</text:p>
          </table:table-cell>
          <table:table-cell table:style-name="ce20" table:formula="of:=[.H66]/[.H60]" office:value-type="float" office:value="3.30317061388344" calcext:value-type="float">
            <text:p>3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number-columns-repeated="2"/>
          <table:table-cell table:style-name="ce10" table:formula="of:=[.D67]/[.D60]" office:value-type="float" office:value="18.0847541388683" calcext:value-type="float">
            <text:p>18.08</text:p>
          </table:table-cell>
          <table:table-cell table:style-name="ce10" table:formula="of:=[.E67]/[.E60]" office:value-type="float" office:value="23.139844525306" calcext:value-type="float">
            <text:p>23.14</text:p>
          </table:table-cell>
          <table:table-cell table:style-name="ce10" table:formula="of:=[.F67]/[.F60]" office:value-type="float" office:value="27.5769445651499" calcext:value-type="float">
            <text:p>27.58</text:p>
          </table:table-cell>
          <table:table-cell table:style-name="ce10" table:formula="of:=[.G67]/[.G60]" office:value-type="float" office:value="40.4137101380126" calcext:value-type="float">
            <text:p>40.41</text:p>
          </table:table-cell>
          <table:table-cell table:style-name="ce20" table:formula="of:=[.H67]/[.H60]" office:value-type="float" office:value="35.2424723708845" calcext:value-type="float">
            <text:p>35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number-columns-repeated="2"/>
          <table:table-cell table:style-name="ce10" table:formula="of:=[.D68]/[.D60]" office:value-type="float" office:value="8.55386706202125" calcext:value-type="float">
            <text:p>8.55</text:p>
          </table:table-cell>
          <table:table-cell table:style-name="ce10" table:formula="of:=[.E68]/[.E60]" office:value-type="float" office:value="16.6468385236993" calcext:value-type="float">
            <text:p>16.65</text:p>
          </table:table-cell>
          <table:table-cell table:style-name="ce10" table:formula="of:=[.F68]/[.F60]" office:value-type="float" office:value="19.2701094408378" calcext:value-type="float">
            <text:p>19.27</text:p>
          </table:table-cell>
          <table:table-cell table:style-name="ce10" table:formula="of:=[.G68]/[.G60]" office:value-type="float" office:value="22.6656352228185" calcext:value-type="float">
            <text:p>22.67</text:p>
          </table:table-cell>
          <table:table-cell table:style-name="ce20" table:formula="of:=[.H68]/[.H60]" office:value-type="float" office:value="20.9427960527732" calcext:value-type="float">
            <text:p>20.9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number-columns-repeated="2"/>
          <table:table-cell table:style-name="ce11" table:formula="of:=[.D69]/[.D60]" office:value-type="float" office:value="19.9026439337781" calcext:value-type="float">
            <text:p>19.90</text:p>
          </table:table-cell>
          <table:table-cell table:style-name="ce11" table:formula="of:=[.E69]/[.E60]" office:value-type="float" office:value="23.7816620197533" calcext:value-type="float">
            <text:p>23.78</text:p>
          </table:table-cell>
          <table:table-cell table:style-name="ce11" table:formula="of:=[.F69]/[.F60]" office:value-type="float" office:value="27.2576961990301" calcext:value-type="float">
            <text:p>27.26</text:p>
          </table:table-cell>
          <table:table-cell table:style-name="ce11" table:formula="of:=[.G69]/[.G60]" office:value-type="float" office:value="40.015124319724" calcext:value-type="float">
            <text:p>40.02</text:p>
          </table:table-cell>
          <table:table-cell table:style-name="ce21" table:formula="of:=[.H69]/[.H60]" office:value-type="float" office:value="34.7343752368786" calcext:value-type="float">
            <text:p>34.73</text:p>
          </table:table-cell>
          <table:table-cell table:number-columns-repeated="9"/>
        </table:table-row>
        <table:table-row table:style-name="ro1" table:number-rows-repeated="7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Refill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 <text:s text:c="24"/>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8715" calcext:value-type="float">
            <text:p>8715</text:p>
          </table:table-cell>
          <table:table-cell table:style-name="ce6" office:value-type="float" office:value="121506" calcext:value-type="float">
            <text:p>121506</text:p>
          </table:table-cell>
          <table:table-cell table:style-name="ce6" office:value-type="float" office:value="2535313" calcext:value-type="float">
            <text:p>2535313</text:p>
          </table:table-cell>
          <table:table-cell table:style-name="ce16" office:value-type="float" office:value="35200083" calcext:value-type="float">
            <text:p>35200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 <text:s text:c="24"/></text:p>
          </table:table-cell>
          <table:table-cell office:value-type="float" office:value="53" calcext:value-type="float">
            <text:p>53</text:p>
          </table:table-cell>
          <table:table-cell office:value-type="float" office:value="212" calcext:value-type="float">
            <text:p>212</text:p>
          </table:table-cell>
          <table:table-cell office:value-type="float" office:value="1469" calcext:value-type="float">
            <text:p>1469</text:p>
          </table:table-cell>
          <table:table-cell office:value-type="float" office:value="20407" calcext:value-type="float">
            <text:p>20407</text:p>
          </table:table-cell>
          <table:table-cell office:value-type="float" office:value="245878" calcext:value-type="float">
            <text:p>245878</text:p>
          </table:table-cell>
          <table:table-cell office:value-type="float" office:value="5750831" calcext:value-type="float">
            <text:p>5750831</text:p>
          </table:table-cell>
          <table:table-cell office:value-type="float" office:value="67901158" calcext:value-type="float">
            <text:p>67901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 <text:s text:c="16"/>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2457" calcext:value-type="float">
            <text:p>2457</text:p>
          </table:table-cell>
          <table:table-cell office:value-type="float" office:value="35754" calcext:value-type="float">
            <text:p>35754</text:p>
          </table:table-cell>
          <table:table-cell office:value-type="float" office:value="348304" calcext:value-type="float">
            <text:p>348304</text:p>
          </table:table-cell>
          <table:table-cell office:value-type="float" office:value="9030600" calcext:value-type="float">
            <text:p>9030600</text:p>
          </table:table-cell>
          <table:table-cell office:value-type="float" office:value="99189560" calcext:value-type="float">
            <text:p>99189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 <text:s text:c="16"/></text:p>
          </table:table-cell>
          <table:table-cell office:value-type="float" office:value="41" calcext:value-type="float">
            <text:p>41</text:p>
          </table:table-cell>
          <table:table-cell office:value-type="float" office:value="258" calcext:value-type="float">
            <text:p>258</text:p>
          </table:table-cell>
          <table:table-cell office:value-type="float" office:value="3195" calcext:value-type="float">
            <text:p>3195</text:p>
          </table:table-cell>
          <table:table-cell office:value-type="float" office:value="45139" calcext:value-type="float">
            <text:p>45139</text:p>
          </table:table-cell>
          <table:table-cell office:value-type="float" office:value="509174" calcext:value-type="float">
            <text:p>509174</text:p>
          </table:table-cell>
          <table:table-cell office:value-type="float" office:value="12288638" calcext:value-type="float">
            <text:p>12288638</text:p>
          </table:table-cell>
          <table:table-cell office:value-type="float" office:value="131396408" calcext:value-type="float">
            <text:p>131396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 <text:s text:c="30"/></text:p>
          </table:table-cell>
          <table:table-cell office:value-type="float" office:value="364" calcext:value-type="float">
            <text:p>364</text:p>
          </table:table-cell>
          <table:table-cell office:value-type="float" office:value="3502" calcext:value-type="float">
            <text:p>3502</text:p>
          </table:table-cell>
          <table:table-cell office:value-type="float" office:value="68490" calcext:value-type="float">
            <text:p>68490</text:p>
          </table:table-cell>
          <table:table-cell office:value-type="float" office:value="946977" calcext:value-type="float">
            <text:p>946977</text:p>
          </table:table-cell>
          <table:table-cell office:value-type="float" office:value="13456902" calcext:value-type="float">
            <text:p>13456902</text:p>
          </table:table-cell>
          <table:table-cell office:value-type="float" office:value="314076039" calcext:value-type="float">
            <text:p>314076039</text:p>
          </table:table-cell>
          <table:table-cell office:value-type="float" office:value="3577620275" calcext:value-type="float">
            <text:p>3577620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 <text:s text:c="27"/></text:p>
          </table:table-cell>
          <table:table-cell office:value-type="float" office:value="153" calcext:value-type="float">
            <text:p>153</text:p>
          </table:table-cell>
          <table:table-cell office:value-type="float" office:value="1140" calcext:value-type="float">
            <text:p>1140</text:p>
          </table:table-cell>
          <table:table-cell office:value-type="float" office:value="10839" calcext:value-type="float">
            <text:p>10839</text:p>
          </table:table-cell>
          <table:table-cell office:value-type="float" office:value="157924" calcext:value-type="float">
            <text:p>157924</text:p>
          </table:table-cell>
          <table:table-cell office:value-type="float" office:value="1901999" calcext:value-type="float">
            <text:p>1901999</text:p>
          </table:table-cell>
          <table:table-cell office:value-type="float" office:value="71655955" calcext:value-type="float">
            <text:p>71655955</text:p>
          </table:table-cell>
          <table:table-cell office:value-type="float" office:value="792012604" calcext:value-type="float">
            <text:p>79201260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 <text:s text:c="26"/>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3720" calcext:value-type="float">
            <text:p>3720</text:p>
          </table:table-cell>
          <table:table-cell table:style-name="ce8" office:value-type="float" office:value="69284" calcext:value-type="float">
            <text:p>69284</text:p>
          </table:table-cell>
          <table:table-cell table:style-name="ce8" office:value-type="float" office:value="1033649" calcext:value-type="float">
            <text:p>1033649</text:p>
          </table:table-cell>
          <table:table-cell table:style-name="ce8" office:value-type="float" office:value="15471333" calcext:value-type="float">
            <text:p>15471333</text:p>
          </table:table-cell>
          <table:table-cell table:style-name="ce8" office:value-type="float" office:value="353615812" calcext:value-type="float">
            <text:p>353615812</text:p>
          </table:table-cell>
          <table:table-cell table:style-name="ce18" office:value-type="float" office:value="3840172927" calcext:value-type="float">
            <text:p>3840172927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table:formula="of:=[.B4]-[.B93]" office:value-type="float" office:value="143" calcext:value-type="float">
            <text:p>143</text:p>
          </table:table-cell>
          <table:table-cell table:style-name="ce6" table:formula="of:=[.C4]-[.C93]" office:value-type="float" office:value="1821" calcext:value-type="float">
            <text:p>1821</text:p>
          </table:table-cell>
          <table:table-cell table:style-name="ce6" table:formula="of:=[.D4]-[.D93]" office:value-type="float" office:value="21176" calcext:value-type="float">
            <text:p>21176</text:p>
          </table:table-cell>
          <table:table-cell table:style-name="ce6" table:formula="of:=[.E4]-[.E93]" office:value-type="float" office:value="560382" calcext:value-type="float">
            <text:p>560382</text:p>
          </table:table-cell>
          <table:table-cell table:style-name="ce6" table:formula="of:=[.F4]-[.F93]" office:value-type="float" office:value="6690155" calcext:value-type="float">
            <text:p>6690155</text:p>
          </table:table-cell>
          <table:table-cell table:style-name="ce6" table:formula="of:=[.G4]-[.G93]" office:value-type="float" office:value="85773117" calcext:value-type="float">
            <text:p>85773117</text:p>
          </table:table-cell>
          <table:table-cell table:style-name="ce16" table:formula="of:=[.H4]-[.H93]" office:value-type="float" office:value="1393090829" calcext:value-type="float">
            <text:p>1393090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formula="of:=[.B5]-[.B94]" office:value-type="float" office:value="143" calcext:value-type="float">
            <text:p>143</text:p>
          </table:table-cell>
          <table:table-cell table:formula="of:=[.C5]-[.C94]" office:value-type="float" office:value="1968" calcext:value-type="float">
            <text:p>1968</text:p>
          </table:table-cell>
          <table:table-cell table:formula="of:=[.D5]-[.D94]" office:value-type="float" office:value="23684" calcext:value-type="float">
            <text:p>23684</text:p>
          </table:table-cell>
          <table:table-cell table:formula="of:=[.E5]-[.E94]" office:value-type="float" office:value="596207" calcext:value-type="float">
            <text:p>596207</text:p>
          </table:table-cell>
          <table:table-cell table:formula="of:=[.F5]-[.F94]" office:value-type="float" office:value="7239889" calcext:value-type="float">
            <text:p>7239889</text:p>
          </table:table-cell>
          <table:table-cell table:formula="of:=[.G5]-[.G94]" office:value-type="float" office:value="110680902" calcext:value-type="float">
            <text:p>110680902</text:p>
          </table:table-cell>
          <table:table-cell table:formula="of:=[.H5]-[.H94]" office:value-type="float" office:value="1645825368" calcext:value-type="float">
            <text:p>16458253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formula="of:=[.B6]-[.B93]" office:value-type="float" office:value="237" calcext:value-type="float">
            <text:p>237</text:p>
          </table:table-cell>
          <table:table-cell table:formula="of:=[.C6]-[.C93]" office:value-type="float" office:value="3083" calcext:value-type="float">
            <text:p>3083</text:p>
          </table:table-cell>
          <table:table-cell table:formula="of:=[.D6]-[.D93]" office:value-type="float" office:value="37562" calcext:value-type="float">
            <text:p>37562</text:p>
          </table:table-cell>
          <table:table-cell table:formula="of:=[.E6]-[.E93]" office:value-type="float" office:value="699638" calcext:value-type="float">
            <text:p>699638</text:p>
          </table:table-cell>
          <table:table-cell table:formula="of:=[.F6]-[.F93]" office:value-type="float" office:value="7982201" calcext:value-type="float">
            <text:p>7982201</text:p>
          </table:table-cell>
          <table:table-cell table:formula="of:=[.G6]-[.G93]" office:value-type="float" office:value="100973549" calcext:value-type="float">
            <text:p>100973549</text:p>
          </table:table-cell>
          <table:table-cell table:formula="of:=[.H6]-[.H93]" office:value-type="float" office:value="1566140633" calcext:value-type="float">
            <text:p>1566140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formula="of:=[.B7]-[.B93]" office:value-type="float" office:value="162" calcext:value-type="float">
            <text:p>162</text:p>
          </table:table-cell>
          <table:table-cell table:formula="of:=[.C7]-[.C93]" office:value-type="float" office:value="3446" calcext:value-type="float">
            <text:p>3446</text:p>
          </table:table-cell>
          <table:table-cell table:formula="of:=[.D7]-[.D93]" office:value-type="float" office:value="57293" calcext:value-type="float">
            <text:p>57293</text:p>
          </table:table-cell>
          <table:table-cell table:formula="of:=[.E7]-[.E93]" office:value-type="float" office:value="1174171" calcext:value-type="float">
            <text:p>1174171</text:p>
          </table:table-cell>
          <table:table-cell table:formula="of:=[.F7]-[.F93]" office:value-type="float" office:value="15617026" calcext:value-type="float">
            <text:p>15617026</text:p>
          </table:table-cell>
          <table:table-cell table:formula="of:=[.G7]-[.G93]" office:value-type="float" office:value="223570657" calcext:value-type="float">
            <text:p>223570657</text:p>
          </table:table-cell>
          <table:table-cell table:formula="of:=[.H7]-[.H93]" office:value-type="float" office:value="3969061754" calcext:value-type="float">
            <text:p>3969061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formula="of:=[.B8]-[.B95]" office:value-type="float" office:value="224" calcext:value-type="float">
            <text:p>224</text:p>
          </table:table-cell>
          <table:table-cell table:formula="of:=[.C8]-[.C95]" office:value-type="float" office:value="5366" calcext:value-type="float">
            <text:p>5366</text:p>
          </table:table-cell>
          <table:table-cell table:formula="of:=[.D8]-[.D95]" office:value-type="float" office:value="79181" calcext:value-type="float">
            <text:p>79181</text:p>
          </table:table-cell>
          <table:table-cell table:formula="of:=[.E8]-[.E95]" office:value-type="float" office:value="1334037" calcext:value-type="float">
            <text:p>1334037</text:p>
          </table:table-cell>
          <table:table-cell table:formula="of:=[.F8]-[.F95]" office:value-type="float" office:value="16601747" calcext:value-type="float">
            <text:p>16601747</text:p>
          </table:table-cell>
          <table:table-cell table:formula="of:=[.G8]-[.G95]" office:value-type="float" office:value="246111795" calcext:value-type="float">
            <text:p>246111795</text:p>
          </table:table-cell>
          <table:table-cell table:formula="of:=[.H8]-[.H95]" office:value-type="float" office:value="3467397401" calcext:value-type="float">
            <text:p>3467397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formula="of:=[.B9]-[.B96]" office:value-type="float" office:value="242" calcext:value-type="float">
            <text:p>242</text:p>
          </table:table-cell>
          <table:table-cell table:formula="of:=[.C9]-[.C96]" office:value-type="float" office:value="5747" calcext:value-type="float">
            <text:p>5747</text:p>
          </table:table-cell>
          <table:table-cell table:formula="of:=[.D9]-[.D96]" office:value-type="float" office:value="82510" calcext:value-type="float">
            <text:p>82510</text:p>
          </table:table-cell>
          <table:table-cell table:formula="of:=[.E9]-[.E96]" office:value-type="float" office:value="1377910" calcext:value-type="float">
            <text:p>1377910</text:p>
          </table:table-cell>
          <table:table-cell table:formula="of:=[.F9]-[.F96]" office:value-type="float" office:value="17387651" calcext:value-type="float">
            <text:p>17387651</text:p>
          </table:table-cell>
          <table:table-cell table:formula="of:=[.G9]-[.G96]" office:value-type="float" office:value="258548026" calcext:value-type="float">
            <text:p>258548026</text:p>
          </table:table-cell>
          <table:table-cell table:formula="of:=[.H9]-[.H96]" office:value-type="float" office:value="3678227262" calcext:value-type="float">
            <text:p>3678227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formula="of:=[.B10]-[.B95]" office:value-type="float" office:value="354" calcext:value-type="float">
            <text:p>354</text:p>
          </table:table-cell>
          <table:table-cell table:formula="of:=[.C10]-[.C95]" office:value-type="float" office:value="6153" calcext:value-type="float">
            <text:p>6153</text:p>
          </table:table-cell>
          <table:table-cell table:formula="of:=[.D10]-[.D95]" office:value-type="float" office:value="91502" calcext:value-type="float">
            <text:p>91502</text:p>
          </table:table-cell>
          <table:table-cell table:formula="of:=[.E10]-[.E95]" office:value-type="float" office:value="1429499" calcext:value-type="float">
            <text:p>1429499</text:p>
          </table:table-cell>
          <table:table-cell table:formula="of:=[.F10]-[.F95]" office:value-type="float" office:value="17667272" calcext:value-type="float">
            <text:p>17667272</text:p>
          </table:table-cell>
          <table:table-cell table:formula="of:=[.G10]-[.G95]" office:value-type="float" office:value="261143079" calcext:value-type="float">
            <text:p>261143079</text:p>
          </table:table-cell>
          <table:table-cell table:formula="of:=[.H10]-[.H95]" office:value-type="float" office:value="3676726926" calcext:value-type="float">
            <text:p>3676726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formula="of:=[.B11]-[.B97]" office:value-type="float" office:value="889" calcext:value-type="float">
            <text:p>889</text:p>
          </table:table-cell>
          <table:table-cell table:formula="of:=[.C11]-[.C97]" office:value-type="float" office:value="13736" calcext:value-type="float">
            <text:p>13736</text:p>
          </table:table-cell>
          <table:table-cell table:formula="of:=[.D11]-[.D97]" office:value-type="float" office:value="277783" calcext:value-type="float">
            <text:p>277783</text:p>
          </table:table-cell>
          <table:table-cell table:formula="of:=[.E11]-[.E97]" office:value-type="float" office:value="3542542" calcext:value-type="float">
            <text:p>3542542</text:p>
          </table:table-cell>
          <table:table-cell table:formula="of:=[.F11]-[.F97]" office:value-type="float" office:value="46802786" calcext:value-type="float">
            <text:p>46802786</text:p>
          </table:table-cell>
          <table:table-cell table:formula="of:=[.G11]-[.G97]" office:value-type="float" office:value="657653497" calcext:value-type="float">
            <text:p>657653497</text:p>
          </table:table-cell>
          <table:table-cell table:formula="of:=[.H11]-[.H97]" office:value-type="float" office:value="9747899940" calcext:value-type="float">
            <text:p>9747899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formula="of:=[.B12]-[.B98]" office:value-type="float" office:value="265" calcext:value-type="float">
            <text:p>265</text:p>
          </table:table-cell>
          <table:table-cell table:formula="of:=[.C12]-[.C98]" office:value-type="float" office:value="5976" calcext:value-type="float">
            <text:p>5976</text:p>
          </table:table-cell>
          <table:table-cell table:formula="of:=[.D12]-[.D98]" office:value-type="float" office:value="167562" calcext:value-type="float">
            <text:p>167562</text:p>
          </table:table-cell>
          <table:table-cell table:formula="of:=[.E12]-[.E98]" office:value-type="float" office:value="2453069" calcext:value-type="float">
            <text:p>2453069</text:p>
          </table:table-cell>
          <table:table-cell table:formula="of:=[.F12]-[.F98]" office:value-type="float" office:value="30301283" calcext:value-type="float">
            <text:p>30301283</text:p>
          </table:table-cell>
          <table:table-cell table:formula="of:=[.G12]-[.G98]" office:value-type="float" office:value="376660668" calcext:value-type="float">
            <text:p>376660668</text:p>
          </table:table-cell>
          <table:table-cell table:formula="of:=[.H12]-[.H98]" office:value-type="float" office:value="5146754159" calcext:value-type="float">
            <text:p>514675415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table:formula="of:=[.B13]-[.B99]" office:value-type="float" office:value="568" calcext:value-type="float">
            <text:p>568</text:p>
          </table:table-cell>
          <table:table-cell table:style-name="ce8" table:formula="of:=[.C13]-[.C99]" office:value-type="float" office:value="6065" calcext:value-type="float">
            <text:p>6065</text:p>
          </table:table-cell>
          <table:table-cell table:style-name="ce8" table:formula="of:=[.D13]-[.D99]" office:value-type="float" office:value="126279" calcext:value-type="float">
            <text:p>126279</text:p>
          </table:table-cell>
          <table:table-cell table:style-name="ce8" table:formula="of:=[.E13]-[.E99]" office:value-type="float" office:value="1753952" calcext:value-type="float">
            <text:p>1753952</text:p>
          </table:table-cell>
          <table:table-cell table:style-name="ce8" table:formula="of:=[.F13]-[.F99]" office:value-type="float" office:value="22911513" calcext:value-type="float">
            <text:p>22911513</text:p>
          </table:table-cell>
          <table:table-cell table:style-name="ce8" table:formula="of:=[.G13]-[.G99]" office:value-type="float" office:value="366461382" calcext:value-type="float">
            <text:p>366461382</text:p>
          </table:table-cell>
          <table:table-cell table:style-name="ce18" table:formula="of:=[.H13]-[.H99]" office:value-type="float" office:value="6378101501" calcext:value-type="float">
            <text:p>6378101501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22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formula="of:=[.B105]/[.B105]" office:value-type="float" office:value="1" calcext:value-type="float">
            <text:p>1.00</text:p>
          </table:table-cell>
          <table:table-cell table:style-name="ce9" table:formula="of:=[.C105]/[.C105]" office:value-type="float" office:value="1" calcext:value-type="float">
            <text:p>1.00</text:p>
          </table:table-cell>
          <table:table-cell table:style-name="ce9" table:formula="of:=[.D105]/[.D105]" office:value-type="float" office:value="1" calcext:value-type="float">
            <text:p>1.00</text:p>
          </table:table-cell>
          <table:table-cell table:style-name="ce9" table:formula="of:=[.E105]/[.E105]" office:value-type="float" office:value="1" calcext:value-type="float">
            <text:p>1.00</text:p>
          </table:table-cell>
          <table:table-cell table:style-name="ce9" table:formula="of:=[.F105]/[.F105]" office:value-type="float" office:value="1" calcext:value-type="float">
            <text:p>1.00</text:p>
          </table:table-cell>
          <table:table-cell table:style-name="ce9" table:formula="of:=[.G105]/[.G105]" office:value-type="float" office:value="1" calcext:value-type="float">
            <text:p>1.00</text:p>
          </table:table-cell>
          <table:table-cell table:style-name="ce19" table:formula="of:=[.H105]/[.H105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formula="of:=[.B106]/[.B105]" office:value-type="float" office:value="1" calcext:value-type="float">
            <text:p>1.00</text:p>
          </table:table-cell>
          <table:table-cell table:style-name="ce10" table:formula="of:=[.C106]/[.C105]" office:value-type="float" office:value="1.08072487644152" calcext:value-type="float">
            <text:p>1.08</text:p>
          </table:table-cell>
          <table:table-cell table:style-name="ce10" table:formula="of:=[.D106]/[.D105]" office:value-type="float" office:value="1.11843596524367" calcext:value-type="float">
            <text:p>1.12</text:p>
          </table:table-cell>
          <table:table-cell table:style-name="ce10" table:formula="of:=[.E106]/[.E105]" office:value-type="float" office:value="1.06392960516219" calcext:value-type="float">
            <text:p>1.06</text:p>
          </table:table-cell>
          <table:table-cell table:style-name="ce10" table:formula="of:=[.F106]/[.F105]" office:value-type="float" office:value="1.08217059246011" calcext:value-type="float">
            <text:p>1.08</text:p>
          </table:table-cell>
          <table:table-cell table:style-name="ce10" table:formula="of:=[.G106]/[.G105]" office:value-type="float" office:value="1.29039151043094" calcext:value-type="float">
            <text:p>1.29</text:p>
          </table:table-cell>
          <table:table-cell table:style-name="ce20" table:formula="of:=[.H106]/[.H105]" office:value-type="float" office:value="1.18142000057629" calcext:value-type="float">
            <text:p>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formula="of:=[.B107]/[.B105]" office:value-type="float" office:value="1.65734265734266" calcext:value-type="float">
            <text:p>1.66</text:p>
          </table:table-cell>
          <table:table-cell table:style-name="ce10" table:formula="of:=[.C107]/[.C105]" office:value-type="float" office:value="1.69302580999451" calcext:value-type="float">
            <text:p>1.69</text:p>
          </table:table-cell>
          <table:table-cell table:style-name="ce10" table:formula="of:=[.D107]/[.D105]" office:value-type="float" office:value="1.77380052890064" calcext:value-type="float">
            <text:p>1.77</text:p>
          </table:table-cell>
          <table:table-cell table:style-name="ce10" table:formula="of:=[.E107]/[.E105]" office:value-type="float" office:value="1.24850191476529" calcext:value-type="float">
            <text:p>1.25</text:p>
          </table:table-cell>
          <table:table-cell table:style-name="ce10" table:formula="of:=[.F107]/[.F105]" office:value-type="float" office:value="1.19312646717453" calcext:value-type="float">
            <text:p>1.19</text:p>
          </table:table-cell>
          <table:table-cell table:style-name="ce10" table:formula="of:=[.G107]/[.G105]" office:value-type="float" office:value="1.17721673796698" calcext:value-type="float">
            <text:p>1.18</text:p>
          </table:table-cell>
          <table:table-cell table:style-name="ce20" table:formula="of:=[.H107]/[.H105]" office:value-type="float" office:value="1.12422004394661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formula="of:=[.B108]/[.B105]" office:value-type="float" office:value="1.13286713286713" calcext:value-type="float">
            <text:p>1.13</text:p>
          </table:table-cell>
          <table:table-cell table:style-name="ce10" table:formula="of:=[.C108]/[.C105]" office:value-type="float" office:value="1.89236683141131" calcext:value-type="float">
            <text:p>1.89</text:p>
          </table:table-cell>
          <table:table-cell table:style-name="ce10" table:formula="of:=[.D108]/[.D105]" office:value-type="float" office:value="2.70556290139781" calcext:value-type="float">
            <text:p>2.71</text:p>
          </table:table-cell>
          <table:table-cell table:style-name="ce10" table:formula="of:=[.E108]/[.E105]" office:value-type="float" office:value="2.09530463148352" calcext:value-type="float">
            <text:p>2.10</text:p>
          </table:table-cell>
          <table:table-cell table:style-name="ce10" table:formula="of:=[.F108]/[.F105]" office:value-type="float" office:value="2.33432947368185" calcext:value-type="float">
            <text:p>2.33</text:p>
          </table:table-cell>
          <table:table-cell table:style-name="ce10" table:formula="of:=[.G108]/[.G105]" office:value-type="float" office:value="2.60653529706749" calcext:value-type="float">
            <text:p>2.61</text:p>
          </table:table-cell>
          <table:table-cell table:style-name="ce20" table:formula="of:=[.H108]/[.H105]" office:value-type="float" office:value="2.84910479013713" calcext:value-type="float">
            <text:p>2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formula="of:=[.B109]/[.B105]" office:value-type="float" office:value="1.56643356643357" calcext:value-type="float">
            <text:p>1.57</text:p>
          </table:table-cell>
          <table:table-cell table:style-name="ce10" table:formula="of:=[.C109]/[.C105]" office:value-type="float" office:value="2.94673256452499" calcext:value-type="float">
            <text:p>2.95</text:p>
          </table:table-cell>
          <table:table-cell table:style-name="ce10" table:formula="of:=[.D109]/[.D105]" office:value-type="float" office:value="3.73918587079713" calcext:value-type="float">
            <text:p>3.74</text:p>
          </table:table-cell>
          <table:table-cell table:style-name="ce10" table:formula="of:=[.E109]/[.E105]" office:value-type="float" office:value="2.38058502949774" calcext:value-type="float">
            <text:p>2.38</text:p>
          </table:table-cell>
          <table:table-cell table:style-name="ce10" table:formula="of:=[.F109]/[.F105]" office:value-type="float" office:value="2.48151903804919" calcext:value-type="float">
            <text:p>2.48</text:p>
          </table:table-cell>
          <table:table-cell table:style-name="ce10" table:formula="of:=[.G109]/[.G105]" office:value-type="float" office:value="2.86933486397609" calcext:value-type="float">
            <text:p>2.87</text:p>
          </table:table-cell>
          <table:table-cell table:style-name="ce20" table:formula="of:=[.H109]/[.H105]" office:value-type="float" office:value="2.48899592820448" calcext:value-type="float">
            <text:p>2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formula="of:=[.B110]/[.B105]" office:value-type="float" office:value="1.69230769230769" calcext:value-type="float">
            <text:p>1.69</text:p>
          </table:table-cell>
          <table:table-cell table:style-name="ce10" table:formula="of:=[.C110]/[.C105]" office:value-type="float" office:value="3.15595826468973" calcext:value-type="float">
            <text:p>3.16</text:p>
          </table:table-cell>
          <table:table-cell table:style-name="ce10" table:formula="of:=[.D110]/[.D105]" office:value-type="float" office:value="3.8963921420476" calcext:value-type="float">
            <text:p>3.90</text:p>
          </table:table-cell>
          <table:table-cell table:style-name="ce10" table:formula="of:=[.E110]/[.E105]" office:value-type="float" office:value="2.45887626654675" calcext:value-type="float">
            <text:p>2.46</text:p>
          </table:table-cell>
          <table:table-cell table:style-name="ce10" table:formula="of:=[.F110]/[.F105]" office:value-type="float" office:value="2.59899075581956" calcext:value-type="float">
            <text:p>2.60</text:p>
          </table:table-cell>
          <table:table-cell table:style-name="ce10" table:formula="of:=[.G110]/[.G105]" office:value-type="float" office:value="3.0143247096873" calcext:value-type="float">
            <text:p>3.01</text:p>
          </table:table-cell>
          <table:table-cell table:style-name="ce20" table:formula="of:=[.H110]/[.H105]" office:value-type="float" office:value="2.64033556565751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formula="of:=[.B111]/[.B105]" office:value-type="float" office:value="2.47552447552448" calcext:value-type="float">
            <text:p>2.48</text:p>
          </table:table-cell>
          <table:table-cell table:style-name="ce10" table:formula="of:=[.C111]/[.C105]" office:value-type="float" office:value="3.37891268533773" calcext:value-type="float">
            <text:p>3.38</text:p>
          </table:table-cell>
          <table:table-cell table:style-name="ce10" table:formula="of:=[.D111]/[.D105]" office:value-type="float" office:value="4.3210238005289" calcext:value-type="float">
            <text:p>4.32</text:p>
          </table:table-cell>
          <table:table-cell table:style-name="ce10" table:formula="of:=[.E111]/[.E105]" office:value-type="float" office:value="2.55093668247731" calcext:value-type="float">
            <text:p>2.55</text:p>
          </table:table-cell>
          <table:table-cell table:style-name="ce10" table:formula="of:=[.F111]/[.F105]" office:value-type="float" office:value="2.64078664844088" calcext:value-type="float">
            <text:p>2.64</text:p>
          </table:table-cell>
          <table:table-cell table:style-name="ce10" table:formula="of:=[.G111]/[.G105]" office:value-type="float" office:value="3.04457956214883" calcext:value-type="float">
            <text:p>3.04</text:p>
          </table:table-cell>
          <table:table-cell table:style-name="ce20" table:formula="of:=[.H111]/[.H105]" office:value-type="float" office:value="2.63925858204038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formula="of:=[.B112]/[.B105]" office:value-type="float" office:value="6.21678321678322" calcext:value-type="float">
            <text:p>6.22</text:p>
          </table:table-cell>
          <table:table-cell table:style-name="ce10" table:formula="of:=[.C112]/[.C105]" office:value-type="float" office:value="7.54310818231741" calcext:value-type="float">
            <text:p>7.54</text:p>
          </table:table-cell>
          <table:table-cell table:style-name="ce10" table:formula="of:=[.D112]/[.D105]" office:value-type="float" office:value="13.1178220627125" calcext:value-type="float">
            <text:p>13.12</text:p>
          </table:table-cell>
          <table:table-cell table:style-name="ce10" table:formula="of:=[.E112]/[.E105]" office:value-type="float" office:value="6.32165558494027" calcext:value-type="float">
            <text:p>6.32</text:p>
          </table:table-cell>
          <table:table-cell table:style-name="ce10" table:formula="of:=[.F112]/[.F105]" office:value-type="float" office:value="6.9957700531602" calcext:value-type="float">
            <text:p>7.00</text:p>
          </table:table-cell>
          <table:table-cell table:style-name="ce10" table:formula="of:=[.G112]/[.G105]" office:value-type="float" office:value="7.66736152307488" calcext:value-type="float">
            <text:p>7.67</text:p>
          </table:table-cell>
          <table:table-cell table:style-name="ce20" table:formula="of:=[.H112]/[.H105]" office:value-type="float" office:value="6.99731829187141" calcext:value-type="float">
            <text:p>7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formula="of:=[.B113]/[.B105]" office:value-type="float" office:value="1.85314685314685" calcext:value-type="float">
            <text:p>1.85</text:p>
          </table:table-cell>
          <table:table-cell table:style-name="ce10" table:formula="of:=[.C113]/[.C105]" office:value-type="float" office:value="3.28171334431631" calcext:value-type="float">
            <text:p>3.28</text:p>
          </table:table-cell>
          <table:table-cell table:style-name="ce10" table:formula="of:=[.D113]/[.D105]" office:value-type="float" office:value="7.91282584057424" calcext:value-type="float">
            <text:p>7.91</text:p>
          </table:table-cell>
          <table:table-cell table:style-name="ce10" table:formula="of:=[.E113]/[.E105]" office:value-type="float" office:value="4.3774942806871" calcext:value-type="float">
            <text:p>4.38</text:p>
          </table:table-cell>
          <table:table-cell table:style-name="ce10" table:formula="of:=[.F113]/[.F105]" office:value-type="float" office:value="4.52923482340843" calcext:value-type="float">
            <text:p>4.53</text:p>
          </table:table-cell>
          <table:table-cell table:style-name="ce10" table:formula="of:=[.G113]/[.G105]" office:value-type="float" office:value="4.39136038393008" calcext:value-type="float">
            <text:p>4.39</text:p>
          </table:table-cell>
          <table:table-cell table:style-name="ce20" table:formula="of:=[.H113]/[.H105]" office:value-type="float" office:value="3.69448570894296" calcext:value-type="float">
            <text:p>3.6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formula="of:=[.B114]/[.B105]" office:value-type="float" office:value="3.97202797202797" calcext:value-type="float">
            <text:p>3.97</text:p>
          </table:table-cell>
          <table:table-cell table:style-name="ce11" table:formula="of:=[.C114]/[.C105]" office:value-type="float" office:value="3.33058758923668" calcext:value-type="float">
            <text:p>3.33</text:p>
          </table:table-cell>
          <table:table-cell table:style-name="ce11" table:formula="of:=[.D114]/[.D105]" office:value-type="float" office:value="5.96330751794484" calcext:value-type="float">
            <text:p>5.96</text:p>
          </table:table-cell>
          <table:table-cell table:style-name="ce11" table:formula="of:=[.E114]/[.E105]" office:value-type="float" office:value="3.12992208886081" calcext:value-type="float">
            <text:p>3.13</text:p>
          </table:table-cell>
          <table:table-cell table:style-name="ce11" table:formula="of:=[.F114]/[.F105]" office:value-type="float" office:value="3.42466101308565" calcext:value-type="float">
            <text:p>3.42</text:p>
          </table:table-cell>
          <table:table-cell table:style-name="ce11" table:formula="of:=[.G114]/[.G105]" office:value-type="float" office:value="4.2724503296295" calcext:value-type="float">
            <text:p>4.27</text:p>
          </table:table-cell>
          <table:table-cell table:style-name="ce21" table:formula="of:=[.H114]/[.H105]" office:value-type="float" office:value="4.57838165913301" calcext:value-type="float">
            <text:p>4.58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/>
          <table:table-cell table:style-name="ce6" table:formula="of:=[.C32]-[.C93]" office:value-type="float" office:value="831" calcext:value-type="float">
            <text:p>831</text:p>
          </table:table-cell>
          <table:table-cell table:style-name="ce6" table:formula="of:=[.D32]-[.D93]" office:value-type="float" office:value="8860" calcext:value-type="float">
            <text:p>8860</text:p>
          </table:table-cell>
          <table:table-cell table:style-name="ce6" table:formula="of:=[.E32]-[.E93]" office:value-type="float" office:value="96998" calcext:value-type="float">
            <text:p>96998</text:p>
          </table:table-cell>
          <table:table-cell table:style-name="ce6" table:formula="of:=[.F32]-[.F93]" office:value-type="float" office:value="1549351" calcext:value-type="float">
            <text:p>1549351</text:p>
          </table:table-cell>
          <table:table-cell table:style-name="ce6" table:formula="of:=[.G32]-[.G93]" office:value-type="float" office:value="18243100" calcext:value-type="float">
            <text:p>18243100</text:p>
          </table:table-cell>
          <table:table-cell table:style-name="ce16" table:formula="of:=[.H32]-[.H93]" office:value-type="float" office:value="266606617" calcext:value-type="float">
            <text:p>266606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/>
          <table:table-cell table:formula="of:=[.C33]-[.C94]" office:value-type="float" office:value="833" calcext:value-type="float">
            <text:p>833</text:p>
          </table:table-cell>
          <table:table-cell table:formula="of:=[.D33]-[.D94]" office:value-type="float" office:value="10206" calcext:value-type="float">
            <text:p>10206</text:p>
          </table:table-cell>
          <table:table-cell table:formula="of:=[.E33]-[.E94]" office:value-type="float" office:value="104980" calcext:value-type="float">
            <text:p>104980</text:p>
          </table:table-cell>
          <table:table-cell table:formula="of:=[.F33]-[.F94]" office:value-type="float" office:value="1652684" calcext:value-type="float">
            <text:p>1652684</text:p>
          </table:table-cell>
          <table:table-cell table:formula="of:=[.G33]-[.G94]" office:value-type="float" office:value="24008133" calcext:value-type="float">
            <text:p>24008133</text:p>
          </table:table-cell>
          <table:table-cell table:formula="of:=[.H33]-[.H94]" office:value-type="float" office:value="322278268" calcext:value-type="float">
            <text:p>322278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/>
          <table:table-cell table:formula="of:=[.C34]-[.C93]" office:value-type="float" office:value="2367" calcext:value-type="float">
            <text:p>2367</text:p>
          </table:table-cell>
          <table:table-cell table:formula="of:=[.D34]-[.D93]" office:value-type="float" office:value="25941" calcext:value-type="float">
            <text:p>25941</text:p>
          </table:table-cell>
          <table:table-cell table:formula="of:=[.E34]-[.E93]" office:value-type="float" office:value="275873" calcext:value-type="float">
            <text:p>275873</text:p>
          </table:table-cell>
          <table:table-cell table:formula="of:=[.F34]-[.F93]" office:value-type="float" office:value="3218302" calcext:value-type="float">
            <text:p>3218302</text:p>
          </table:table-cell>
          <table:table-cell table:formula="of:=[.G34]-[.G93]" office:value-type="float" office:value="35791214" calcext:value-type="float">
            <text:p>35791214</text:p>
          </table:table-cell>
          <table:table-cell table:formula="of:=[.H34]-[.H93]" office:value-type="float" office:value="441882354" calcext:value-type="float">
            <text:p>441882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/>
          <table:table-cell table:formula="of:=[.C35]-[.C93]" office:value-type="float" office:value="3215" calcext:value-type="float">
            <text:p>3215</text:p>
          </table:table-cell>
          <table:table-cell table:formula="of:=[.D35]-[.D93]" office:value-type="float" office:value="48516" calcext:value-type="float">
            <text:p>48516</text:p>
          </table:table-cell>
          <table:table-cell table:formula="of:=[.E35]-[.E93]" office:value-type="float" office:value="1091431" calcext:value-type="float">
            <text:p>1091431</text:p>
          </table:table-cell>
          <table:table-cell table:formula="of:=[.F35]-[.F93]" office:value-type="float" office:value="13489224" calcext:value-type="float">
            <text:p>13489224</text:p>
          </table:table-cell>
          <table:table-cell table:formula="of:=[.G35]-[.G93]" office:value-type="float" office:value="163701970" calcext:value-type="float">
            <text:p>163701970</text:p>
          </table:table-cell>
          <table:table-cell table:formula="of:=[.H35]-[.H93]" office:value-type="float" office:value="2302328396" calcext:value-type="float">
            <text:p>2302328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/>
          <table:table-cell table:formula="of:=[.C36]-[.C95]" office:value-type="float" office:value="1012" calcext:value-type="float">
            <text:p>1012</text:p>
          </table:table-cell>
          <table:table-cell table:formula="of:=[.D36]-[.D95]" office:value-type="float" office:value="17745" calcext:value-type="float">
            <text:p>17745</text:p>
          </table:table-cell>
          <table:table-cell table:formula="of:=[.E36]-[.E95]" office:value-type="float" office:value="220933" calcext:value-type="float">
            <text:p>220933</text:p>
          </table:table-cell>
          <table:table-cell table:formula="of:=[.F36]-[.F95]" office:value-type="float" office:value="2909050" calcext:value-type="float">
            <text:p>2909050</text:p>
          </table:table-cell>
          <table:table-cell table:formula="of:=[.G36]-[.G95]" office:value-type="float" office:value="40447730" calcext:value-type="float">
            <text:p>40447730</text:p>
          </table:table-cell>
          <table:table-cell table:formula="of:=[.H36]-[.H95]" office:value-type="float" office:value="530171556" calcext:value-type="float">
            <text:p>530171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/>
          <table:table-cell table:formula="of:=[.C37]-[.C96]" office:value-type="float" office:value="1165" calcext:value-type="float">
            <text:p>1165</text:p>
          </table:table-cell>
          <table:table-cell table:formula="of:=[.D37]-[.D96]" office:value-type="float" office:value="19249" calcext:value-type="float">
            <text:p>19249</text:p>
          </table:table-cell>
          <table:table-cell table:formula="of:=[.E37]-[.E96]" office:value-type="float" office:value="241672" calcext:value-type="float">
            <text:p>241672</text:p>
          </table:table-cell>
          <table:table-cell table:formula="of:=[.F37]-[.F96]" office:value-type="float" office:value="3143069" calcext:value-type="float">
            <text:p>3143069</text:p>
          </table:table-cell>
          <table:table-cell table:formula="of:=[.G37]-[.G96]" office:value-type="float" office:value="44280463" calcext:value-type="float">
            <text:p>44280463</text:p>
          </table:table-cell>
          <table:table-cell table:formula="of:=[.H37]-[.H96]" office:value-type="float" office:value="572919815" calcext:value-type="float">
            <text:p>572919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/>
          <table:table-cell table:formula="of:=[.C38]-[.C95]" office:value-type="float" office:value="3192" calcext:value-type="float">
            <text:p>3192</text:p>
          </table:table-cell>
          <table:table-cell table:formula="of:=[.D38]-[.D95]" office:value-type="float" office:value="38317" calcext:value-type="float">
            <text:p>38317</text:p>
          </table:table-cell>
          <table:table-cell table:formula="of:=[.E38]-[.E95]" office:value-type="float" office:value="430517" calcext:value-type="float">
            <text:p>430517</text:p>
          </table:table-cell>
          <table:table-cell table:formula="of:=[.F38]-[.F95]" office:value-type="float" office:value="4963385" calcext:value-type="float">
            <text:p>4963385</text:p>
          </table:table-cell>
          <table:table-cell table:formula="of:=[.G38]-[.G95]" office:value-type="float" office:value="61520904" calcext:value-type="float">
            <text:p>61520904</text:p>
          </table:table-cell>
          <table:table-cell table:formula="of:=[.H38]-[.H95]" office:value-type="float" office:value="770517694" calcext:value-type="float">
            <text:p>770517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/>
          <table:table-cell table:formula="of:=[.C39]-[.C97]" office:value-type="float" office:value="4802" calcext:value-type="float">
            <text:p>4802</text:p>
          </table:table-cell>
          <table:table-cell table:formula="of:=[.D39]-[.D97]" office:value-type="float" office:value="97327" calcext:value-type="float">
            <text:p>97327</text:p>
          </table:table-cell>
          <table:table-cell table:formula="of:=[.E39]-[.E97]" office:value-type="float" office:value="1280559" calcext:value-type="float">
            <text:p>1280559</text:p>
          </table:table-cell>
          <table:table-cell table:formula="of:=[.F39]-[.F97]" office:value-type="float" office:value="15527877" calcext:value-type="float">
            <text:p>15527877</text:p>
          </table:table-cell>
          <table:table-cell table:formula="of:=[.G39]-[.G97]" office:value-type="float" office:value="209806307" calcext:value-type="float">
            <text:p>209806307</text:p>
          </table:table-cell>
          <table:table-cell table:formula="of:=[.H39]-[.H97]" office:value-type="float" office:value="2691776820" calcext:value-type="float">
            <text:p>2691776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/>
          <table:table-cell table:formula="of:=[.C40]-[.C98]" office:value-type="float" office:value="4796" calcext:value-type="float">
            <text:p>4796</text:p>
          </table:table-cell>
          <table:table-cell table:formula="of:=[.D40]-[.D98]" office:value-type="float" office:value="95159" calcext:value-type="float">
            <text:p>95159</text:p>
          </table:table-cell>
          <table:table-cell table:formula="of:=[.E40]-[.E98]" office:value-type="float" office:value="1691826" calcext:value-type="float">
            <text:p>1691826</text:p>
          </table:table-cell>
          <table:table-cell table:formula="of:=[.F40]-[.F98]" office:value-type="float" office:value="20653648" calcext:value-type="float">
            <text:p>20653648</text:p>
          </table:table-cell>
          <table:table-cell table:formula="of:=[.G40]-[.G98]" office:value-type="float" office:value="240489276" calcext:value-type="float">
            <text:p>240489276</text:p>
          </table:table-cell>
          <table:table-cell table:formula="of:=[.H40]-[.H98]" office:value-type="float" office:value="2836307962" calcext:value-type="float">
            <text:p>283630796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/>
          <table:table-cell table:style-name="ce8" table:formula="of:=[.C41]-[.C99]" office:value-type="float" office:value="4197" calcext:value-type="float">
            <text:p>4197</text:p>
          </table:table-cell>
          <table:table-cell table:style-name="ce8" table:formula="of:=[.D41]-[.D99]" office:value-type="float" office:value="90522" calcext:value-type="float">
            <text:p>90522</text:p>
          </table:table-cell>
          <table:table-cell table:style-name="ce8" table:formula="of:=[.E41]-[.E99]" office:value-type="float" office:value="1087512" calcext:value-type="float">
            <text:p>1087512</text:p>
          </table:table-cell>
          <table:table-cell table:style-name="ce8" table:formula="of:=[.F41]-[.F99]" office:value-type="float" office:value="11570142" calcext:value-type="float">
            <text:p>11570142</text:p>
          </table:table-cell>
          <table:table-cell table:style-name="ce8" table:formula="of:=[.G41]-[.G99]" office:value-type="float" office:value="149280517" calcext:value-type="float">
            <text:p>149280517</text:p>
          </table:table-cell>
          <table:table-cell table:style-name="ce18" table:formula="of:=[.H41]-[.H99]" office:value-type="float" office:value="2057659736" calcext:value-type="float">
            <text:p>2057659736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22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/>
          <table:table-cell table:style-name="ce9" table:formula="of:=[.C134]/[.C134]" office:value-type="float" office:value="1" calcext:value-type="float">
            <text:p>1.00</text:p>
          </table:table-cell>
          <table:table-cell table:style-name="ce9" table:formula="of:=[.D134]/[.D134]" office:value-type="float" office:value="1" calcext:value-type="float">
            <text:p>1.00</text:p>
          </table:table-cell>
          <table:table-cell table:style-name="ce9" table:formula="of:=[.E134]/[.E134]" office:value-type="float" office:value="1" calcext:value-type="float">
            <text:p>1.00</text:p>
          </table:table-cell>
          <table:table-cell table:style-name="ce9" table:formula="of:=[.F134]/[.F134]" office:value-type="float" office:value="1" calcext:value-type="float">
            <text:p>1.00</text:p>
          </table:table-cell>
          <table:table-cell table:style-name="ce9" table:formula="of:=[.G134]/[.G134]" office:value-type="float" office:value="1" calcext:value-type="float">
            <text:p>1.00</text:p>
          </table:table-cell>
          <table:table-cell table:style-name="ce19" table:formula="of:=[.H134]/[.H134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/>
          <table:table-cell table:style-name="ce10" table:formula="of:=[.C135]/[.C134]" office:value-type="float" office:value="1.00240673886883" calcext:value-type="float">
            <text:p>1.00</text:p>
          </table:table-cell>
          <table:table-cell table:style-name="ce10" table:formula="of:=[.D135]/[.D134]" office:value-type="float" office:value="1.15191873589165" calcext:value-type="float">
            <text:p>1.15</text:p>
          </table:table-cell>
          <table:table-cell table:style-name="ce10" table:formula="of:=[.E135]/[.E134]" office:value-type="float" office:value="1.0822903565022" calcext:value-type="float">
            <text:p>1.08</text:p>
          </table:table-cell>
          <table:table-cell table:style-name="ce10" table:formula="of:=[.F135]/[.F134]" office:value-type="float" office:value="1.06669437719406" calcext:value-type="float">
            <text:p>1.07</text:p>
          </table:table-cell>
          <table:table-cell table:style-name="ce10" table:formula="of:=[.G135]/[.G134]" office:value-type="float" office:value="1.31601169757333" calcext:value-type="float">
            <text:p>1.32</text:p>
          </table:table-cell>
          <table:table-cell table:style-name="ce20" table:formula="of:=[.H135]/[.H134]" office:value-type="float" office:value="1.2088157136775" calcext:value-type="float">
            <text:p>1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/>
          <table:table-cell table:style-name="ce10" table:formula="of:=[.C136]/[.C134]" office:value-type="float" office:value="2.84837545126354" calcext:value-type="float">
            <text:p>2.85</text:p>
          </table:table-cell>
          <table:table-cell table:style-name="ce10" table:formula="of:=[.D136]/[.D134]" office:value-type="float" office:value="2.92787810383747" calcext:value-type="float">
            <text:p>2.93</text:p>
          </table:table-cell>
          <table:table-cell table:style-name="ce10" table:formula="of:=[.E136]/[.E134]" office:value-type="float" office:value="2.84411018783892" calcext:value-type="float">
            <text:p>2.84</text:p>
          </table:table-cell>
          <table:table-cell table:style-name="ce10" table:formula="of:=[.F136]/[.F134]" office:value-type="float" office:value="2.07719361203497" calcext:value-type="float">
            <text:p>2.08</text:p>
          </table:table-cell>
          <table:table-cell table:style-name="ce10" table:formula="of:=[.G136]/[.G134]" office:value-type="float" office:value="1.96190417198831" calcext:value-type="float">
            <text:p>1.96</text:p>
          </table:table-cell>
          <table:table-cell table:style-name="ce20" table:formula="of:=[.H136]/[.H134]" office:value-type="float" office:value="1.65743205840986" calcext:value-type="float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/>
          <table:table-cell table:style-name="ce10" table:formula="of:=[.C137]/[.C134]" office:value-type="float" office:value="3.86883273164862" calcext:value-type="float">
            <text:p>3.87</text:p>
          </table:table-cell>
          <table:table-cell table:style-name="ce10" table:formula="of:=[.D137]/[.D134]" office:value-type="float" office:value="5.47584650112867" calcext:value-type="float">
            <text:p>5.48</text:p>
          </table:table-cell>
          <table:table-cell table:style-name="ce10" table:formula="of:=[.E137]/[.E134]" office:value-type="float" office:value="11.2520979814017" calcext:value-type="float">
            <text:p>11.25</text:p>
          </table:table-cell>
          <table:table-cell table:style-name="ce10" table:formula="of:=[.F137]/[.F134]" office:value-type="float" office:value="8.70637060291696" calcext:value-type="float">
            <text:p>8.71</text:p>
          </table:table-cell>
          <table:table-cell table:style-name="ce10" table:formula="of:=[.G137]/[.G134]" office:value-type="float" office:value="8.97336362789219" calcext:value-type="float">
            <text:p>8.97</text:p>
          </table:table-cell>
          <table:table-cell table:style-name="ce20" table:formula="of:=[.H137]/[.H134]" office:value-type="float" office:value="8.6356761205218" calcext:value-type="float">
            <text:p>8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/>
          <table:table-cell table:style-name="ce10" table:formula="of:=[.C138]/[.C134]" office:value-type="float" office:value="1.21780986762936" calcext:value-type="float">
            <text:p>1.22</text:p>
          </table:table-cell>
          <table:table-cell table:style-name="ce10" table:formula="of:=[.D138]/[.D134]" office:value-type="float" office:value="2.00282167042889" calcext:value-type="float">
            <text:p>2.00</text:p>
          </table:table-cell>
          <table:table-cell table:style-name="ce10" table:formula="of:=[.E138]/[.E134]" office:value-type="float" office:value="2.27770675684035" calcext:value-type="float">
            <text:p>2.28</text:p>
          </table:table-cell>
          <table:table-cell table:style-name="ce10" table:formula="of:=[.F138]/[.F134]" office:value-type="float" office:value="1.87759261781223" calcext:value-type="float">
            <text:p>1.88</text:p>
          </table:table-cell>
          <table:table-cell table:style-name="ce10" table:formula="of:=[.G138]/[.G134]" office:value-type="float" office:value="2.21715223838054" calcext:value-type="float">
            <text:p>2.22</text:p>
          </table:table-cell>
          <table:table-cell table:style-name="ce20" table:formula="of:=[.H138]/[.H134]" office:value-type="float" office:value="1.98859113838124" calcext:value-type="float">
            <text:p>1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/>
          <table:table-cell table:style-name="ce10" table:formula="of:=[.C139]/[.C134]" office:value-type="float" office:value="1.40192539109507" calcext:value-type="float">
            <text:p>1.40</text:p>
          </table:table-cell>
          <table:table-cell table:style-name="ce10" table:formula="of:=[.D139]/[.D134]" office:value-type="float" office:value="2.17257336343115" calcext:value-type="float">
            <text:p>2.17</text:p>
          </table:table-cell>
          <table:table-cell table:style-name="ce10" table:formula="of:=[.E139]/[.E134]" office:value-type="float" office:value="2.49151528897503" calcext:value-type="float">
            <text:p>2.49</text:p>
          </table:table-cell>
          <table:table-cell table:style-name="ce10" table:formula="of:=[.F139]/[.F134]" office:value-type="float" office:value="2.0286358610799" calcext:value-type="float">
            <text:p>2.03</text:p>
          </table:table-cell>
          <table:table-cell table:style-name="ce10" table:formula="of:=[.G139]/[.G134]" office:value-type="float" office:value="2.42724443762299" calcext:value-type="float">
            <text:p>2.43</text:p>
          </table:table-cell>
          <table:table-cell table:style-name="ce20" table:formula="of:=[.H139]/[.H134]" office:value-type="float" office:value="2.14893321646252" calcext:value-type="float">
            <text:p>2.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/>
          <table:table-cell table:style-name="ce10" table:formula="of:=[.C140]/[.C134]" office:value-type="float" office:value="3.84115523465704" calcext:value-type="float">
            <text:p>3.84</text:p>
          </table:table-cell>
          <table:table-cell table:style-name="ce10" table:formula="of:=[.D140]/[.D134]" office:value-type="float" office:value="4.32471783295711" calcext:value-type="float">
            <text:p>4.32</text:p>
          </table:table-cell>
          <table:table-cell table:style-name="ce10" table:formula="of:=[.E140]/[.E134]" office:value-type="float" office:value="4.43841110125982" calcext:value-type="float">
            <text:p>4.44</text:p>
          </table:table-cell>
          <table:table-cell table:style-name="ce10" table:formula="of:=[.F140]/[.F134]" office:value-type="float" office:value="3.20352521797837" calcext:value-type="float">
            <text:p>3.20</text:p>
          </table:table-cell>
          <table:table-cell table:style-name="ce10" table:formula="of:=[.G140]/[.G134]" office:value-type="float" office:value="3.37228343866996" calcext:value-type="float">
            <text:p>3.37</text:p>
          </table:table-cell>
          <table:table-cell table:style-name="ce20" table:formula="of:=[.H140]/[.H134]" office:value-type="float" office:value="2.89009216151601" calcext:value-type="float">
            <text:p>2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/>
          <table:table-cell table:style-name="ce10" table:formula="of:=[.C141]/[.C134]" office:value-type="float" office:value="5.77858002406739" calcext:value-type="float">
            <text:p>5.78</text:p>
          </table:table-cell>
          <table:table-cell table:style-name="ce10" table:formula="of:=[.D141]/[.D134]" office:value-type="float" office:value="10.9849887133183" calcext:value-type="float">
            <text:p>10.98</text:p>
          </table:table-cell>
          <table:table-cell table:style-name="ce10" table:formula="of:=[.E141]/[.E134]" office:value-type="float" office:value="13.2019113796161" calcext:value-type="float">
            <text:p>13.20</text:p>
          </table:table-cell>
          <table:table-cell table:style-name="ce10" table:formula="of:=[.F141]/[.F134]" office:value-type="float" office:value="10.0221815456924" calcext:value-type="float">
            <text:p>10.02</text:p>
          </table:table-cell>
          <table:table-cell table:style-name="ce10" table:formula="of:=[.G141]/[.G134]" office:value-type="float" office:value="11.5005841660683" calcext:value-type="float">
            <text:p>11.50</text:p>
          </table:table-cell>
          <table:table-cell table:style-name="ce20" table:formula="of:=[.H141]/[.H134]" office:value-type="float" office:value="10.0964366537084" calcext:value-type="float">
            <text:p>10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/>
          <table:table-cell table:style-name="ce10" table:formula="of:=[.C142]/[.C134]" office:value-type="float" office:value="5.77135980746089" calcext:value-type="float">
            <text:p>5.77</text:p>
          </table:table-cell>
          <table:table-cell table:style-name="ce10" table:formula="of:=[.D142]/[.D134]" office:value-type="float" office:value="10.7402934537246" calcext:value-type="float">
            <text:p>10.74</text:p>
          </table:table-cell>
          <table:table-cell table:style-name="ce10" table:formula="of:=[.E142]/[.E134]" office:value-type="float" office:value="17.4418647807171" calcext:value-type="float">
            <text:p>17.44</text:p>
          </table:table-cell>
          <table:table-cell table:style-name="ce10" table:formula="of:=[.F142]/[.F134]" office:value-type="float" office:value="13.3305158095228" calcext:value-type="float">
            <text:p>13.33</text:p>
          </table:table-cell>
          <table:table-cell table:style-name="ce10" table:formula="of:=[.G142]/[.G134]" office:value-type="float" office:value="13.1824786357582" calcext:value-type="float">
            <text:p>13.18</text:p>
          </table:table-cell>
          <table:table-cell table:style-name="ce20" table:formula="of:=[.H142]/[.H134]" office:value-type="float" office:value="10.6385505127954" calcext:value-type="float">
            <text:p>10.6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/>
          <table:table-cell table:style-name="ce11" table:formula="of:=[.C143]/[.C134]" office:value-type="float" office:value="5.05054151624549" calcext:value-type="float">
            <text:p>5.05</text:p>
          </table:table-cell>
          <table:table-cell table:style-name="ce11" table:formula="of:=[.D143]/[.D134]" office:value-type="float" office:value="10.2169300225734" calcext:value-type="float">
            <text:p>10.22</text:p>
          </table:table-cell>
          <table:table-cell table:style-name="ce11" table:formula="of:=[.E143]/[.E134]" office:value-type="float" office:value="11.2116950864966" calcext:value-type="float">
            <text:p>11.21</text:p>
          </table:table-cell>
          <table:table-cell table:style-name="ce11" table:formula="of:=[.F143]/[.F134]" office:value-type="float" office:value="7.46773455466192" calcext:value-type="float">
            <text:p>7.47</text:p>
          </table:table-cell>
          <table:table-cell table:style-name="ce11" table:formula="of:=[.G143]/[.G134]" office:value-type="float" office:value="8.18284814532618" calcext:value-type="float">
            <text:p>8.18</text:p>
          </table:table-cell>
          <table:table-cell table:style-name="ce21" table:formula="of:=[.H143]/[.H134]" office:value-type="float" office:value="7.71796198891793" calcext:value-type="float">
            <text:p>7.72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table:number-columns-repeated="2"/>
          <table:table-cell table:style-name="ce6" table:formula="of:=[.D60]-[.D93]" office:value-type="float" office:value="7359" calcext:value-type="float">
            <text:p>7359</text:p>
          </table:table-cell>
          <table:table-cell table:style-name="ce6" table:formula="of:=[.E60]-[.E93]" office:value-type="float" office:value="75929" calcext:value-type="float">
            <text:p>75929</text:p>
          </table:table-cell>
          <table:table-cell table:style-name="ce6" table:formula="of:=[.F60]-[.F93]" office:value-type="float" office:value="796707" calcext:value-type="float">
            <text:p>796707</text:p>
          </table:table-cell>
          <table:table-cell table:style-name="ce6" table:formula="of:=[.G60]-[.G93]" office:value-type="float" office:value="8975089" calcext:value-type="float">
            <text:p>8975089</text:p>
          </table:table-cell>
          <table:table-cell table:style-name="ce16" table:formula="of:=[.H60]-[.H93]" office:value-type="float" office:value="114599772" calcext:value-type="float">
            <text:p>114599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number-columns-repeated="2"/>
          <table:table-cell table:formula="of:=[.D61]-[.D94]" office:value-type="float" office:value="8754" calcext:value-type="float">
            <text:p>8754</text:p>
          </table:table-cell>
          <table:table-cell table:formula="of:=[.E61]-[.E94]" office:value-type="float" office:value="82441" calcext:value-type="float">
            <text:p>82441</text:p>
          </table:table-cell>
          <table:table-cell table:formula="of:=[.F61]-[.F94]" office:value-type="float" office:value="857601" calcext:value-type="float">
            <text:p>857601</text:p>
          </table:table-cell>
          <table:table-cell table:formula="of:=[.G61]-[.G94]" office:value-type="float" office:value="11078371" calcext:value-type="float">
            <text:p>11078371</text:p>
          </table:table-cell>
          <table:table-cell table:formula="of:=[.H61]-[.H94]" office:value-type="float" office:value="126721882" calcext:value-type="float">
            <text:p>12672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number-columns-repeated="2"/>
          <table:table-cell table:formula="of:=[.D62]-[.D93]" office:value-type="float" office:value="23990" calcext:value-type="float">
            <text:p>23990</text:p>
          </table:table-cell>
          <table:table-cell table:formula="of:=[.E62]-[.E93]" office:value-type="float" office:value="248802" calcext:value-type="float">
            <text:p>248802</text:p>
          </table:table-cell>
          <table:table-cell table:formula="of:=[.F62]-[.F93]" office:value-type="float" office:value="2496334" calcext:value-type="float">
            <text:p>2496334</text:p>
          </table:table-cell>
          <table:table-cell table:formula="of:=[.G62]-[.G93]" office:value-type="float" office:value="26285132" calcext:value-type="float">
            <text:p>26285132</text:p>
          </table:table-cell>
          <table:table-cell table:formula="of:=[.H62]-[.H93]" office:value-type="float" office:value="277045173" calcext:value-type="float">
            <text:p>277045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number-columns-repeated="2"/>
          <table:table-cell table:formula="of:=[.D63]-[.D93]" office:value-type="float" office:value="113790" calcext:value-type="float">
            <text:p>113790</text:p>
          </table:table-cell>
          <table:table-cell table:formula="of:=[.E63]-[.E93]" office:value-type="float" office:value="1423269" calcext:value-type="float">
            <text:p>1423269</text:p>
          </table:table-cell>
          <table:table-cell table:formula="of:=[.F63]-[.F93]" office:value-type="float" office:value="16526679" calcext:value-type="float">
            <text:p>16526679</text:p>
          </table:table-cell>
          <table:table-cell table:formula="of:=[.G63]-[.G93]" office:value-type="float" office:value="185168708" calcext:value-type="float">
            <text:p>185168708</text:p>
          </table:table-cell>
          <table:table-cell table:formula="of:=[.H63]-[.H93]" office:value-type="float" office:value="2505424772" calcext:value-type="float">
            <text:p>2505424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number-columns-repeated="2"/>
          <table:table-cell table:formula="of:=[.D64]-[.D95]" office:value-type="float" office:value="8580" calcext:value-type="float">
            <text:p>8580</text:p>
          </table:table-cell>
          <table:table-cell table:formula="of:=[.E64]-[.E95]" office:value-type="float" office:value="104296" calcext:value-type="float">
            <text:p>104296</text:p>
          </table:table-cell>
          <table:table-cell table:formula="of:=[.F64]-[.F95]" office:value-type="float" office:value="1068569" calcext:value-type="float">
            <text:p>1068569</text:p>
          </table:table-cell>
          <table:table-cell table:formula="of:=[.G64]-[.G95]" office:value-type="float" office:value="12815737" calcext:value-type="float">
            <text:p>12815737</text:p>
          </table:table-cell>
          <table:table-cell table:formula="of:=[.H64]-[.H95]" office:value-type="float" office:value="151813607" calcext:value-type="float">
            <text:p>151813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number-columns-repeated="2"/>
          <table:table-cell table:formula="of:=[.D65]-[.D96]" office:value-type="float" office:value="12180" calcext:value-type="float">
            <text:p>12180</text:p>
          </table:table-cell>
          <table:table-cell table:formula="of:=[.E65]-[.E96]" office:value-type="float" office:value="131243" calcext:value-type="float">
            <text:p>131243</text:p>
          </table:table-cell>
          <table:table-cell table:formula="of:=[.F65]-[.F96]" office:value-type="float" office:value="1368622" calcext:value-type="float">
            <text:p>1368622</text:p>
          </table:table-cell>
          <table:table-cell table:formula="of:=[.G65]-[.G96]" office:value-type="float" office:value="16063157" calcext:value-type="float">
            <text:p>16063157</text:p>
          </table:table-cell>
          <table:table-cell table:formula="of:=[.H65]-[.H96]" office:value-type="float" office:value="188610040" calcext:value-type="float">
            <text:p>188610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number-columns-repeated="2"/>
          <table:table-cell table:formula="of:=[.D66]-[.D95]" office:value-type="float" office:value="31792" calcext:value-type="float">
            <text:p>31792</text:p>
          </table:table-cell>
          <table:table-cell table:formula="of:=[.E66]-[.E95]" office:value-type="float" office:value="330699" calcext:value-type="float">
            <text:p>330699</text:p>
          </table:table-cell>
          <table:table-cell table:formula="of:=[.F66]-[.F95]" office:value-type="float" office:value="3432393" calcext:value-type="float">
            <text:p>3432393</text:p>
          </table:table-cell>
          <table:table-cell table:formula="of:=[.G66]-[.G95]" office:value-type="float" office:value="35436673" calcext:value-type="float">
            <text:p>35436673</text:p>
          </table:table-cell>
          <table:table-cell table:formula="of:=[.H66]-[.H95]" office:value-type="float" office:value="395624919" calcext:value-type="float">
            <text:p>3956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number-columns-repeated="2"/>
          <table:table-cell table:formula="of:=[.D67]-[.D97]" office:value-type="float" office:value="77888" calcext:value-type="float">
            <text:p>77888</text:p>
          </table:table-cell>
          <table:table-cell table:formula="of:=[.E67]-[.E97]" office:value-type="float" office:value="1011672" calcext:value-type="float">
            <text:p>1011672</text:p>
          </table:table-cell>
          <table:table-cell table:formula="of:=[.F67]-[.F97]" office:value-type="float" office:value="11864607" calcext:value-type="float">
            <text:p>11864607</text:p>
          </table:table-cell>
          <table:table-cell table:formula="of:=[.G67]-[.G97]" office:value-type="float" office:value="151102011" calcext:value-type="float">
            <text:p>151102011</text:p>
          </table:table-cell>
          <table:table-cell table:formula="of:=[.H67]-[.H97]" office:value-type="float" office:value="1701696976" calcext:value-type="float">
            <text:p>1701696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number-columns-repeated="2"/>
          <table:table-cell table:formula="of:=[.D68]-[.D98]" office:value-type="float" office:value="58396" calcext:value-type="float">
            <text:p>58396</text:p>
          </table:table-cell>
          <table:table-cell table:formula="of:=[.E68]-[.E98]" office:value-type="float" office:value="1251131" calcext:value-type="float">
            <text:p>1251131</text:p>
          </table:table-cell>
          <table:table-cell table:formula="of:=[.F68]-[.F98]" office:value-type="float" office:value="15792066" calcext:value-type="float">
            <text:p>15792066</text:p>
          </table:table-cell>
          <table:table-cell table:formula="of:=[.G68]-[.G98]" office:value-type="float" office:value="189234618" calcext:value-type="float">
            <text:p>189234618</text:p>
          </table:table-cell>
          <table:table-cell table:formula="of:=[.H68]-[.H98]" office:value-type="float" office:value="2345215208" calcext:value-type="float">
            <text:p>234521520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table:number-columns-repeated="2"/>
          <table:table-cell table:style-name="ce8" table:formula="of:=[.D69]-[.D99]" office:value-type="float" office:value="91808" calcext:value-type="float">
            <text:p>91808</text:p>
          </table:table-cell>
          <table:table-cell table:style-name="ce8" table:formula="of:=[.E69]-[.E99]" office:value-type="float" office:value="979326" calcext:value-type="float">
            <text:p>979326</text:p>
          </table:table-cell>
          <table:table-cell table:style-name="ce8" table:formula="of:=[.F69]-[.F99]" office:value-type="float" office:value="9557038" calcext:value-type="float">
            <text:p>9557038</text:p>
          </table:table-cell>
          <table:table-cell table:style-name="ce8" table:formula="of:=[.G69]-[.G99]" office:value-type="float" office:value="106974355" calcext:value-type="float">
            <text:p>106974355</text:p>
          </table:table-cell>
          <table:table-cell table:style-name="ce18" table:formula="of:=[.H69]-[.H99]" office:value-type="float" office:value="1363031447" calcext:value-type="float">
            <text:p>1363031447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13"/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22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number-columns-repeated="2"/>
          <table:table-cell table:style-name="ce9" table:formula="of:=[.D163]/[.D163]" office:value-type="float" office:value="1" calcext:value-type="float">
            <text:p>1.00</text:p>
          </table:table-cell>
          <table:table-cell table:style-name="ce9" table:formula="of:=[.E163]/[.E163]" office:value-type="float" office:value="1" calcext:value-type="float">
            <text:p>1.00</text:p>
          </table:table-cell>
          <table:table-cell table:style-name="ce9" table:formula="of:=[.F163]/[.F163]" office:value-type="float" office:value="1" calcext:value-type="float">
            <text:p>1.00</text:p>
          </table:table-cell>
          <table:table-cell table:style-name="ce9" table:formula="of:=[.G163]/[.G163]" office:value-type="float" office:value="1" calcext:value-type="float">
            <text:p>1.00</text:p>
          </table:table-cell>
          <table:table-cell table:style-name="ce19" table:formula="of:=[.H163]/[.H163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number-columns-repeated="2"/>
          <table:table-cell table:style-name="ce10" table:formula="of:=[.D164]/[.D163]" office:value-type="float" office:value="1.18956379942927" calcext:value-type="float">
            <text:p>1.19</text:p>
          </table:table-cell>
          <table:table-cell table:style-name="ce10" table:formula="of:=[.E164]/[.E163]" office:value-type="float" office:value="1.08576433246849" calcext:value-type="float">
            <text:p>1.09</text:p>
          </table:table-cell>
          <table:table-cell table:style-name="ce10" table:formula="of:=[.F164]/[.F163]" office:value-type="float" office:value="1.07643211368797" calcext:value-type="float">
            <text:p>1.08</text:p>
          </table:table-cell>
          <table:table-cell table:style-name="ce10" table:formula="of:=[.G164]/[.G163]" office:value-type="float" office:value="1.23434664547616" calcext:value-type="float">
            <text:p>1.23</text:p>
          </table:table-cell>
          <table:table-cell table:style-name="ce20" table:formula="of:=[.H164]/[.H163]" office:value-type="float" office:value="1.10577778461898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number-columns-repeated="2"/>
          <table:table-cell table:style-name="ce10" table:formula="of:=[.D165]/[.D163]" office:value-type="float" office:value="3.25995379807039" calcext:value-type="float">
            <text:p>3.26</text:p>
          </table:table-cell>
          <table:table-cell table:style-name="ce10" table:formula="of:=[.E165]/[.E163]" office:value-type="float" office:value="3.27677172094983" calcext:value-type="float">
            <text:p>3.28</text:p>
          </table:table-cell>
          <table:table-cell table:style-name="ce10" table:formula="of:=[.F165]/[.F163]" office:value-type="float" office:value="3.13331500790127" calcext:value-type="float">
            <text:p>3.13</text:p>
          </table:table-cell>
          <table:table-cell table:style-name="ce10" table:formula="of:=[.G165]/[.G163]" office:value-type="float" office:value="2.9286764732918" calcext:value-type="float">
            <text:p>2.93</text:p>
          </table:table-cell>
          <table:table-cell table:style-name="ce20" table:formula="of:=[.H165]/[.H163]" office:value-type="float" office:value="2.41750195628661" calcext:value-type="float">
            <text:p>2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number-columns-repeated="2"/>
          <table:table-cell table:style-name="ce10" table:formula="of:=[.D166]/[.D163]" office:value-type="float" office:value="15.4626987362413" calcext:value-type="float">
            <text:p>15.46</text:p>
          </table:table-cell>
          <table:table-cell table:style-name="ce10" table:formula="of:=[.E166]/[.E163]" office:value-type="float" office:value="18.7447352131597" calcext:value-type="float">
            <text:p>18.74</text:p>
          </table:table-cell>
          <table:table-cell table:style-name="ce10" table:formula="of:=[.F166]/[.F163]" office:value-type="float" office:value="20.7437351498104" calcext:value-type="float">
            <text:p>20.74</text:p>
          </table:table-cell>
          <table:table-cell table:style-name="ce10" table:formula="of:=[.G166]/[.G163]" office:value-type="float" office:value="20.6314063292297" calcext:value-type="float">
            <text:p>20.63</text:p>
          </table:table-cell>
          <table:table-cell table:style-name="ce20" table:formula="of:=[.H166]/[.H163]" office:value-type="float" office:value="21.8623888012622" calcext:value-type="float">
            <text:p>21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number-columns-repeated="2"/>
          <table:table-cell table:style-name="ce10" table:formula="of:=[.D167]/[.D163]" office:value-type="float" office:value="1.16591928251121" calcext:value-type="float">
            <text:p>1.17</text:p>
          </table:table-cell>
          <table:table-cell table:style-name="ce10" table:formula="of:=[.E167]/[.E163]" office:value-type="float" office:value="1.37359902013723" calcext:value-type="float">
            <text:p>1.37</text:p>
          </table:table-cell>
          <table:table-cell table:style-name="ce10" table:formula="of:=[.F167]/[.F163]" office:value-type="float" office:value="1.3412320966177" calcext:value-type="float">
            <text:p>1.34</text:p>
          </table:table-cell>
          <table:table-cell table:style-name="ce10" table:formula="of:=[.G167]/[.G163]" office:value-type="float" office:value="1.42792311028893" calcext:value-type="float">
            <text:p>1.43</text:p>
          </table:table-cell>
          <table:table-cell table:style-name="ce20" table:formula="of:=[.H167]/[.H163]" office:value-type="float" office:value="1.32472870015832" calcext:value-type="float">
            <text:p>1.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number-columns-repeated="2"/>
          <table:table-cell table:style-name="ce10" table:formula="of:=[.D168]/[.D163]" office:value-type="float" office:value="1.65511618426417" calcext:value-type="float">
            <text:p>1.66</text:p>
          </table:table-cell>
          <table:table-cell table:style-name="ce10" table:formula="of:=[.E168]/[.E163]" office:value-type="float" office:value="1.72849635844012" calcext:value-type="float">
            <text:p>1.73</text:p>
          </table:table-cell>
          <table:table-cell table:style-name="ce10" table:formula="of:=[.F168]/[.F163]" office:value-type="float" office:value="1.71784859427619" calcext:value-type="float">
            <text:p>1.72</text:p>
          </table:table-cell>
          <table:table-cell table:style-name="ce10" table:formula="of:=[.G168]/[.G163]" office:value-type="float" office:value="1.7897490487281" calcext:value-type="float">
            <text:p>1.79</text:p>
          </table:table-cell>
          <table:table-cell table:style-name="ce20" table:formula="of:=[.H168]/[.H163]" office:value-type="float" office:value="1.64581514176136" calcext:value-type="float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number-columns-repeated="2"/>
          <table:table-cell table:style-name="ce10" table:formula="of:=[.D169]/[.D163]" office:value-type="float" office:value="4.32015219459166" calcext:value-type="float">
            <text:p>4.32</text:p>
          </table:table-cell>
          <table:table-cell table:style-name="ce10" table:formula="of:=[.E169]/[.E163]" office:value-type="float" office:value="4.35537146544798" calcext:value-type="float">
            <text:p>4.36</text:p>
          </table:table-cell>
          <table:table-cell table:style-name="ce10" table:formula="of:=[.F169]/[.F163]" office:value-type="float" office:value="4.30822498107836" calcext:value-type="float">
            <text:p>4.31</text:p>
          </table:table-cell>
          <table:table-cell table:style-name="ce10" table:formula="of:=[.G169]/[.G163]" office:value-type="float" office:value="3.9483366683049" calcext:value-type="float">
            <text:p>3.95</text:p>
          </table:table-cell>
          <table:table-cell table:style-name="ce20" table:formula="of:=[.H169]/[.H163]" office:value-type="float" office:value="3.45223129239734" calcext:value-type="float">
            <text:p>3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number-columns-repeated="2"/>
          <table:table-cell table:style-name="ce10" table:formula="of:=[.D170]/[.D163]" office:value-type="float" office:value="10.5840467454817" calcext:value-type="float">
            <text:p>10.58</text:p>
          </table:table-cell>
          <table:table-cell table:style-name="ce10" table:formula="of:=[.E170]/[.E163]" office:value-type="float" office:value="13.3239210314899" calcext:value-type="float">
            <text:p>13.32</text:p>
          </table:table-cell>
          <table:table-cell table:style-name="ce10" table:formula="of:=[.F170]/[.F163]" office:value-type="float" office:value="14.892058184502" calcext:value-type="float">
            <text:p>14.89</text:p>
          </table:table-cell>
          <table:table-cell table:style-name="ce10" table:formula="of:=[.G170]/[.G163]" office:value-type="float" office:value="16.8357117127195" calcext:value-type="float">
            <text:p>16.84</text:p>
          </table:table-cell>
          <table:table-cell table:style-name="ce20" table:formula="of:=[.H170]/[.H163]" office:value-type="float" office:value="14.8490432947807" calcext:value-type="float">
            <text:p>14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number-columns-repeated="2"/>
          <table:table-cell table:style-name="ce10" table:formula="of:=[.D171]/[.D163]" office:value-type="float" office:value="7.935317298546" calcext:value-type="float">
            <text:p>7.94</text:p>
          </table:table-cell>
          <table:table-cell table:style-name="ce10" table:formula="of:=[.E171]/[.E163]" office:value-type="float" office:value="16.4776435880889" calcext:value-type="float">
            <text:p>16.48</text:p>
          </table:table-cell>
          <table:table-cell table:style-name="ce10" table:formula="of:=[.F171]/[.F163]" office:value-type="float" office:value="19.8216734633937" calcext:value-type="float">
            <text:p>19.82</text:p>
          </table:table-cell>
          <table:table-cell table:style-name="ce10" table:formula="of:=[.G171]/[.G163]" office:value-type="float" office:value="21.0844280207138" calcext:value-type="float">
            <text:p>21.08</text:p>
          </table:table-cell>
          <table:table-cell table:style-name="ce20" table:formula="of:=[.H171]/[.H163]" office:value-type="float" office:value="20.4643968052572" calcext:value-type="float">
            <text:p>20.4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number-columns-repeated="2"/>
          <table:table-cell table:style-name="ce11" table:formula="of:=[.D172]/[.D163]" office:value-type="float" office:value="12.4756080989265" calcext:value-type="float">
            <text:p>12.48</text:p>
          </table:table-cell>
          <table:table-cell table:style-name="ce11" table:formula="of:=[.E172]/[.E163]" office:value-type="float" office:value="12.8979177916211" calcext:value-type="float">
            <text:p>12.90</text:p>
          </table:table-cell>
          <table:table-cell table:style-name="ce11" table:formula="of:=[.F172]/[.F163]" office:value-type="float" office:value="11.9956746959673" calcext:value-type="float">
            <text:p>12.00</text:p>
          </table:table-cell>
          <table:table-cell table:style-name="ce11" table:formula="of:=[.G172]/[.G163]" office:value-type="float" office:value="11.9190299951343" calcext:value-type="float">
            <text:p>11.92</text:p>
          </table:table-cell>
          <table:table-cell table:style-name="ce21" table:formula="of:=[.H172]/[.H163]" office:value-type="float" office:value="11.8938408271877" calcext:value-type="float">
            <text:p>11.89</text:p>
          </table:table-cell>
          <table:table-cell table:number-columns-repeated="9"/>
        </table:table-row>
      </table:table>
      <table:table table:name="variations" table:style-name="ta1">
        <table:shapes>
          <draw:frame draw:z-index="0" draw:style-name="gr1" draw:text-style-name="P1" svg:width="419.05pt" svg:height="268.55pt" svg:x="682.84pt" svg:y="757.47pt">
            <loext:p draw:notify-on-update-of-ranges="variations.D73:variations.H73 variations.A74:variations.C74 variations.D74:variations.H74 variations.A75:variations.A75 variations.D75:variations.H75 variations.A76:variations.A76 variations.D76:variations.H76 variations.A78:variations.A78 variations.D78:variations.H78 variations.A79:variations.A79 variations.D79:variations.H79 variations.A80:variations.A80 variations.D80:variations.H8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19.05pt" svg:height="268.55pt" svg:x="681.28pt" svg:y="399.83pt">
            <loext:p draw:notify-on-update-of-ranges="variations.C45:variations.H45 variations.A46:variations.A46 variations.C46:variations.H46 variations.A47:variations.A47 variations.C47:variations.H47 variations.A48:variations.A48 variations.C48:variations.H48 variations.A50:variations.A50 variations.C50:variations.H50 variations.A51:variations.A51 variations.C51:variations.H51 variations.A52:variations.A52 variations.C52:variations.H5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19.05pt" svg:height="268.55pt" svg:x="684.43pt" svg:y="44.42pt">
            <loext:p draw:notify-on-update-of-ranges="variations.B17:variations.H17 variations.A18:variations.A18 variations.B18:variations.H18 variations.A19:variations.A19 variations.B19:variations.H19 variations.A20:variations.A20 variations.B20:variations.H20 variations.A22:variations.A22 variations.B22:variations.H22 variations.A23:variations.A23 variations.B23:variations.H23 variations.A24:variations.A24 variations.B24:variations.H24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419.05pt" svg:height="268.55pt" svg:x="676.52pt" svg:y="1336.48pt">
            <loext:p draw:notify-on-update-of-ranges="variations.B118:variations.H118 variations.A74:variations.C74 variations.B119:variations.H119 variations.A75:variations.A75 variations.B120:variations.H120 variations.A76:variations.A76 variations.B121:variations.H121 variations.A78:variations.A78 variations.B123:variations.H123 variations.A79:variations.A79 variations.B124:variations.H124 variations.A80:variations.A80 variations.B125:variations.H12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419.05pt" svg:height="268.55pt" svg:x="676.52pt" svg:y="1706.17pt">
            <loext:p draw:notify-on-update-of-ranges="variations.C45:variations.H45 variations.A46:variations.A46 variations.C148:variations.H148 variations.A47:variations.A47 variations.C149:variations.H149 variations.A48:variations.A48 variations.C150:variations.H150 variations.A50:variations.A50 variations.C152:variations.H152 variations.A51:variations.A51 variations.C153:variations.H153 variations.A52:variations.A52 variations.C154:variations.H154"/>
            <draw:object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5" draw:style-name="gr1" draw:text-style-name="P1" svg:width="419.05pt" svg:height="268.55pt" svg:x="674.93pt" svg:y="2078.14pt">
            <loext:p draw:notify-on-update-of-ranges="variations.D73:variations.H73 variations.A74:variations.C74 variations.D177:variations.H177 variations.A75:variations.A75 variations.D178:variations.H178 variations.A76:variations.A76 variations.D179:variations.H179 variations.A78:variations.A78 variations.D181:variations.H181 variations.A79:variations.A79 variations.D182:variations.H182 variations.A80:variations.A80 variations.D183:variations.H183"/>
            <draw:object xlink:href="./Object 10" xlink:type="simple" xlink:show="embed" xlink:actuate="onLoad"/>
            <draw:image xlink:href="./ObjectReplacements/Object 10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7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7"/>
        <table:table-column table:style-name="co6" table:default-cell-style-name="ce17"/>
        <table:table-column table:style-name="co6" table:number-columns-repeated="5" table:default-cell-style-name="Default"/>
        <table:table-column table:style-name="co8" table:default-cell-style-name="Default"/>
        <table:table-column table:style-name="co6" table:number-columns-repeated="2" table:default-cell-style-name="Default"/>
        <table:table-column table:style-name="co3" table:default-cell-style-name="Default"/>
        <table:table-row table:style-name="ro1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office:value-type="float" office:value="182" calcext:value-type="float">
            <text:p>182</text:p>
          </table:table-cell>
          <table:table-cell table:style-name="ce6" office:value-type="float" office:value="1950" calcext:value-type="float">
            <text:p>1950</text:p>
          </table:table-cell>
          <table:table-cell table:style-name="ce6" office:value-type="float" office:value="21911" calcext:value-type="float">
            <text:p>21911</text:p>
          </table:table-cell>
          <table:table-cell table:style-name="ce6" office:value-type="float" office:value="569097" calcext:value-type="float">
            <text:p>569097</text:p>
          </table:table-cell>
          <table:table-cell table:style-name="ce6" office:value-type="float" office:value="6811661" calcext:value-type="float">
            <text:p>6811661</text:p>
          </table:table-cell>
          <table:table-cell table:style-name="ce6" office:value-type="float" office:value="88308430" calcext:value-type="float">
            <text:p>88308430</text:p>
          </table:table-cell>
          <table:table-cell table:style-name="ce16" office:value-type="float" office:value="1428290912" calcext:value-type="float">
            <text:p>14282909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office:value-type="float" office:value="196" calcext:value-type="float">
            <text:p>196</text:p>
          </table:table-cell>
          <table:table-cell office:value-type="float" office:value="2180" calcext:value-type="float">
            <text:p>2180</text:p>
          </table:table-cell>
          <table:table-cell office:value-type="float" office:value="25153" calcext:value-type="float">
            <text:p>25153</text:p>
          </table:table-cell>
          <table:table-cell office:value-type="float" office:value="616614" calcext:value-type="float">
            <text:p>616614</text:p>
          </table:table-cell>
          <table:table-cell office:value-type="float" office:value="7485767" calcext:value-type="float">
            <text:p>7485767</text:p>
          </table:table-cell>
          <table:table-cell office:value-type="float" office:value="116431733" calcext:value-type="float">
            <text:p>116431733</text:p>
          </table:table-cell>
          <table:table-cell office:value-type="float" office:value="1713726526" calcext:value-type="float">
            <text:p>17137265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office:value-type="float" office:value="276" calcext:value-type="float">
            <text:p>276</text:p>
          </table:table-cell>
          <table:table-cell office:value-type="float" office:value="3212" calcext:value-type="float">
            <text:p>3212</text:p>
          </table:table-cell>
          <table:table-cell office:value-type="float" office:value="38297" calcext:value-type="float">
            <text:p>38297</text:p>
          </table:table-cell>
          <table:table-cell office:value-type="float" office:value="708353" calcext:value-type="float">
            <text:p>708353</text:p>
          </table:table-cell>
          <table:table-cell office:value-type="float" office:value="8103707" calcext:value-type="float">
            <text:p>8103707</text:p>
          </table:table-cell>
          <table:table-cell office:value-type="float" office:value="103508862" calcext:value-type="float">
            <text:p>103508862</text:p>
          </table:table-cell>
          <table:table-cell office:value-type="float" office:value="1601340716" calcext:value-type="float">
            <text:p>16013407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office:value-type="float" office:value="201" calcext:value-type="float">
            <text:p>201</text:p>
          </table:table-cell>
          <table:table-cell office:value-type="float" office:value="3575" calcext:value-type="float">
            <text:p>3575</text:p>
          </table:table-cell>
          <table:table-cell office:value-type="float" office:value="58028" calcext:value-type="float">
            <text:p>58028</text:p>
          </table:table-cell>
          <table:table-cell office:value-type="float" office:value="1182886" calcext:value-type="float">
            <text:p>1182886</text:p>
          </table:table-cell>
          <table:table-cell office:value-type="float" office:value="15738532" calcext:value-type="float">
            <text:p>15738532</text:p>
          </table:table-cell>
          <table:table-cell office:value-type="float" office:value="226105970" calcext:value-type="float">
            <text:p>226105970</text:p>
          </table:table-cell>
          <table:table-cell office:value-type="float" office:value="4004261837" calcext:value-type="float">
            <text:p>40042618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office:value-type="float" office:value="258" calcext:value-type="float">
            <text:p>258</text:p>
          </table:table-cell>
          <table:table-cell office:value-type="float" office:value="5551" calcext:value-type="float">
            <text:p>5551</text:p>
          </table:table-cell>
          <table:table-cell office:value-type="float" office:value="81638" calcext:value-type="float">
            <text:p>81638</text:p>
          </table:table-cell>
          <table:table-cell office:value-type="float" office:value="1369791" calcext:value-type="float">
            <text:p>1369791</text:p>
          </table:table-cell>
          <table:table-cell office:value-type="float" office:value="16950051" calcext:value-type="float">
            <text:p>16950051</text:p>
          </table:table-cell>
          <table:table-cell office:value-type="float" office:value="255142395" calcext:value-type="float">
            <text:p>255142395</text:p>
          </table:table-cell>
          <table:table-cell office:value-type="float" office:value="3566586961" calcext:value-type="float">
            <text:p>356658696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office:value-type="float" office:value="283" calcext:value-type="float">
            <text:p>283</text:p>
          </table:table-cell>
          <table:table-cell office:value-type="float" office:value="6005" calcext:value-type="float">
            <text:p>6005</text:p>
          </table:table-cell>
          <table:table-cell office:value-type="float" office:value="85705" calcext:value-type="float">
            <text:p>85705</text:p>
          </table:table-cell>
          <table:table-cell office:value-type="float" office:value="1423049" calcext:value-type="float">
            <text:p>1423049</text:p>
          </table:table-cell>
          <table:table-cell office:value-type="float" office:value="17896825" calcext:value-type="float">
            <text:p>17896825</text:p>
          </table:table-cell>
          <table:table-cell office:value-type="float" office:value="270836664" calcext:value-type="float">
            <text:p>270836664</text:p>
          </table:table-cell>
          <table:table-cell office:value-type="float" office:value="3809623670" calcext:value-type="float">
            <text:p>380962367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office:value-type="float" office:value="388" calcext:value-type="float">
            <text:p>388</text:p>
          </table:table-cell>
          <table:table-cell office:value-type="float" office:value="6338" calcext:value-type="float">
            <text:p>6338</text:p>
          </table:table-cell>
          <table:table-cell office:value-type="float" office:value="93959" calcext:value-type="float">
            <text:p>93959</text:p>
          </table:table-cell>
          <table:table-cell office:value-type="float" office:value="1465253" calcext:value-type="float">
            <text:p>1465253</text:p>
          </table:table-cell>
          <table:table-cell office:value-type="float" office:value="18015576" calcext:value-type="float">
            <text:p>18015576</text:p>
          </table:table-cell>
          <table:table-cell office:value-type="float" office:value="270173679" calcext:value-type="float">
            <text:p>270173679</text:p>
          </table:table-cell>
          <table:table-cell office:value-type="float" office:value="3775916486" calcext:value-type="float">
            <text:p>37759164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office:value-type="float" office:value="1253" calcext:value-type="float">
            <text:p>1253</text:p>
          </table:table-cell>
          <table:table-cell office:value-type="float" office:value="17238" calcext:value-type="float">
            <text:p>17238</text:p>
          </table:table-cell>
          <table:table-cell office:value-type="float" office:value="346273" calcext:value-type="float">
            <text:p>346273</text:p>
          </table:table-cell>
          <table:table-cell office:value-type="float" office:value="4489519" calcext:value-type="float">
            <text:p>4489519</text:p>
          </table:table-cell>
          <table:table-cell office:value-type="float" office:value="60259688" calcext:value-type="float">
            <text:p>60259688</text:p>
          </table:table-cell>
          <table:table-cell office:value-type="float" office:value="971729536" calcext:value-type="float">
            <text:p>971729536</text:p>
          </table:table-cell>
          <table:table-cell office:value-type="float" office:value="13325520215" calcext:value-type="float">
            <text:p>133255202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office:value-type="float" office:value="418" calcext:value-type="float">
            <text:p>418</text:p>
          </table:table-cell>
          <table:table-cell office:value-type="float" office:value="7116" calcext:value-type="float">
            <text:p>7116</text:p>
          </table:table-cell>
          <table:table-cell office:value-type="float" office:value="178401" calcext:value-type="float">
            <text:p>178401</text:p>
          </table:table-cell>
          <table:table-cell office:value-type="float" office:value="2610993" calcext:value-type="float">
            <text:p>2610993</text:p>
          </table:table-cell>
          <table:table-cell office:value-type="float" office:value="32203282" calcext:value-type="float">
            <text:p>32203282</text:p>
          </table:table-cell>
          <table:table-cell office:value-type="float" office:value="448316623" calcext:value-type="float">
            <text:p>448316623</text:p>
          </table:table-cell>
          <table:table-cell office:value-type="float" office:value="5938766763" calcext:value-type="float">
            <text:p>5938766763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office:value-type="float" office:value="973" calcext:value-type="float">
            <text:p>973</text:p>
          </table:table-cell>
          <table:table-cell table:style-name="ce8" office:value-type="float" office:value="9785" calcext:value-type="float">
            <text:p>9785</text:p>
          </table:table-cell>
          <table:table-cell table:style-name="ce8" office:value-type="float" office:value="195563" calcext:value-type="float">
            <text:p>195563</text:p>
          </table:table-cell>
          <table:table-cell table:style-name="ce8" office:value-type="float" office:value="2787601" calcext:value-type="float">
            <text:p>2787601</text:p>
          </table:table-cell>
          <table:table-cell table:style-name="ce8" office:value-type="float" office:value="38382846" calcext:value-type="float">
            <text:p>38382846</text:p>
          </table:table-cell>
          <table:table-cell table:style-name="ce8" office:value-type="float" office:value="720077194" calcext:value-type="float">
            <text:p>720077194</text:p>
          </table:table-cell>
          <table:table-cell table:style-name="ce18" office:value-type="float" office:value="10218274428" calcext:value-type="float">
            <text:p>10218274428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formula="of:=[.B4]/[.B4]" office:value-type="float" office:value="1" calcext:value-type="float">
            <text:p>1.00</text:p>
          </table:table-cell>
          <table:table-cell table:style-name="ce9" table:formula="of:=[.C4]/[.C4]" office:value-type="float" office:value="1" calcext:value-type="float">
            <text:p>1.00</text:p>
          </table:table-cell>
          <table:table-cell table:style-name="ce9" table:formula="of:=[.D4]/[.D4]" office:value-type="float" office:value="1" calcext:value-type="float">
            <text:p>1.00</text:p>
          </table:table-cell>
          <table:table-cell table:style-name="ce9" table:formula="of:=[.E4]/[.E4]" office:value-type="float" office:value="1" calcext:value-type="float">
            <text:p>1.00</text:p>
          </table:table-cell>
          <table:table-cell table:style-name="ce9" table:formula="of:=[.F4]/[.F4]" office:value-type="float" office:value="1" calcext:value-type="float">
            <text:p>1.00</text:p>
          </table:table-cell>
          <table:table-cell table:style-name="ce9" table:formula="of:=[.G4]/[.G4]" office:value-type="float" office:value="1" calcext:value-type="float">
            <text:p>1.00</text:p>
          </table:table-cell>
          <table:table-cell table:style-name="ce19" table:formula="of:=[.H4]/[.H4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formula="of:=[.B5]/[.B4]" office:value-type="float" office:value="1.07692307692308" calcext:value-type="float">
            <text:p>1.08</text:p>
          </table:table-cell>
          <table:table-cell table:style-name="ce10" table:formula="of:=[.C5]/[.C4]" office:value-type="float" office:value="1.11794871794872" calcext:value-type="float">
            <text:p>1.12</text:p>
          </table:table-cell>
          <table:table-cell table:style-name="ce10" table:formula="of:=[.D5]/[.D4]" office:value-type="float" office:value="1.14796221076172" calcext:value-type="float">
            <text:p>1.15</text:p>
          </table:table-cell>
          <table:table-cell table:style-name="ce10" table:formula="of:=[.E5]/[.E4]" office:value-type="float" office:value="1.08349543223739" calcext:value-type="float">
            <text:p>1.08</text:p>
          </table:table-cell>
          <table:table-cell table:style-name="ce10" table:formula="of:=[.F5]/[.F4]" office:value-type="float" office:value="1.09896352739809" calcext:value-type="float">
            <text:p>1.10</text:p>
          </table:table-cell>
          <table:table-cell table:style-name="ce10" table:formula="of:=[.G5]/[.G4]" office:value-type="float" office:value="1.31846679869634" calcext:value-type="float">
            <text:p>1.32</text:p>
          </table:table-cell>
          <table:table-cell table:style-name="ce20" table:formula="of:=[.H5]/[.H4]" office:value-type="float" office:value="1.19984417152127" calcext:value-type="float">
            <text:p>1.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formula="of:=[.B6]/[.B4]" office:value-type="float" office:value="1.51648351648352" calcext:value-type="float">
            <text:p>1.52</text:p>
          </table:table-cell>
          <table:table-cell table:style-name="ce10" table:formula="of:=[.C6]/[.C4]" office:value-type="float" office:value="1.64717948717949" calcext:value-type="float">
            <text:p>1.65</text:p>
          </table:table-cell>
          <table:table-cell table:style-name="ce10" table:formula="of:=[.D6]/[.D4]" office:value-type="float" office:value="1.74784354890238" calcext:value-type="float">
            <text:p>1.75</text:p>
          </table:table-cell>
          <table:table-cell table:style-name="ce10" table:formula="of:=[.E6]/[.E4]" office:value-type="float" office:value="1.24469642257822" calcext:value-type="float">
            <text:p>1.24</text:p>
          </table:table-cell>
          <table:table-cell table:style-name="ce10" table:formula="of:=[.F6]/[.F4]" office:value-type="float" office:value="1.18968148884685" calcext:value-type="float">
            <text:p>1.19</text:p>
          </table:table-cell>
          <table:table-cell table:style-name="ce10" table:formula="of:=[.G6]/[.G4]" office:value-type="float" office:value="1.17212888962016" calcext:value-type="float">
            <text:p>1.17</text:p>
          </table:table-cell>
          <table:table-cell table:style-name="ce20" table:formula="of:=[.H6]/[.H4]" office:value-type="float" office:value="1.1211586537071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formula="of:=[.B7]/[.B4]" office:value-type="float" office:value="1.1043956043956" calcext:value-type="float">
            <text:p>1.10</text:p>
          </table:table-cell>
          <table:table-cell table:style-name="ce10" table:formula="of:=[.C7]/[.C4]" office:value-type="float" office:value="1.83333333333333" calcext:value-type="float">
            <text:p>1.83</text:p>
          </table:table-cell>
          <table:table-cell table:style-name="ce10" table:formula="of:=[.D7]/[.D4]" office:value-type="float" office:value="2.64835014376341" calcext:value-type="float">
            <text:p>2.65</text:p>
          </table:table-cell>
          <table:table-cell table:style-name="ce10" table:formula="of:=[.E7]/[.E4]" office:value-type="float" office:value="2.07853142785852" calcext:value-type="float">
            <text:p>2.08</text:p>
          </table:table-cell>
          <table:table-cell table:style-name="ce10" table:formula="of:=[.F7]/[.F4]" office:value-type="float" office:value="2.31052778463285" calcext:value-type="float">
            <text:p>2.31</text:p>
          </table:table-cell>
          <table:table-cell table:style-name="ce10" table:formula="of:=[.G7]/[.G4]" office:value-type="float" office:value="2.56041206938001" calcext:value-type="float">
            <text:p>2.56</text:p>
          </table:table-cell>
          <table:table-cell table:style-name="ce20" table:formula="of:=[.H7]/[.H4]" office:value-type="float" office:value="2.80353379228111" calcext:value-type="float">
            <text:p>2.8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formula="of:=[.B8]/[.B4]" office:value-type="float" office:value="1.41758241758242" calcext:value-type="float">
            <text:p>1.42</text:p>
          </table:table-cell>
          <table:table-cell table:style-name="ce10" table:formula="of:=[.C8]/[.C4]" office:value-type="float" office:value="2.84666666666667" calcext:value-type="float">
            <text:p>2.85</text:p>
          </table:table-cell>
          <table:table-cell table:style-name="ce10" table:formula="of:=[.D8]/[.D4]" office:value-type="float" office:value="3.72589110492447" calcext:value-type="float">
            <text:p>3.73</text:p>
          </table:table-cell>
          <table:table-cell table:style-name="ce10" table:formula="of:=[.E8]/[.E4]" office:value-type="float" office:value="2.40695522907343" calcext:value-type="float">
            <text:p>2.41</text:p>
          </table:table-cell>
          <table:table-cell table:style-name="ce10" table:formula="of:=[.F8]/[.F4]" office:value-type="float" office:value="2.48838734047393" calcext:value-type="float">
            <text:p>2.49</text:p>
          </table:table-cell>
          <table:table-cell table:style-name="ce10" table:formula="of:=[.G8]/[.G4]" office:value-type="float" office:value="2.88921901340563" calcext:value-type="float">
            <text:p>2.89</text:p>
          </table:table-cell>
          <table:table-cell table:style-name="ce20" table:formula="of:=[.H8]/[.H4]" office:value-type="float" office:value="2.49710120748846" calcext:value-type="float">
            <text:p>2.5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formula="of:=[.B9]/[.B4]" office:value-type="float" office:value="1.55494505494506" calcext:value-type="float">
            <text:p>1.55</text:p>
          </table:table-cell>
          <table:table-cell table:style-name="ce10" table:formula="of:=[.C9]/[.C4]" office:value-type="float" office:value="3.07948717948718" calcext:value-type="float">
            <text:p>3.08</text:p>
          </table:table-cell>
          <table:table-cell table:style-name="ce10" table:formula="of:=[.D9]/[.D4]" office:value-type="float" office:value="3.91150563643832" calcext:value-type="float">
            <text:p>3.91</text:p>
          </table:table-cell>
          <table:table-cell table:style-name="ce10" table:formula="of:=[.E9]/[.E4]" office:value-type="float" office:value="2.50053857251049" calcext:value-type="float">
            <text:p>2.50</text:p>
          </table:table-cell>
          <table:table-cell table:style-name="ce10" table:formula="of:=[.F9]/[.F4]" office:value-type="float" office:value="2.62738045830525" calcext:value-type="float">
            <text:p>2.63</text:p>
          </table:table-cell>
          <table:table-cell table:style-name="ce10" table:formula="of:=[.G9]/[.G4]" office:value-type="float" office:value="3.06694008714683" calcext:value-type="float">
            <text:p>3.07</text:p>
          </table:table-cell>
          <table:table-cell table:style-name="ce20" table:formula="of:=[.H9]/[.H4]" office:value-type="float" office:value="2.66726031650336" calcext:value-type="float">
            <text:p>2.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formula="of:=[.B10]/[.B4]" office:value-type="float" office:value="2.13186813186813" calcext:value-type="float">
            <text:p>2.13</text:p>
          </table:table-cell>
          <table:table-cell table:style-name="ce10" table:formula="of:=[.C10]/[.C4]" office:value-type="float" office:value="3.25025641025641" calcext:value-type="float">
            <text:p>3.25</text:p>
          </table:table-cell>
          <table:table-cell table:style-name="ce10" table:formula="of:=[.D10]/[.D4]" office:value-type="float" office:value="4.28821140066633" calcext:value-type="float">
            <text:p>4.29</text:p>
          </table:table-cell>
          <table:table-cell table:style-name="ce10" table:formula="of:=[.E10]/[.E4]" office:value-type="float" office:value="2.57469816217622" calcext:value-type="float">
            <text:p>2.57</text:p>
          </table:table-cell>
          <table:table-cell table:style-name="ce10" table:formula="of:=[.F10]/[.F4]" office:value-type="float" office:value="2.64481394479261" calcext:value-type="float">
            <text:p>2.64</text:p>
          </table:table-cell>
          <table:table-cell table:style-name="ce10" table:formula="of:=[.G10]/[.G4]" office:value-type="float" office:value="3.05943248000219" calcext:value-type="float">
            <text:p>3.06</text:p>
          </table:table-cell>
          <table:table-cell table:style-name="ce20" table:formula="of:=[.H10]/[.H4]" office:value-type="float" office:value="2.64366065363581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formula="of:=[.B11]/[.B4]" office:value-type="float" office:value="6.88461538461539" calcext:value-type="float">
            <text:p>6.88</text:p>
          </table:table-cell>
          <table:table-cell table:style-name="ce10" table:formula="of:=[.C11]/[.C4]" office:value-type="float" office:value="8.84" calcext:value-type="float">
            <text:p>8.84</text:p>
          </table:table-cell>
          <table:table-cell table:style-name="ce10" table:formula="of:=[.D11]/[.D4]" office:value-type="float" office:value="15.8036146227922" calcext:value-type="float">
            <text:p>15.80</text:p>
          </table:table-cell>
          <table:table-cell table:style-name="ce10" table:formula="of:=[.E11]/[.E4]" office:value-type="float" office:value="7.88884671681629" calcext:value-type="float">
            <text:p>7.89</text:p>
          </table:table-cell>
          <table:table-cell table:style-name="ce10" table:formula="of:=[.F11]/[.F4]" office:value-type="float" office:value="8.8465482941679" calcext:value-type="float">
            <text:p>8.85</text:p>
          </table:table-cell>
          <table:table-cell table:style-name="ce10" table:formula="of:=[.G11]/[.G4]" office:value-type="float" office:value="11.0038139733659" calcext:value-type="float">
            <text:p>11.00</text:p>
          </table:table-cell>
          <table:table-cell table:style-name="ce20" table:formula="of:=[.H11]/[.H4]" office:value-type="float" office:value="9.32969614456246" calcext:value-type="float">
            <text:p>9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formula="of:=[.B12]/[.B4]" office:value-type="float" office:value="2.2967032967033" calcext:value-type="float">
            <text:p>2.30</text:p>
          </table:table-cell>
          <table:table-cell table:style-name="ce10" table:formula="of:=[.C12]/[.C4]" office:value-type="float" office:value="3.64923076923077" calcext:value-type="float">
            <text:p>3.65</text:p>
          </table:table-cell>
          <table:table-cell table:style-name="ce10" table:formula="of:=[.D12]/[.D4]" office:value-type="float" office:value="8.14207475697138" calcext:value-type="float">
            <text:p>8.14</text:p>
          </table:table-cell>
          <table:table-cell table:style-name="ce10" table:formula="of:=[.E12]/[.E4]" office:value-type="float" office:value="4.58795776466929" calcext:value-type="float">
            <text:p>4.59</text:p>
          </table:table-cell>
          <table:table-cell table:style-name="ce10" table:formula="of:=[.F12]/[.F4]" office:value-type="float" office:value="4.72766950674733" calcext:value-type="float">
            <text:p>4.73</text:p>
          </table:table-cell>
          <table:table-cell table:style-name="ce10" table:formula="of:=[.G12]/[.G4]" office:value-type="float" office:value="5.07671377466455" calcext:value-type="float">
            <text:p>5.08</text:p>
          </table:table-cell>
          <table:table-cell table:style-name="ce20" table:formula="of:=[.H12]/[.H4]" office:value-type="float" office:value="4.15795319644238" calcext:value-type="float">
            <text:p>4.1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formula="of:=[.B13]/[.B4]" office:value-type="float" office:value="5.34615384615385" calcext:value-type="float">
            <text:p>5.35</text:p>
          </table:table-cell>
          <table:table-cell table:style-name="ce11" table:formula="of:=[.C13]/[.C4]" office:value-type="float" office:value="5.01794871794872" calcext:value-type="float">
            <text:p>5.02</text:p>
          </table:table-cell>
          <table:table-cell table:style-name="ce11" table:formula="of:=[.D13]/[.D4]" office:value-type="float" office:value="8.9253343069691" calcext:value-type="float">
            <text:p>8.93</text:p>
          </table:table-cell>
          <table:table-cell table:style-name="ce11" table:formula="of:=[.E13]/[.E4]" office:value-type="float" office:value="4.89828798956944" calcext:value-type="float">
            <text:p>4.90</text:p>
          </table:table-cell>
          <table:table-cell table:style-name="ce11" table:formula="of:=[.F13]/[.F4]" office:value-type="float" office:value="5.63487319759454" calcext:value-type="float">
            <text:p>5.63</text:p>
          </table:table-cell>
          <table:table-cell table:style-name="ce11" table:formula="of:=[.G13]/[.G4]" office:value-type="float" office:value="8.15411613591137" calcext:value-type="float">
            <text:p>8.15</text:p>
          </table:table-cell>
          <table:table-cell table:style-name="ce21" table:formula="of:=[.H13]/[.H4]" office:value-type="float" office:value="7.1541969091518" calcext:value-type="float">
            <text:p>7.15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/>
          <table:table-cell table:style-name="ce6" office:value-type="float" office:value="960" calcext:value-type="float">
            <text:p>960</text:p>
          </table:table-cell>
          <table:table-cell table:style-name="ce6" office:value-type="float" office:value="9595" calcext:value-type="float">
            <text:p>9595</text:p>
          </table:table-cell>
          <table:table-cell table:style-name="ce6" office:value-type="float" office:value="105713" calcext:value-type="float">
            <text:p>105713</text:p>
          </table:table-cell>
          <table:table-cell table:style-name="ce6" office:value-type="float" office:value="1670857" calcext:value-type="float">
            <text:p>1670857</text:p>
          </table:table-cell>
          <table:table-cell table:style-name="ce6" office:value-type="float" office:value="20778413" calcext:value-type="float">
            <text:p>20778413</text:p>
          </table:table-cell>
          <table:table-cell table:style-name="ce16" office:value-type="float" office:value="301806700" calcext:value-type="float">
            <text:p>3018067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/>
          <table:table-cell office:value-type="float" office:value="1045" calcext:value-type="float">
            <text:p>1045</text:p>
          </table:table-cell>
          <table:table-cell office:value-type="float" office:value="11675" calcext:value-type="float">
            <text:p>11675</text:p>
          </table:table-cell>
          <table:table-cell office:value-type="float" office:value="125387" calcext:value-type="float">
            <text:p>125387</text:p>
          </table:table-cell>
          <table:table-cell office:value-type="float" office:value="1898562" calcext:value-type="float">
            <text:p>1898562</text:p>
          </table:table-cell>
          <table:table-cell office:value-type="float" office:value="29758964" calcext:value-type="float">
            <text:p>29758964</text:p>
          </table:table-cell>
          <table:table-cell office:value-type="float" office:value="390179426" calcext:value-type="float">
            <text:p>3901794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/>
          <table:table-cell office:value-type="float" office:value="2496" calcext:value-type="float">
            <text:p>2496</text:p>
          </table:table-cell>
          <table:table-cell office:value-type="float" office:value="26676" calcext:value-type="float">
            <text:p>26676</text:p>
          </table:table-cell>
          <table:table-cell office:value-type="float" office:value="284588" calcext:value-type="float">
            <text:p>284588</text:p>
          </table:table-cell>
          <table:table-cell office:value-type="float" office:value="3339808" calcext:value-type="float">
            <text:p>3339808</text:p>
          </table:table-cell>
          <table:table-cell office:value-type="float" office:value="38326527" calcext:value-type="float">
            <text:p>38326527</text:p>
          </table:table-cell>
          <table:table-cell office:value-type="float" office:value="477082437" calcext:value-type="float">
            <text:p>47708243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/>
          <table:table-cell office:value-type="float" office:value="3344" calcext:value-type="float">
            <text:p>3344</text:p>
          </table:table-cell>
          <table:table-cell office:value-type="float" office:value="49251" calcext:value-type="float">
            <text:p>49251</text:p>
          </table:table-cell>
          <table:table-cell office:value-type="float" office:value="1100146" calcext:value-type="float">
            <text:p>1100146</text:p>
          </table:table-cell>
          <table:table-cell office:value-type="float" office:value="13610730" calcext:value-type="float">
            <text:p>13610730</text:p>
          </table:table-cell>
          <table:table-cell office:value-type="float" office:value="166237283" calcext:value-type="float">
            <text:p>166237283</text:p>
          </table:table-cell>
          <table:table-cell office:value-type="float" office:value="2337528479" calcext:value-type="float">
            <text:p>2337528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/>
          <table:table-cell office:value-type="float" office:value="1197" calcext:value-type="float">
            <text:p>1197</text:p>
          </table:table-cell>
          <table:table-cell office:value-type="float" office:value="20202" calcext:value-type="float">
            <text:p>20202</text:p>
          </table:table-cell>
          <table:table-cell office:value-type="float" office:value="256687" calcext:value-type="float">
            <text:p>256687</text:p>
          </table:table-cell>
          <table:table-cell office:value-type="float" office:value="3257354" calcext:value-type="float">
            <text:p>3257354</text:p>
          </table:table-cell>
          <table:table-cell office:value-type="float" office:value="49478330" calcext:value-type="float">
            <text:p>49478330</text:p>
          </table:table-cell>
          <table:table-cell office:value-type="float" office:value="629361116" calcext:value-type="float">
            <text:p>62936111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22444" calcext:value-type="float">
            <text:p>22444</text:p>
          </table:table-cell>
          <table:table-cell office:value-type="float" office:value="286811" calcext:value-type="float">
            <text:p>286811</text:p>
          </table:table-cell>
          <table:table-cell office:value-type="float" office:value="3652243" calcext:value-type="float">
            <text:p>3652243</text:p>
          </table:table-cell>
          <table:table-cell office:value-type="float" office:value="56569101" calcext:value-type="float">
            <text:p>56569101</text:p>
          </table:table-cell>
          <table:table-cell office:value-type="float" office:value="704316223" calcext:value-type="float">
            <text:p>70431622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/>
          <table:table-cell office:value-type="float" office:value="3377" calcext:value-type="float">
            <text:p>3377</text:p>
          </table:table-cell>
          <table:table-cell office:value-type="float" office:value="40774" calcext:value-type="float">
            <text:p>40774</text:p>
          </table:table-cell>
          <table:table-cell office:value-type="float" office:value="466271" calcext:value-type="float">
            <text:p>466271</text:p>
          </table:table-cell>
          <table:table-cell office:value-type="float" office:value="5311689" calcext:value-type="float">
            <text:p>5311689</text:p>
          </table:table-cell>
          <table:table-cell office:value-type="float" office:value="70551504" calcext:value-type="float">
            <text:p>70551504</text:p>
          </table:table-cell>
          <table:table-cell office:value-type="float" office:value="869707254" calcext:value-type="float">
            <text:p>8697072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/>
          <table:table-cell office:value-type="float" office:value="8304" calcext:value-type="float">
            <text:p>8304</text:p>
          </table:table-cell>
          <table:table-cell office:value-type="float" office:value="165817" calcext:value-type="float">
            <text:p>165817</text:p>
          </table:table-cell>
          <table:table-cell office:value-type="float" office:value="2227536" calcext:value-type="float">
            <text:p>2227536</text:p>
          </table:table-cell>
          <table:table-cell office:value-type="float" office:value="28984779" calcext:value-type="float">
            <text:p>28984779</text:p>
          </table:table-cell>
          <table:table-cell office:value-type="float" office:value="523882346" calcext:value-type="float">
            <text:p>523882346</text:p>
          </table:table-cell>
          <table:table-cell office:value-type="float" office:value="6269397095" calcext:value-type="float">
            <text:p>626939709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/>
          <table:table-cell office:value-type="float" office:value="5936" calcext:value-type="float">
            <text:p>5936</text:p>
          </table:table-cell>
          <table:table-cell office:value-type="float" office:value="105998" calcext:value-type="float">
            <text:p>105998</text:p>
          </table:table-cell>
          <table:table-cell office:value-type="float" office:value="1849750" calcext:value-type="float">
            <text:p>1849750</text:p>
          </table:table-cell>
          <table:table-cell office:value-type="float" office:value="22555647" calcext:value-type="float">
            <text:p>22555647</text:p>
          </table:table-cell>
          <table:table-cell office:value-type="float" office:value="312145231" calcext:value-type="float">
            <text:p>312145231</text:p>
          </table:table-cell>
          <table:table-cell office:value-type="float" office:value="3628320566" calcext:value-type="float">
            <text:p>362832056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/>
          <table:table-cell table:style-name="ce8" office:value-type="float" office:value="7917" calcext:value-type="float">
            <text:p>7917</text:p>
          </table:table-cell>
          <table:table-cell table:style-name="ce8" office:value-type="float" office:value="159806" calcext:value-type="float">
            <text:p>159806</text:p>
          </table:table-cell>
          <table:table-cell table:style-name="ce8" office:value-type="float" office:value="2121161" calcext:value-type="float">
            <text:p>2121161</text:p>
          </table:table-cell>
          <table:table-cell table:style-name="ce8" office:value-type="float" office:value="27041475" calcext:value-type="float">
            <text:p>27041475</text:p>
          </table:table-cell>
          <table:table-cell table:style-name="ce8" office:value-type="float" office:value="502896329" calcext:value-type="float">
            <text:p>502896329</text:p>
          </table:table-cell>
          <table:table-cell table:style-name="ce18" office:value-type="float" office:value="5897832663" calcext:value-type="float">
            <text:p>5897832663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/>
          <table:table-cell table:style-name="ce9" table:formula="of:=[.C32]/[.C32]" office:value-type="float" office:value="1" calcext:value-type="float">
            <text:p>1.00</text:p>
          </table:table-cell>
          <table:table-cell table:style-name="ce9" table:formula="of:=[.D32]/[.D32]" office:value-type="float" office:value="1" calcext:value-type="float">
            <text:p>1.00</text:p>
          </table:table-cell>
          <table:table-cell table:style-name="ce9" table:formula="of:=[.E32]/[.E32]" office:value-type="float" office:value="1" calcext:value-type="float">
            <text:p>1.00</text:p>
          </table:table-cell>
          <table:table-cell table:style-name="ce9" table:formula="of:=[.F32]/[.F32]" office:value-type="float" office:value="1" calcext:value-type="float">
            <text:p>1.00</text:p>
          </table:table-cell>
          <table:table-cell table:style-name="ce9" table:formula="of:=[.G32]/[.G32]" office:value-type="float" office:value="1" calcext:value-type="float">
            <text:p>1.00</text:p>
          </table:table-cell>
          <table:table-cell table:style-name="ce19" table:formula="of:=[.H32]/[.H32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/>
          <table:table-cell table:style-name="ce10" table:formula="of:=[.C33]/[.C32]" office:value-type="float" office:value="1.08854166666667" calcext:value-type="float">
            <text:p>1.09</text:p>
          </table:table-cell>
          <table:table-cell table:style-name="ce10" table:formula="of:=[.D33]/[.D32]" office:value-type="float" office:value="1.21677957269411" calcext:value-type="float">
            <text:p>1.22</text:p>
          </table:table-cell>
          <table:table-cell table:style-name="ce10" table:formula="of:=[.E33]/[.E32]" office:value-type="float" office:value="1.18610766887705" calcext:value-type="float">
            <text:p>1.19</text:p>
          </table:table-cell>
          <table:table-cell table:style-name="ce10" table:formula="of:=[.F33]/[.F32]" office:value-type="float" office:value="1.13628036390906" calcext:value-type="float">
            <text:p>1.14</text:p>
          </table:table-cell>
          <table:table-cell table:style-name="ce10" table:formula="of:=[.G33]/[.G32]" office:value-type="float" office:value="1.43220581860607" calcext:value-type="float">
            <text:p>1.43</text:p>
          </table:table-cell>
          <table:table-cell table:style-name="ce20" table:formula="of:=[.H33]/[.H32]" office:value-type="float" office:value="1.29281233981883" calcext:value-type="float">
            <text:p>1.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/>
          <table:table-cell table:style-name="ce10" table:formula="of:=[.C34]/[.C32]" office:value-type="float" office:value="2.6" calcext:value-type="float">
            <text:p>2.60</text:p>
          </table:table-cell>
          <table:table-cell table:style-name="ce10" table:formula="of:=[.D34]/[.D32]" office:value-type="float" office:value="2.78019801980198" calcext:value-type="float">
            <text:p>2.78</text:p>
          </table:table-cell>
          <table:table-cell table:style-name="ce10" table:formula="of:=[.E34]/[.E32]" office:value-type="float" office:value="2.69208139017907" calcext:value-type="float">
            <text:p>2.69</text:p>
          </table:table-cell>
          <table:table-cell table:style-name="ce10" table:formula="of:=[.F34]/[.F32]" office:value-type="float" office:value="1.99885926802832" calcext:value-type="float">
            <text:p>2.00</text:p>
          </table:table-cell>
          <table:table-cell table:style-name="ce10" table:formula="of:=[.G34]/[.G32]" office:value-type="float" office:value="1.84453581705205" calcext:value-type="float">
            <text:p>1.84</text:p>
          </table:table-cell>
          <table:table-cell table:style-name="ce20" table:formula="of:=[.H34]/[.H32]" office:value-type="float" office:value="1.58075495673224" calcext:value-type="float">
            <text:p>1.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/>
          <table:table-cell table:style-name="ce10" table:formula="of:=[.C35]/[.C32]" office:value-type="float" office:value="3.48333333333333" calcext:value-type="float">
            <text:p>3.48</text:p>
          </table:table-cell>
          <table:table-cell table:style-name="ce10" table:formula="of:=[.D35]/[.D32]" office:value-type="float" office:value="5.13298593017197" calcext:value-type="float">
            <text:p>5.13</text:p>
          </table:table-cell>
          <table:table-cell table:style-name="ce10" table:formula="of:=[.E35]/[.E32]" office:value-type="float" office:value="10.4069130570507" calcext:value-type="float">
            <text:p>10.41</text:p>
          </table:table-cell>
          <table:table-cell table:style-name="ce10" table:formula="of:=[.F35]/[.F32]" office:value-type="float" office:value="8.14595743381989" calcext:value-type="float">
            <text:p>8.15</text:p>
          </table:table-cell>
          <table:table-cell table:style-name="ce10" table:formula="of:=[.G35]/[.G32]" office:value-type="float" office:value="8.00048025804473" calcext:value-type="float">
            <text:p>8.00</text:p>
          </table:table-cell>
          <table:table-cell table:style-name="ce20" table:formula="of:=[.H35]/[.H32]" office:value-type="float" office:value="7.7451179148773" calcext:value-type="float">
            <text:p>7.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/>
          <table:table-cell table:style-name="ce10" table:formula="of:=[.C36]/[.C32]" office:value-type="float" office:value="1.246875" calcext:value-type="float">
            <text:p>1.25</text:p>
          </table:table-cell>
          <table:table-cell table:style-name="ce10" table:formula="of:=[.D36]/[.D32]" office:value-type="float" office:value="2.10547159979156" calcext:value-type="float">
            <text:p>2.11</text:p>
          </table:table-cell>
          <table:table-cell table:style-name="ce10" table:formula="of:=[.E36]/[.E32]" office:value-type="float" office:value="2.42814980182191" calcext:value-type="float">
            <text:p>2.43</text:p>
          </table:table-cell>
          <table:table-cell table:style-name="ce10" table:formula="of:=[.F36]/[.F32]" office:value-type="float" office:value="1.94951093959567" calcext:value-type="float">
            <text:p>1.95</text:p>
          </table:table-cell>
          <table:table-cell table:style-name="ce10" table:formula="of:=[.G36]/[.G32]" office:value-type="float" office:value="2.38123720035789" calcext:value-type="float">
            <text:p>2.38</text:p>
          </table:table-cell>
          <table:table-cell table:style-name="ce20" table:formula="of:=[.H36]/[.H32]" office:value-type="float" office:value="2.08531194304169" calcext:value-type="float">
            <text:p>2.0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/>
          <table:table-cell table:style-name="ce10" table:formula="of:=[.C37]/[.C32]" office:value-type="float" office:value="1.48229166666667" calcext:value-type="float">
            <text:p>1.48</text:p>
          </table:table-cell>
          <table:table-cell table:style-name="ce10" table:formula="of:=[.D37]/[.D32]" office:value-type="float" office:value="2.33913496612819" calcext:value-type="float">
            <text:p>2.34</text:p>
          </table:table-cell>
          <table:table-cell table:style-name="ce10" table:formula="of:=[.E37]/[.E32]" office:value-type="float" office:value="2.71311002431111" calcext:value-type="float">
            <text:p>2.71</text:p>
          </table:table-cell>
          <table:table-cell table:style-name="ce10" table:formula="of:=[.F37]/[.F32]" office:value-type="float" office:value="2.1858501355891" calcext:value-type="float">
            <text:p>2.19</text:p>
          </table:table-cell>
          <table:table-cell table:style-name="ce10" table:formula="of:=[.G37]/[.G32]" office:value-type="float" office:value="2.72249382087073" calcext:value-type="float">
            <text:p>2.72</text:p>
          </table:table-cell>
          <table:table-cell table:style-name="ce20" table:formula="of:=[.H37]/[.H32]" office:value-type="float" office:value="2.33366662502854" calcext:value-type="float">
            <text:p>2.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/>
          <table:table-cell table:style-name="ce10" table:formula="of:=[.C38]/[.C32]" office:value-type="float" office:value="3.51770833333333" calcext:value-type="float">
            <text:p>3.52</text:p>
          </table:table-cell>
          <table:table-cell table:style-name="ce10" table:formula="of:=[.D38]/[.D32]" office:value-type="float" office:value="4.24950495049505" calcext:value-type="float">
            <text:p>4.25</text:p>
          </table:table-cell>
          <table:table-cell table:style-name="ce10" table:formula="of:=[.E38]/[.E32]" office:value-type="float" office:value="4.41072526557755" calcext:value-type="float">
            <text:p>4.41</text:p>
          </table:table-cell>
          <table:table-cell table:style-name="ce10" table:formula="of:=[.F38]/[.F32]" office:value-type="float" office:value="3.17902070614062" calcext:value-type="float">
            <text:p>3.18</text:p>
          </table:table-cell>
          <table:table-cell table:style-name="ce10" table:formula="of:=[.G38]/[.G32]" office:value-type="float" office:value="3.39542312495184" calcext:value-type="float">
            <text:p>3.40</text:p>
          </table:table-cell>
          <table:table-cell table:style-name="ce20" table:formula="of:=[.H38]/[.H32]" office:value-type="float" office:value="2.88166980388441" calcext:value-type="float">
            <text:p>2.8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/>
          <table:table-cell table:style-name="ce10" table:formula="of:=[.C39]/[.C32]" office:value-type="float" office:value="8.65" calcext:value-type="float">
            <text:p>8.65</text:p>
          </table:table-cell>
          <table:table-cell table:style-name="ce10" table:formula="of:=[.D39]/[.D32]" office:value-type="float" office:value="17.2816050026055" calcext:value-type="float">
            <text:p>17.28</text:p>
          </table:table-cell>
          <table:table-cell table:style-name="ce10" table:formula="of:=[.E39]/[.E32]" office:value-type="float" office:value="21.0715427620066" calcext:value-type="float">
            <text:p>21.07</text:p>
          </table:table-cell>
          <table:table-cell table:style-name="ce10" table:formula="of:=[.F39]/[.F32]" office:value-type="float" office:value="17.3472529366666" calcext:value-type="float">
            <text:p>17.35</text:p>
          </table:table-cell>
          <table:table-cell table:style-name="ce10" table:formula="of:=[.G39]/[.G32]" office:value-type="float" office:value="25.2128180337931" calcext:value-type="float">
            <text:p>25.21</text:p>
          </table:table-cell>
          <table:table-cell table:style-name="ce20" table:formula="of:=[.H39]/[.H32]" office:value-type="float" office:value="20.7728890544842" calcext:value-type="float">
            <text:p>20.7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/>
          <table:table-cell table:style-name="ce10" table:formula="of:=[.C40]/[.C32]" office:value-type="float" office:value="6.18333333333333" calcext:value-type="float">
            <text:p>6.18</text:p>
          </table:table-cell>
          <table:table-cell table:style-name="ce10" table:formula="of:=[.D40]/[.D32]" office:value-type="float" office:value="11.04721208963" calcext:value-type="float">
            <text:p>11.05</text:p>
          </table:table-cell>
          <table:table-cell table:style-name="ce10" table:formula="of:=[.E40]/[.E32]" office:value-type="float" office:value="17.4978479467994" calcext:value-type="float">
            <text:p>17.50</text:p>
          </table:table-cell>
          <table:table-cell table:style-name="ce10" table:formula="of:=[.F40]/[.F32]" office:value-type="float" office:value="13.4994478881197" calcext:value-type="float">
            <text:p>13.50</text:p>
          </table:table-cell>
          <table:table-cell table:style-name="ce10" table:formula="of:=[.G40]/[.G32]" office:value-type="float" office:value="15.0225732350204" calcext:value-type="float">
            <text:p>15.02</text:p>
          </table:table-cell>
          <table:table-cell table:style-name="ce20" table:formula="of:=[.H40]/[.H32]" office:value-type="float" office:value="12.0220013869805" calcext:value-type="float">
            <text:p>12.0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/>
          <table:table-cell table:style-name="ce11" table:formula="of:=[.C41]/[.C32]" office:value-type="float" office:value="8.246875" calcext:value-type="float">
            <text:p>8.25</text:p>
          </table:table-cell>
          <table:table-cell table:style-name="ce11" table:formula="of:=[.D41]/[.D32]" office:value-type="float" office:value="16.6551328817092" calcext:value-type="float">
            <text:p>16.66</text:p>
          </table:table-cell>
          <table:table-cell table:style-name="ce11" table:formula="of:=[.E41]/[.E32]" office:value-type="float" office:value="20.065280523682" calcext:value-type="float">
            <text:p>20.07</text:p>
          </table:table-cell>
          <table:table-cell table:style-name="ce11" table:formula="of:=[.F41]/[.F32]" office:value-type="float" office:value="16.1841946976911" calcext:value-type="float">
            <text:p>16.18</text:p>
          </table:table-cell>
          <table:table-cell table:style-name="ce11" table:formula="of:=[.G41]/[.G32]" office:value-type="float" office:value="24.2028267028863" calcext:value-type="float">
            <text:p>24.20</text:p>
          </table:table-cell>
          <table:table-cell table:style-name="ce21" table:formula="of:=[.H41]/[.H32]" office:value-type="float" office:value="19.5417552459902" calcext:value-type="float">
            <text:p>19.54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 office:value-type="string" calcext:value-type="string">
            <text:p><text:s/></text:p>
          </table:table-cell>
          <table:table-cell table:style-name="ce5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office:value-type="string" calcext:value-type="string">
            <text:p><text:s/></text:p>
          </table:table-cell>
          <table:table-cell table:style-name="ce6"/>
          <table:table-cell table:style-name="ce6" office:value-type="float" office:value="8094" calcext:value-type="float">
            <text:p>8094</text:p>
          </table:table-cell>
          <table:table-cell table:style-name="ce6" office:value-type="float" office:value="84644" calcext:value-type="float">
            <text:p>84644</text:p>
          </table:table-cell>
          <table:table-cell table:style-name="ce6" office:value-type="float" office:value="918213" calcext:value-type="float">
            <text:p>918213</text:p>
          </table:table-cell>
          <table:table-cell table:style-name="ce6" office:value-type="float" office:value="11510402" calcext:value-type="float">
            <text:p>11510402</text:p>
          </table:table-cell>
          <table:table-cell table:style-name="ce16" office:value-type="float" office:value="149799855" calcext:value-type="float">
            <text:p>149799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office:value-type="string" calcext:value-type="string">
            <text:p><text:s/></text:p>
          </table:table-cell>
          <table:table-cell/>
          <table:table-cell office:value-type="float" office:value="10223" calcext:value-type="float">
            <text:p>10223</text:p>
          </table:table-cell>
          <table:table-cell office:value-type="float" office:value="102848" calcext:value-type="float">
            <text:p>102848</text:p>
          </table:table-cell>
          <table:table-cell office:value-type="float" office:value="1103479" calcext:value-type="float">
            <text:p>1103479</text:p>
          </table:table-cell>
          <table:table-cell office:value-type="float" office:value="16829202" calcext:value-type="float">
            <text:p>16829202</text:p>
          </table:table-cell>
          <table:table-cell office:value-type="float" office:value="194623040" calcext:value-type="float">
            <text:p>194623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number-columns-repeated="2"/>
          <table:table-cell office:value-type="float" office:value="24725" calcext:value-type="float">
            <text:p>24725</text:p>
          </table:table-cell>
          <table:table-cell office:value-type="float" office:value="257517" calcext:value-type="float">
            <text:p>257517</text:p>
          </table:table-cell>
          <table:table-cell office:value-type="float" office:value="2617840" calcext:value-type="float">
            <text:p>2617840</text:p>
          </table:table-cell>
          <table:table-cell office:value-type="float" office:value="28820445" calcext:value-type="float">
            <text:p>28820445</text:p>
          </table:table-cell>
          <table:table-cell office:value-type="float" office:value="312245256" calcext:value-type="float">
            <text:p>3122452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number-columns-repeated="2"/>
          <table:table-cell office:value-type="float" office:value="114525" calcext:value-type="float">
            <text:p>114525</text:p>
          </table:table-cell>
          <table:table-cell office:value-type="float" office:value="1431984" calcext:value-type="float">
            <text:p>1431984</text:p>
          </table:table-cell>
          <table:table-cell office:value-type="float" office:value="16648185" calcext:value-type="float">
            <text:p>16648185</text:p>
          </table:table-cell>
          <table:table-cell office:value-type="float" office:value="187704021" calcext:value-type="float">
            <text:p>187704021</text:p>
          </table:table-cell>
          <table:table-cell office:value-type="float" office:value="2540624855" calcext:value-type="float">
            <text:p>254062485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number-columns-repeated="2"/>
          <table:table-cell office:value-type="float" office:value="11037" calcext:value-type="float">
            <text:p>11037</text:p>
          </table:table-cell>
          <table:table-cell office:value-type="float" office:value="140050" calcext:value-type="float">
            <text:p>140050</text:p>
          </table:table-cell>
          <table:table-cell office:value-type="float" office:value="1416873" calcext:value-type="float">
            <text:p>1416873</text:p>
          </table:table-cell>
          <table:table-cell office:value-type="float" office:value="21846337" calcext:value-type="float">
            <text:p>21846337</text:p>
          </table:table-cell>
          <table:table-cell office:value-type="float" office:value="251003167" calcext:value-type="float">
            <text:p>251003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number-columns-repeated="2"/>
          <table:table-cell office:value-type="float" office:value="15375" calcext:value-type="float">
            <text:p>15375</text:p>
          </table:table-cell>
          <table:table-cell office:value-type="float" office:value="176382" calcext:value-type="float">
            <text:p>176382</text:p>
          </table:table-cell>
          <table:table-cell office:value-type="float" office:value="1877796" calcext:value-type="float">
            <text:p>1877796</text:p>
          </table:table-cell>
          <table:table-cell office:value-type="float" office:value="28351795" calcext:value-type="float">
            <text:p>28351795</text:p>
          </table:table-cell>
          <table:table-cell office:value-type="float" office:value="320006448" calcext:value-type="float">
            <text:p>32000644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number-columns-repeated="2"/>
          <table:table-cell office:value-type="float" office:value="34249" calcext:value-type="float">
            <text:p>34249</text:p>
          </table:table-cell>
          <table:table-cell office:value-type="float" office:value="366453" calcext:value-type="float">
            <text:p>366453</text:p>
          </table:table-cell>
          <table:table-cell office:value-type="float" office:value="3780697" calcext:value-type="float">
            <text:p>3780697</text:p>
          </table:table-cell>
          <table:table-cell office:value-type="float" office:value="44467273" calcext:value-type="float">
            <text:p>44467273</text:p>
          </table:table-cell>
          <table:table-cell office:value-type="float" office:value="494814479" calcext:value-type="float">
            <text:p>49481447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number-columns-repeated="2"/>
          <table:table-cell office:value-type="float" office:value="146378" calcext:value-type="float">
            <text:p>146378</text:p>
          </table:table-cell>
          <table:table-cell office:value-type="float" office:value="1958649" calcext:value-type="float">
            <text:p>1958649</text:p>
          </table:table-cell>
          <table:table-cell office:value-type="float" office:value="25321509" calcext:value-type="float">
            <text:p>25321509</text:p>
          </table:table-cell>
          <table:table-cell office:value-type="float" office:value="465178050" calcext:value-type="float">
            <text:p>465178050</text:p>
          </table:table-cell>
          <table:table-cell office:value-type="float" office:value="5279317251" calcext:value-type="float">
            <text:p>527931725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number-columns-repeated="2"/>
          <table:table-cell office:value-type="float" office:value="69235" calcext:value-type="float">
            <text:p>69235</text:p>
          </table:table-cell>
          <table:table-cell office:value-type="float" office:value="1409055" calcext:value-type="float">
            <text:p>1409055</text:p>
          </table:table-cell>
          <table:table-cell office:value-type="float" office:value="17694065" calcext:value-type="float">
            <text:p>17694065</text:p>
          </table:table-cell>
          <table:table-cell office:value-type="float" office:value="260890573" calcext:value-type="float">
            <text:p>260890573</text:p>
          </table:table-cell>
          <table:table-cell office:value-type="float" office:value="3137227812" calcext:value-type="float">
            <text:p>313722781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table:number-columns-repeated="2"/>
          <table:table-cell table:style-name="ce8" office:value-type="float" office:value="161092" calcext:value-type="float">
            <text:p>161092</text:p>
          </table:table-cell>
          <table:table-cell table:style-name="ce8" office:value-type="float" office:value="2012975" calcext:value-type="float">
            <text:p>2012975</text:p>
          </table:table-cell>
          <table:table-cell table:style-name="ce8" office:value-type="float" office:value="25028371" calcext:value-type="float">
            <text:p>25028371</text:p>
          </table:table-cell>
          <table:table-cell table:style-name="ce8" office:value-type="float" office:value="460590167" calcext:value-type="float">
            <text:p>460590167</text:p>
          </table:table-cell>
          <table:table-cell table:style-name="ce18" office:value-type="float" office:value="5203204374" calcext:value-type="float">
            <text:p>5203204374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Full refill/teardown in bulks of 10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number-columns-repeated="2"/>
          <table:table-cell table:style-name="ce9" table:formula="of:=[.D60]/[.D60]" office:value-type="float" office:value="1" calcext:value-type="float">
            <text:p>1.00</text:p>
          </table:table-cell>
          <table:table-cell table:style-name="ce9" table:formula="of:=[.E60]/[.E60]" office:value-type="float" office:value="1" calcext:value-type="float">
            <text:p>1.00</text:p>
          </table:table-cell>
          <table:table-cell table:style-name="ce9" table:formula="of:=[.F60]/[.F60]" office:value-type="float" office:value="1" calcext:value-type="float">
            <text:p>1.00</text:p>
          </table:table-cell>
          <table:table-cell table:style-name="ce9" table:formula="of:=[.G60]/[.G60]" office:value-type="float" office:value="1" calcext:value-type="float">
            <text:p>1.00</text:p>
          </table:table-cell>
          <table:table-cell table:style-name="ce19" table:formula="of:=[.H60]/[.H60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number-columns-repeated="2"/>
          <table:table-cell table:style-name="ce10" table:formula="of:=[.D61]/[.D60]" office:value-type="float" office:value="1.26303434642945" calcext:value-type="float">
            <text:p>1.26</text:p>
          </table:table-cell>
          <table:table-cell table:style-name="ce10" table:formula="of:=[.E61]/[.E60]" office:value-type="float" office:value="1.21506545059307" calcext:value-type="float">
            <text:p>1.22</text:p>
          </table:table-cell>
          <table:table-cell table:style-name="ce10" table:formula="of:=[.F61]/[.F60]" office:value-type="float" office:value="1.20176799936398" calcext:value-type="float">
            <text:p>1.20</text:p>
          </table:table-cell>
          <table:table-cell table:style-name="ce10" table:formula="of:=[.G61]/[.G60]" office:value-type="float" office:value="1.46208638064943" calcext:value-type="float">
            <text:p>1.46</text:p>
          </table:table-cell>
          <table:table-cell table:style-name="ce20" table:formula="of:=[.H61]/[.H60]" office:value-type="float" office:value="1.2992204832241" calcext:value-type="float">
            <text:p>1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number-columns-repeated="2"/>
          <table:table-cell table:style-name="ce10" table:formula="of:=[.D62]/[.D60]" office:value-type="float" office:value="3.05473190017297" calcext:value-type="float">
            <text:p>3.05</text:p>
          </table:table-cell>
          <table:table-cell table:style-name="ce10" table:formula="of:=[.E62]/[.E60]" office:value-type="float" office:value="3.0423538585133" calcext:value-type="float">
            <text:p>3.04</text:p>
          </table:table-cell>
          <table:table-cell table:style-name="ce10" table:formula="of:=[.F62]/[.F60]" office:value-type="float" office:value="2.85101604965297" calcext:value-type="float">
            <text:p>2.85</text:p>
          </table:table-cell>
          <table:table-cell table:style-name="ce10" table:formula="of:=[.G62]/[.G60]" office:value-type="float" office:value="2.50386085559827" calcext:value-type="float">
            <text:p>2.50</text:p>
          </table:table-cell>
          <table:table-cell table:style-name="ce20" table:formula="of:=[.H62]/[.H60]" office:value-type="float" office:value="2.08441627663792" calcext:value-type="float">
            <text:p>2.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number-columns-repeated="2"/>
          <table:table-cell table:style-name="ce10" table:formula="of:=[.D63]/[.D60]" office:value-type="float" office:value="14.1493699036323" calcext:value-type="float">
            <text:p>14.15</text:p>
          </table:table-cell>
          <table:table-cell table:style-name="ce10" table:formula="of:=[.E63]/[.E60]" office:value-type="float" office:value="16.9177260053873" calcext:value-type="float">
            <text:p>16.92</text:p>
          </table:table-cell>
          <table:table-cell table:style-name="ce10" table:formula="of:=[.F63]/[.F60]" office:value-type="float" office:value="18.1310708953151" calcext:value-type="float">
            <text:p>18.13</text:p>
          </table:table-cell>
          <table:table-cell table:style-name="ce10" table:formula="of:=[.G63]/[.G60]" office:value-type="float" office:value="16.3073384404819" calcext:value-type="float">
            <text:p>16.31</text:p>
          </table:table-cell>
          <table:table-cell table:style-name="ce20" table:formula="of:=[.H63]/[.H60]" office:value-type="float" office:value="16.9601289333691" calcext:value-type="float">
            <text:p>16.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number-columns-repeated="2"/>
          <table:table-cell table:style-name="ce10" table:formula="of:=[.D64]/[.D60]" office:value-type="float" office:value="1.36360266864344" calcext:value-type="float">
            <text:p>1.36</text:p>
          </table:table-cell>
          <table:table-cell table:style-name="ce10" table:formula="of:=[.E64]/[.E60]" office:value-type="float" office:value="1.65457681584046" calcext:value-type="float">
            <text:p>1.65</text:p>
          </table:table-cell>
          <table:table-cell table:style-name="ce10" table:formula="of:=[.F64]/[.F60]" office:value-type="float" office:value="1.54307660640832" calcext:value-type="float">
            <text:p>1.54</text:p>
          </table:table-cell>
          <table:table-cell table:style-name="ce10" table:formula="of:=[.G64]/[.G60]" office:value-type="float" office:value="1.89796472790438" calcext:value-type="float">
            <text:p>1.90</text:p>
          </table:table-cell>
          <table:table-cell table:style-name="ce20" table:formula="of:=[.H64]/[.H60]" office:value-type="float" office:value="1.67559018665272" calcext:value-type="float">
            <text:p>1.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number-columns-repeated="2"/>
          <table:table-cell table:style-name="ce10" table:formula="of:=[.D65]/[.D60]" office:value-type="float" office:value="1.8995552260934" calcext:value-type="float">
            <text:p>1.90</text:p>
          </table:table-cell>
          <table:table-cell table:style-name="ce10" table:formula="of:=[.E65]/[.E60]" office:value-type="float" office:value="2.0838098388545" calcext:value-type="float">
            <text:p>2.08</text:p>
          </table:table-cell>
          <table:table-cell table:style-name="ce10" table:formula="of:=[.F65]/[.F60]" office:value-type="float" office:value="2.04505490556113" calcext:value-type="float">
            <text:p>2.05</text:p>
          </table:table-cell>
          <table:table-cell table:style-name="ce10" table:formula="of:=[.G65]/[.G60]" office:value-type="float" office:value="2.46314550960079" calcext:value-type="float">
            <text:p>2.46</text:p>
          </table:table-cell>
          <table:table-cell table:style-name="ce20" table:formula="of:=[.H65]/[.H60]" office:value-type="float" office:value="2.13622668726882" calcext:value-type="float">
            <text:p>2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number-columns-repeated="2"/>
          <table:table-cell table:style-name="ce10" table:formula="of:=[.D66]/[.D60]" office:value-type="float" office:value="4.23140597973808" calcext:value-type="float">
            <text:p>4.23</text:p>
          </table:table-cell>
          <table:table-cell table:style-name="ce10" table:formula="of:=[.E66]/[.E60]" office:value-type="float" office:value="4.3293440763669" calcext:value-type="float">
            <text:p>4.33</text:p>
          </table:table-cell>
          <table:table-cell table:style-name="ce10" table:formula="of:=[.F66]/[.F60]" office:value-type="float" office:value="4.11745096181387" calcext:value-type="float">
            <text:p>4.12</text:p>
          </table:table-cell>
          <table:table-cell table:style-name="ce10" table:formula="of:=[.G66]/[.G60]" office:value-type="float" office:value="3.86322502029034" calcext:value-type="float">
            <text:p>3.86</text:p>
          </table:table-cell>
          <table:table-cell table:style-name="ce20" table:formula="of:=[.H66]/[.H60]" office:value-type="float" office:value="3.30317061388344" calcext:value-type="float">
            <text:p>3.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number-columns-repeated="2"/>
          <table:table-cell table:style-name="ce10" table:formula="of:=[.D67]/[.D60]" office:value-type="float" office:value="18.0847541388683" calcext:value-type="float">
            <text:p>18.08</text:p>
          </table:table-cell>
          <table:table-cell table:style-name="ce10" table:formula="of:=[.E67]/[.E60]" office:value-type="float" office:value="23.139844525306" calcext:value-type="float">
            <text:p>23.14</text:p>
          </table:table-cell>
          <table:table-cell table:style-name="ce10" table:formula="of:=[.F67]/[.F60]" office:value-type="float" office:value="27.5769445651499" calcext:value-type="float">
            <text:p>27.58</text:p>
          </table:table-cell>
          <table:table-cell table:style-name="ce10" table:formula="of:=[.G67]/[.G60]" office:value-type="float" office:value="40.4137101380126" calcext:value-type="float">
            <text:p>40.41</text:p>
          </table:table-cell>
          <table:table-cell table:style-name="ce20" table:formula="of:=[.H67]/[.H60]" office:value-type="float" office:value="35.2424723708845" calcext:value-type="float">
            <text:p>35.2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number-columns-repeated="2"/>
          <table:table-cell table:style-name="ce10" table:formula="of:=[.D68]/[.D60]" office:value-type="float" office:value="8.55386706202125" calcext:value-type="float">
            <text:p>8.55</text:p>
          </table:table-cell>
          <table:table-cell table:style-name="ce10" table:formula="of:=[.E68]/[.E60]" office:value-type="float" office:value="16.6468385236993" calcext:value-type="float">
            <text:p>16.65</text:p>
          </table:table-cell>
          <table:table-cell table:style-name="ce10" table:formula="of:=[.F68]/[.F60]" office:value-type="float" office:value="19.2701094408378" calcext:value-type="float">
            <text:p>19.27</text:p>
          </table:table-cell>
          <table:table-cell table:style-name="ce10" table:formula="of:=[.G68]/[.G60]" office:value-type="float" office:value="22.6656352228185" calcext:value-type="float">
            <text:p>22.67</text:p>
          </table:table-cell>
          <table:table-cell table:style-name="ce20" table:formula="of:=[.H68]/[.H60]" office:value-type="float" office:value="20.9427960527732" calcext:value-type="float">
            <text:p>20.9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number-columns-repeated="2"/>
          <table:table-cell table:style-name="ce11" table:formula="of:=[.D69]/[.D60]" office:value-type="float" office:value="19.9026439337781" calcext:value-type="float">
            <text:p>19.90</text:p>
          </table:table-cell>
          <table:table-cell table:style-name="ce11" table:formula="of:=[.E69]/[.E60]" office:value-type="float" office:value="23.7816620197533" calcext:value-type="float">
            <text:p>23.78</text:p>
          </table:table-cell>
          <table:table-cell table:style-name="ce11" table:formula="of:=[.F69]/[.F60]" office:value-type="float" office:value="27.2576961990301" calcext:value-type="float">
            <text:p>27.26</text:p>
          </table:table-cell>
          <table:table-cell table:style-name="ce11" table:formula="of:=[.G69]/[.G60]" office:value-type="float" office:value="40.015124319724" calcext:value-type="float">
            <text:p>40.02</text:p>
          </table:table-cell>
          <table:table-cell table:style-name="ce21" table:formula="of:=[.H69]/[.H60]" office:value-type="float" office:value="34.7343752368786" calcext:value-type="float">
            <text:p>34.73</text:p>
          </table:table-cell>
          <table:table-cell table:number-columns-repeated="9"/>
        </table:table-row>
        <table:table-row table:style-name="ro1" table:number-rows-repeated="7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Refill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 <text:s text:c="27"/>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 <text:s text:c="24"/></text:p>
          </table:table-cell>
          <table:table-cell table:style-name="ce6" office:value-type="float" office:value="39" calcext:value-type="float">
            <text:p>39</text:p>
          </table:table-cell>
          <table:table-cell table:style-name="ce6" office:value-type="float" office:value="129" calcext:value-type="float">
            <text:p>129</text:p>
          </table:table-cell>
          <table:table-cell table:style-name="ce6" office:value-type="float" office:value="735" calcext:value-type="float">
            <text:p>735</text:p>
          </table:table-cell>
          <table:table-cell table:style-name="ce6" office:value-type="float" office:value="8715" calcext:value-type="float">
            <text:p>8715</text:p>
          </table:table-cell>
          <table:table-cell table:style-name="ce6" office:value-type="float" office:value="121506" calcext:value-type="float">
            <text:p>121506</text:p>
          </table:table-cell>
          <table:table-cell table:style-name="ce6" office:value-type="float" office:value="2535313" calcext:value-type="float">
            <text:p>2535313</text:p>
          </table:table-cell>
          <table:table-cell table:style-name="ce16" office:value-type="float" office:value="35200083" calcext:value-type="float">
            <text:p>3520008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 <text:s text:c="24"/></text:p>
          </table:table-cell>
          <table:table-cell office:value-type="float" office:value="53" calcext:value-type="float">
            <text:p>53</text:p>
          </table:table-cell>
          <table:table-cell office:value-type="float" office:value="212" calcext:value-type="float">
            <text:p>212</text:p>
          </table:table-cell>
          <table:table-cell office:value-type="float" office:value="1469" calcext:value-type="float">
            <text:p>1469</text:p>
          </table:table-cell>
          <table:table-cell office:value-type="float" office:value="20407" calcext:value-type="float">
            <text:p>20407</text:p>
          </table:table-cell>
          <table:table-cell office:value-type="float" office:value="245878" calcext:value-type="float">
            <text:p>245878</text:p>
          </table:table-cell>
          <table:table-cell office:value-type="float" office:value="5750831" calcext:value-type="float">
            <text:p>5750831</text:p>
          </table:table-cell>
          <table:table-cell office:value-type="float" office:value="67901158" calcext:value-type="float">
            <text:p>6790115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 <text:s text:c="16"/></text:p>
          </table:table-cell>
          <table:table-cell office:value-type="float" office:value="34" calcext:value-type="float">
            <text:p>34</text:p>
          </table:table-cell>
          <table:table-cell office:value-type="float" office:value="185" calcext:value-type="float">
            <text:p>185</text:p>
          </table:table-cell>
          <table:table-cell office:value-type="float" office:value="2457" calcext:value-type="float">
            <text:p>2457</text:p>
          </table:table-cell>
          <table:table-cell office:value-type="float" office:value="35754" calcext:value-type="float">
            <text:p>35754</text:p>
          </table:table-cell>
          <table:table-cell office:value-type="float" office:value="348304" calcext:value-type="float">
            <text:p>348304</text:p>
          </table:table-cell>
          <table:table-cell office:value-type="float" office:value="9030600" calcext:value-type="float">
            <text:p>9030600</text:p>
          </table:table-cell>
          <table:table-cell office:value-type="float" office:value="99189560" calcext:value-type="float">
            <text:p>9918956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 <text:s text:c="16"/></text:p>
          </table:table-cell>
          <table:table-cell office:value-type="float" office:value="41" calcext:value-type="float">
            <text:p>41</text:p>
          </table:table-cell>
          <table:table-cell office:value-type="float" office:value="258" calcext:value-type="float">
            <text:p>258</text:p>
          </table:table-cell>
          <table:table-cell office:value-type="float" office:value="3195" calcext:value-type="float">
            <text:p>3195</text:p>
          </table:table-cell>
          <table:table-cell office:value-type="float" office:value="45139" calcext:value-type="float">
            <text:p>45139</text:p>
          </table:table-cell>
          <table:table-cell office:value-type="float" office:value="509174" calcext:value-type="float">
            <text:p>509174</text:p>
          </table:table-cell>
          <table:table-cell office:value-type="float" office:value="12288638" calcext:value-type="float">
            <text:p>12288638</text:p>
          </table:table-cell>
          <table:table-cell office:value-type="float" office:value="131396408" calcext:value-type="float">
            <text:p>13139640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 <text:s text:c="30"/></text:p>
          </table:table-cell>
          <table:table-cell office:value-type="float" office:value="364" calcext:value-type="float">
            <text:p>364</text:p>
          </table:table-cell>
          <table:table-cell office:value-type="float" office:value="3502" calcext:value-type="float">
            <text:p>3502</text:p>
          </table:table-cell>
          <table:table-cell office:value-type="float" office:value="68490" calcext:value-type="float">
            <text:p>68490</text:p>
          </table:table-cell>
          <table:table-cell office:value-type="float" office:value="946977" calcext:value-type="float">
            <text:p>946977</text:p>
          </table:table-cell>
          <table:table-cell office:value-type="float" office:value="13456902" calcext:value-type="float">
            <text:p>13456902</text:p>
          </table:table-cell>
          <table:table-cell office:value-type="float" office:value="314076039" calcext:value-type="float">
            <text:p>314076039</text:p>
          </table:table-cell>
          <table:table-cell office:value-type="float" office:value="3577620275" calcext:value-type="float">
            <text:p>357762027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 <text:s text:c="27"/></text:p>
          </table:table-cell>
          <table:table-cell office:value-type="float" office:value="153" calcext:value-type="float">
            <text:p>153</text:p>
          </table:table-cell>
          <table:table-cell office:value-type="float" office:value="1140" calcext:value-type="float">
            <text:p>1140</text:p>
          </table:table-cell>
          <table:table-cell office:value-type="float" office:value="10839" calcext:value-type="float">
            <text:p>10839</text:p>
          </table:table-cell>
          <table:table-cell office:value-type="float" office:value="157924" calcext:value-type="float">
            <text:p>157924</text:p>
          </table:table-cell>
          <table:table-cell office:value-type="float" office:value="1901999" calcext:value-type="float">
            <text:p>1901999</text:p>
          </table:table-cell>
          <table:table-cell office:value-type="float" office:value="71655955" calcext:value-type="float">
            <text:p>71655955</text:p>
          </table:table-cell>
          <table:table-cell office:value-type="float" office:value="792012604" calcext:value-type="float">
            <text:p>79201260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 <text:s text:c="26"/></text:p>
          </table:table-cell>
          <table:table-cell table:style-name="ce8" office:value-type="float" office:value="405" calcext:value-type="float">
            <text:p>405</text:p>
          </table:table-cell>
          <table:table-cell table:style-name="ce8" office:value-type="float" office:value="3720" calcext:value-type="float">
            <text:p>3720</text:p>
          </table:table-cell>
          <table:table-cell table:style-name="ce8" office:value-type="float" office:value="69284" calcext:value-type="float">
            <text:p>69284</text:p>
          </table:table-cell>
          <table:table-cell table:style-name="ce8" office:value-type="float" office:value="1033649" calcext:value-type="float">
            <text:p>1033649</text:p>
          </table:table-cell>
          <table:table-cell table:style-name="ce8" office:value-type="float" office:value="15471333" calcext:value-type="float">
            <text:p>15471333</text:p>
          </table:table-cell>
          <table:table-cell table:style-name="ce8" office:value-type="float" office:value="353615812" calcext:value-type="float">
            <text:p>353615812</text:p>
          </table:table-cell>
          <table:table-cell table:style-name="ce18" office:value-type="float" office:value="3840172927" calcext:value-type="float">
            <text:p>3840172927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table:formula="of:=[.B4]-[.B93]" office:value-type="float" office:value="143" calcext:value-type="float">
            <text:p>143</text:p>
          </table:table-cell>
          <table:table-cell table:style-name="ce6" table:formula="of:=[.C4]-[.C93]" office:value-type="float" office:value="1821" calcext:value-type="float">
            <text:p>1821</text:p>
          </table:table-cell>
          <table:table-cell table:style-name="ce6" table:formula="of:=[.D4]-[.D93]" office:value-type="float" office:value="21176" calcext:value-type="float">
            <text:p>21176</text:p>
          </table:table-cell>
          <table:table-cell table:style-name="ce6" table:formula="of:=[.E4]-[.E93]" office:value-type="float" office:value="560382" calcext:value-type="float">
            <text:p>560382</text:p>
          </table:table-cell>
          <table:table-cell table:style-name="ce6" table:formula="of:=[.F4]-[.F93]" office:value-type="float" office:value="6690155" calcext:value-type="float">
            <text:p>6690155</text:p>
          </table:table-cell>
          <table:table-cell table:style-name="ce6" table:formula="of:=[.G4]-[.G93]" office:value-type="float" office:value="85773117" calcext:value-type="float">
            <text:p>85773117</text:p>
          </table:table-cell>
          <table:table-cell table:style-name="ce16" table:formula="of:=[.H4]-[.H93]" office:value-type="float" office:value="1393090829" calcext:value-type="float">
            <text:p>139309082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formula="of:=[.B5]-[.B94]" office:value-type="float" office:value="143" calcext:value-type="float">
            <text:p>143</text:p>
          </table:table-cell>
          <table:table-cell table:formula="of:=[.C5]-[.C94]" office:value-type="float" office:value="1968" calcext:value-type="float">
            <text:p>1968</text:p>
          </table:table-cell>
          <table:table-cell table:formula="of:=[.D5]-[.D94]" office:value-type="float" office:value="23684" calcext:value-type="float">
            <text:p>23684</text:p>
          </table:table-cell>
          <table:table-cell table:formula="of:=[.E5]-[.E94]" office:value-type="float" office:value="596207" calcext:value-type="float">
            <text:p>596207</text:p>
          </table:table-cell>
          <table:table-cell table:formula="of:=[.F5]-[.F94]" office:value-type="float" office:value="7239889" calcext:value-type="float">
            <text:p>7239889</text:p>
          </table:table-cell>
          <table:table-cell table:formula="of:=[.G5]-[.G94]" office:value-type="float" office:value="110680902" calcext:value-type="float">
            <text:p>110680902</text:p>
          </table:table-cell>
          <table:table-cell table:formula="of:=[.H5]-[.H94]" office:value-type="float" office:value="1645825368" calcext:value-type="float">
            <text:p>16458253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formula="of:=[.B6]-[.B93]" office:value-type="float" office:value="237" calcext:value-type="float">
            <text:p>237</text:p>
          </table:table-cell>
          <table:table-cell table:formula="of:=[.C6]-[.C93]" office:value-type="float" office:value="3083" calcext:value-type="float">
            <text:p>3083</text:p>
          </table:table-cell>
          <table:table-cell table:formula="of:=[.D6]-[.D93]" office:value-type="float" office:value="37562" calcext:value-type="float">
            <text:p>37562</text:p>
          </table:table-cell>
          <table:table-cell table:formula="of:=[.E6]-[.E93]" office:value-type="float" office:value="699638" calcext:value-type="float">
            <text:p>699638</text:p>
          </table:table-cell>
          <table:table-cell table:formula="of:=[.F6]-[.F93]" office:value-type="float" office:value="7982201" calcext:value-type="float">
            <text:p>7982201</text:p>
          </table:table-cell>
          <table:table-cell table:formula="of:=[.G6]-[.G93]" office:value-type="float" office:value="100973549" calcext:value-type="float">
            <text:p>100973549</text:p>
          </table:table-cell>
          <table:table-cell table:formula="of:=[.H6]-[.H93]" office:value-type="float" office:value="1566140633" calcext:value-type="float">
            <text:p>156614063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formula="of:=[.B7]-[.B93]" office:value-type="float" office:value="162" calcext:value-type="float">
            <text:p>162</text:p>
          </table:table-cell>
          <table:table-cell table:formula="of:=[.C7]-[.C93]" office:value-type="float" office:value="3446" calcext:value-type="float">
            <text:p>3446</text:p>
          </table:table-cell>
          <table:table-cell table:formula="of:=[.D7]-[.D93]" office:value-type="float" office:value="57293" calcext:value-type="float">
            <text:p>57293</text:p>
          </table:table-cell>
          <table:table-cell table:formula="of:=[.E7]-[.E93]" office:value-type="float" office:value="1174171" calcext:value-type="float">
            <text:p>1174171</text:p>
          </table:table-cell>
          <table:table-cell table:formula="of:=[.F7]-[.F93]" office:value-type="float" office:value="15617026" calcext:value-type="float">
            <text:p>15617026</text:p>
          </table:table-cell>
          <table:table-cell table:formula="of:=[.G7]-[.G93]" office:value-type="float" office:value="223570657" calcext:value-type="float">
            <text:p>223570657</text:p>
          </table:table-cell>
          <table:table-cell table:formula="of:=[.H7]-[.H93]" office:value-type="float" office:value="3969061754" calcext:value-type="float">
            <text:p>39690617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formula="of:=[.B8]-[.B95]" office:value-type="float" office:value="224" calcext:value-type="float">
            <text:p>224</text:p>
          </table:table-cell>
          <table:table-cell table:formula="of:=[.C8]-[.C95]" office:value-type="float" office:value="5366" calcext:value-type="float">
            <text:p>5366</text:p>
          </table:table-cell>
          <table:table-cell table:formula="of:=[.D8]-[.D95]" office:value-type="float" office:value="79181" calcext:value-type="float">
            <text:p>79181</text:p>
          </table:table-cell>
          <table:table-cell table:formula="of:=[.E8]-[.E95]" office:value-type="float" office:value="1334037" calcext:value-type="float">
            <text:p>1334037</text:p>
          </table:table-cell>
          <table:table-cell table:formula="of:=[.F8]-[.F95]" office:value-type="float" office:value="16601747" calcext:value-type="float">
            <text:p>16601747</text:p>
          </table:table-cell>
          <table:table-cell table:formula="of:=[.G8]-[.G95]" office:value-type="float" office:value="246111795" calcext:value-type="float">
            <text:p>246111795</text:p>
          </table:table-cell>
          <table:table-cell table:formula="of:=[.H8]-[.H95]" office:value-type="float" office:value="3467397401" calcext:value-type="float">
            <text:p>346739740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formula="of:=[.B9]-[.B96]" office:value-type="float" office:value="242" calcext:value-type="float">
            <text:p>242</text:p>
          </table:table-cell>
          <table:table-cell table:formula="of:=[.C9]-[.C96]" office:value-type="float" office:value="5747" calcext:value-type="float">
            <text:p>5747</text:p>
          </table:table-cell>
          <table:table-cell table:formula="of:=[.D9]-[.D96]" office:value-type="float" office:value="82510" calcext:value-type="float">
            <text:p>82510</text:p>
          </table:table-cell>
          <table:table-cell table:formula="of:=[.E9]-[.E96]" office:value-type="float" office:value="1377910" calcext:value-type="float">
            <text:p>1377910</text:p>
          </table:table-cell>
          <table:table-cell table:formula="of:=[.F9]-[.F96]" office:value-type="float" office:value="17387651" calcext:value-type="float">
            <text:p>17387651</text:p>
          </table:table-cell>
          <table:table-cell table:formula="of:=[.G9]-[.G96]" office:value-type="float" office:value="258548026" calcext:value-type="float">
            <text:p>258548026</text:p>
          </table:table-cell>
          <table:table-cell table:formula="of:=[.H9]-[.H96]" office:value-type="float" office:value="3678227262" calcext:value-type="float">
            <text:p>367822726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formula="of:=[.B10]-[.B95]" office:value-type="float" office:value="354" calcext:value-type="float">
            <text:p>354</text:p>
          </table:table-cell>
          <table:table-cell table:formula="of:=[.C10]-[.C95]" office:value-type="float" office:value="6153" calcext:value-type="float">
            <text:p>6153</text:p>
          </table:table-cell>
          <table:table-cell table:formula="of:=[.D10]-[.D95]" office:value-type="float" office:value="91502" calcext:value-type="float">
            <text:p>91502</text:p>
          </table:table-cell>
          <table:table-cell table:formula="of:=[.E10]-[.E95]" office:value-type="float" office:value="1429499" calcext:value-type="float">
            <text:p>1429499</text:p>
          </table:table-cell>
          <table:table-cell table:formula="of:=[.F10]-[.F95]" office:value-type="float" office:value="17667272" calcext:value-type="float">
            <text:p>17667272</text:p>
          </table:table-cell>
          <table:table-cell table:formula="of:=[.G10]-[.G95]" office:value-type="float" office:value="261143079" calcext:value-type="float">
            <text:p>261143079</text:p>
          </table:table-cell>
          <table:table-cell table:formula="of:=[.H10]-[.H95]" office:value-type="float" office:value="3676726926" calcext:value-type="float">
            <text:p>367672692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formula="of:=[.B11]-[.B97]" office:value-type="float" office:value="889" calcext:value-type="float">
            <text:p>889</text:p>
          </table:table-cell>
          <table:table-cell table:formula="of:=[.C11]-[.C97]" office:value-type="float" office:value="13736" calcext:value-type="float">
            <text:p>13736</text:p>
          </table:table-cell>
          <table:table-cell table:formula="of:=[.D11]-[.D97]" office:value-type="float" office:value="277783" calcext:value-type="float">
            <text:p>277783</text:p>
          </table:table-cell>
          <table:table-cell table:formula="of:=[.E11]-[.E97]" office:value-type="float" office:value="3542542" calcext:value-type="float">
            <text:p>3542542</text:p>
          </table:table-cell>
          <table:table-cell table:formula="of:=[.F11]-[.F97]" office:value-type="float" office:value="46802786" calcext:value-type="float">
            <text:p>46802786</text:p>
          </table:table-cell>
          <table:table-cell table:formula="of:=[.G11]-[.G97]" office:value-type="float" office:value="657653497" calcext:value-type="float">
            <text:p>657653497</text:p>
          </table:table-cell>
          <table:table-cell table:formula="of:=[.H11]-[.H97]" office:value-type="float" office:value="9747899940" calcext:value-type="float">
            <text:p>97478999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formula="of:=[.B12]-[.B98]" office:value-type="float" office:value="265" calcext:value-type="float">
            <text:p>265</text:p>
          </table:table-cell>
          <table:table-cell table:formula="of:=[.C12]-[.C98]" office:value-type="float" office:value="5976" calcext:value-type="float">
            <text:p>5976</text:p>
          </table:table-cell>
          <table:table-cell table:formula="of:=[.D12]-[.D98]" office:value-type="float" office:value="167562" calcext:value-type="float">
            <text:p>167562</text:p>
          </table:table-cell>
          <table:table-cell table:formula="of:=[.E12]-[.E98]" office:value-type="float" office:value="2453069" calcext:value-type="float">
            <text:p>2453069</text:p>
          </table:table-cell>
          <table:table-cell table:formula="of:=[.F12]-[.F98]" office:value-type="float" office:value="30301283" calcext:value-type="float">
            <text:p>30301283</text:p>
          </table:table-cell>
          <table:table-cell table:formula="of:=[.G12]-[.G98]" office:value-type="float" office:value="376660668" calcext:value-type="float">
            <text:p>376660668</text:p>
          </table:table-cell>
          <table:table-cell table:formula="of:=[.H12]-[.H98]" office:value-type="float" office:value="5146754159" calcext:value-type="float">
            <text:p>514675415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table:formula="of:=[.B13]-[.B99]" office:value-type="float" office:value="568" calcext:value-type="float">
            <text:p>568</text:p>
          </table:table-cell>
          <table:table-cell table:style-name="ce8" table:formula="of:=[.C13]-[.C99]" office:value-type="float" office:value="6065" calcext:value-type="float">
            <text:p>6065</text:p>
          </table:table-cell>
          <table:table-cell table:style-name="ce8" table:formula="of:=[.D13]-[.D99]" office:value-type="float" office:value="126279" calcext:value-type="float">
            <text:p>126279</text:p>
          </table:table-cell>
          <table:table-cell table:style-name="ce8" table:formula="of:=[.E13]-[.E99]" office:value-type="float" office:value="1753952" calcext:value-type="float">
            <text:p>1753952</text:p>
          </table:table-cell>
          <table:table-cell table:style-name="ce8" table:formula="of:=[.F13]-[.F99]" office:value-type="float" office:value="22911513" calcext:value-type="float">
            <text:p>22911513</text:p>
          </table:table-cell>
          <table:table-cell table:style-name="ce8" table:formula="of:=[.G13]-[.G99]" office:value-type="float" office:value="366461382" calcext:value-type="float">
            <text:p>366461382</text:p>
          </table:table-cell>
          <table:table-cell table:style-name="ce18" table:formula="of:=[.H13]-[.H99]" office:value-type="float" office:value="6378101501" calcext:value-type="float">
            <text:p>6378101501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 office:value-type="float" office:value="10" calcext:value-type="float">
            <text:p>10</text:p>
          </table:table-cell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22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formula="of:=[.B105]/[.B105]" office:value-type="float" office:value="1" calcext:value-type="float">
            <text:p>1.00</text:p>
          </table:table-cell>
          <table:table-cell table:style-name="ce9" table:formula="of:=[.C105]/[.C105]" office:value-type="float" office:value="1" calcext:value-type="float">
            <text:p>1.00</text:p>
          </table:table-cell>
          <table:table-cell table:style-name="ce9" table:formula="of:=[.D105]/[.D105]" office:value-type="float" office:value="1" calcext:value-type="float">
            <text:p>1.00</text:p>
          </table:table-cell>
          <table:table-cell table:style-name="ce9" table:formula="of:=[.E105]/[.E105]" office:value-type="float" office:value="1" calcext:value-type="float">
            <text:p>1.00</text:p>
          </table:table-cell>
          <table:table-cell table:style-name="ce9" table:formula="of:=[.F105]/[.F105]" office:value-type="float" office:value="1" calcext:value-type="float">
            <text:p>1.00</text:p>
          </table:table-cell>
          <table:table-cell table:style-name="ce9" table:formula="of:=[.G105]/[.G105]" office:value-type="float" office:value="1" calcext:value-type="float">
            <text:p>1.00</text:p>
          </table:table-cell>
          <table:table-cell table:style-name="ce19" table:formula="of:=[.H105]/[.H105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formula="of:=[.B106]/[.B105]" office:value-type="float" office:value="1" calcext:value-type="float">
            <text:p>1.00</text:p>
          </table:table-cell>
          <table:table-cell table:style-name="ce10" table:formula="of:=[.C106]/[.C105]" office:value-type="float" office:value="1.08072487644152" calcext:value-type="float">
            <text:p>1.08</text:p>
          </table:table-cell>
          <table:table-cell table:style-name="ce10" table:formula="of:=[.D106]/[.D105]" office:value-type="float" office:value="1.11843596524367" calcext:value-type="float">
            <text:p>1.12</text:p>
          </table:table-cell>
          <table:table-cell table:style-name="ce10" table:formula="of:=[.E106]/[.E105]" office:value-type="float" office:value="1.06392960516219" calcext:value-type="float">
            <text:p>1.06</text:p>
          </table:table-cell>
          <table:table-cell table:style-name="ce10" table:formula="of:=[.F106]/[.F105]" office:value-type="float" office:value="1.08217059246011" calcext:value-type="float">
            <text:p>1.08</text:p>
          </table:table-cell>
          <table:table-cell table:style-name="ce10" table:formula="of:=[.G106]/[.G105]" office:value-type="float" office:value="1.29039151043094" calcext:value-type="float">
            <text:p>1.29</text:p>
          </table:table-cell>
          <table:table-cell table:style-name="ce20" table:formula="of:=[.H106]/[.H105]" office:value-type="float" office:value="1.18142000057629" calcext:value-type="float">
            <text:p>1.1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formula="of:=[.B107]/[.B105]" office:value-type="float" office:value="1.65734265734266" calcext:value-type="float">
            <text:p>1.66</text:p>
          </table:table-cell>
          <table:table-cell table:style-name="ce10" table:formula="of:=[.C107]/[.C105]" office:value-type="float" office:value="1.69302580999451" calcext:value-type="float">
            <text:p>1.69</text:p>
          </table:table-cell>
          <table:table-cell table:style-name="ce10" table:formula="of:=[.D107]/[.D105]" office:value-type="float" office:value="1.77380052890064" calcext:value-type="float">
            <text:p>1.77</text:p>
          </table:table-cell>
          <table:table-cell table:style-name="ce10" table:formula="of:=[.E107]/[.E105]" office:value-type="float" office:value="1.24850191476529" calcext:value-type="float">
            <text:p>1.25</text:p>
          </table:table-cell>
          <table:table-cell table:style-name="ce10" table:formula="of:=[.F107]/[.F105]" office:value-type="float" office:value="1.19312646717453" calcext:value-type="float">
            <text:p>1.19</text:p>
          </table:table-cell>
          <table:table-cell table:style-name="ce10" table:formula="of:=[.G107]/[.G105]" office:value-type="float" office:value="1.17721673796698" calcext:value-type="float">
            <text:p>1.18</text:p>
          </table:table-cell>
          <table:table-cell table:style-name="ce20" table:formula="of:=[.H107]/[.H105]" office:value-type="float" office:value="1.12422004394661" calcext:value-type="float">
            <text:p>1.1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formula="of:=[.B108]/[.B105]" office:value-type="float" office:value="1.13286713286713" calcext:value-type="float">
            <text:p>1.13</text:p>
          </table:table-cell>
          <table:table-cell table:style-name="ce10" table:formula="of:=[.C108]/[.C105]" office:value-type="float" office:value="1.89236683141131" calcext:value-type="float">
            <text:p>1.89</text:p>
          </table:table-cell>
          <table:table-cell table:style-name="ce10" table:formula="of:=[.D108]/[.D105]" office:value-type="float" office:value="2.70556290139781" calcext:value-type="float">
            <text:p>2.71</text:p>
          </table:table-cell>
          <table:table-cell table:style-name="ce10" table:formula="of:=[.E108]/[.E105]" office:value-type="float" office:value="2.09530463148352" calcext:value-type="float">
            <text:p>2.10</text:p>
          </table:table-cell>
          <table:table-cell table:style-name="ce10" table:formula="of:=[.F108]/[.F105]" office:value-type="float" office:value="2.33432947368185" calcext:value-type="float">
            <text:p>2.33</text:p>
          </table:table-cell>
          <table:table-cell table:style-name="ce10" table:formula="of:=[.G108]/[.G105]" office:value-type="float" office:value="2.60653529706749" calcext:value-type="float">
            <text:p>2.61</text:p>
          </table:table-cell>
          <table:table-cell table:style-name="ce20" table:formula="of:=[.H108]/[.H105]" office:value-type="float" office:value="2.84910479013713" calcext:value-type="float">
            <text:p>2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formula="of:=[.B109]/[.B105]" office:value-type="float" office:value="1.56643356643357" calcext:value-type="float">
            <text:p>1.57</text:p>
          </table:table-cell>
          <table:table-cell table:style-name="ce10" table:formula="of:=[.C109]/[.C105]" office:value-type="float" office:value="2.94673256452499" calcext:value-type="float">
            <text:p>2.95</text:p>
          </table:table-cell>
          <table:table-cell table:style-name="ce10" table:formula="of:=[.D109]/[.D105]" office:value-type="float" office:value="3.73918587079713" calcext:value-type="float">
            <text:p>3.74</text:p>
          </table:table-cell>
          <table:table-cell table:style-name="ce10" table:formula="of:=[.E109]/[.E105]" office:value-type="float" office:value="2.38058502949774" calcext:value-type="float">
            <text:p>2.38</text:p>
          </table:table-cell>
          <table:table-cell table:style-name="ce10" table:formula="of:=[.F109]/[.F105]" office:value-type="float" office:value="2.48151903804919" calcext:value-type="float">
            <text:p>2.48</text:p>
          </table:table-cell>
          <table:table-cell table:style-name="ce10" table:formula="of:=[.G109]/[.G105]" office:value-type="float" office:value="2.86933486397609" calcext:value-type="float">
            <text:p>2.87</text:p>
          </table:table-cell>
          <table:table-cell table:style-name="ce20" table:formula="of:=[.H109]/[.H105]" office:value-type="float" office:value="2.48899592820448" calcext:value-type="float">
            <text:p>2.4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formula="of:=[.B110]/[.B105]" office:value-type="float" office:value="1.69230769230769" calcext:value-type="float">
            <text:p>1.69</text:p>
          </table:table-cell>
          <table:table-cell table:style-name="ce10" table:formula="of:=[.C110]/[.C105]" office:value-type="float" office:value="3.15595826468973" calcext:value-type="float">
            <text:p>3.16</text:p>
          </table:table-cell>
          <table:table-cell table:style-name="ce10" table:formula="of:=[.D110]/[.D105]" office:value-type="float" office:value="3.8963921420476" calcext:value-type="float">
            <text:p>3.90</text:p>
          </table:table-cell>
          <table:table-cell table:style-name="ce10" table:formula="of:=[.E110]/[.E105]" office:value-type="float" office:value="2.45887626654675" calcext:value-type="float">
            <text:p>2.46</text:p>
          </table:table-cell>
          <table:table-cell table:style-name="ce10" table:formula="of:=[.F110]/[.F105]" office:value-type="float" office:value="2.59899075581956" calcext:value-type="float">
            <text:p>2.60</text:p>
          </table:table-cell>
          <table:table-cell table:style-name="ce10" table:formula="of:=[.G110]/[.G105]" office:value-type="float" office:value="3.0143247096873" calcext:value-type="float">
            <text:p>3.01</text:p>
          </table:table-cell>
          <table:table-cell table:style-name="ce20" table:formula="of:=[.H110]/[.H105]" office:value-type="float" office:value="2.64033556565751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formula="of:=[.B111]/[.B105]" office:value-type="float" office:value="2.47552447552448" calcext:value-type="float">
            <text:p>2.48</text:p>
          </table:table-cell>
          <table:table-cell table:style-name="ce10" table:formula="of:=[.C111]/[.C105]" office:value-type="float" office:value="3.37891268533773" calcext:value-type="float">
            <text:p>3.38</text:p>
          </table:table-cell>
          <table:table-cell table:style-name="ce10" table:formula="of:=[.D111]/[.D105]" office:value-type="float" office:value="4.3210238005289" calcext:value-type="float">
            <text:p>4.32</text:p>
          </table:table-cell>
          <table:table-cell table:style-name="ce10" table:formula="of:=[.E111]/[.E105]" office:value-type="float" office:value="2.55093668247731" calcext:value-type="float">
            <text:p>2.55</text:p>
          </table:table-cell>
          <table:table-cell table:style-name="ce10" table:formula="of:=[.F111]/[.F105]" office:value-type="float" office:value="2.64078664844088" calcext:value-type="float">
            <text:p>2.64</text:p>
          </table:table-cell>
          <table:table-cell table:style-name="ce10" table:formula="of:=[.G111]/[.G105]" office:value-type="float" office:value="3.04457956214883" calcext:value-type="float">
            <text:p>3.04</text:p>
          </table:table-cell>
          <table:table-cell table:style-name="ce20" table:formula="of:=[.H111]/[.H105]" office:value-type="float" office:value="2.63925858204038" calcext:value-type="float">
            <text:p>2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formula="of:=[.B112]/[.B105]" office:value-type="float" office:value="6.21678321678322" calcext:value-type="float">
            <text:p>6.22</text:p>
          </table:table-cell>
          <table:table-cell table:style-name="ce10" table:formula="of:=[.C112]/[.C105]" office:value-type="float" office:value="7.54310818231741" calcext:value-type="float">
            <text:p>7.54</text:p>
          </table:table-cell>
          <table:table-cell table:style-name="ce10" table:formula="of:=[.D112]/[.D105]" office:value-type="float" office:value="13.1178220627125" calcext:value-type="float">
            <text:p>13.12</text:p>
          </table:table-cell>
          <table:table-cell table:style-name="ce10" table:formula="of:=[.E112]/[.E105]" office:value-type="float" office:value="6.32165558494027" calcext:value-type="float">
            <text:p>6.32</text:p>
          </table:table-cell>
          <table:table-cell table:style-name="ce10" table:formula="of:=[.F112]/[.F105]" office:value-type="float" office:value="6.9957700531602" calcext:value-type="float">
            <text:p>7.00</text:p>
          </table:table-cell>
          <table:table-cell table:style-name="ce10" table:formula="of:=[.G112]/[.G105]" office:value-type="float" office:value="7.66736152307488" calcext:value-type="float">
            <text:p>7.67</text:p>
          </table:table-cell>
          <table:table-cell table:style-name="ce20" table:formula="of:=[.H112]/[.H105]" office:value-type="float" office:value="6.99731829187141" calcext:value-type="float">
            <text:p>7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formula="of:=[.B113]/[.B105]" office:value-type="float" office:value="1.85314685314685" calcext:value-type="float">
            <text:p>1.85</text:p>
          </table:table-cell>
          <table:table-cell table:style-name="ce10" table:formula="of:=[.C113]/[.C105]" office:value-type="float" office:value="3.28171334431631" calcext:value-type="float">
            <text:p>3.28</text:p>
          </table:table-cell>
          <table:table-cell table:style-name="ce10" table:formula="of:=[.D113]/[.D105]" office:value-type="float" office:value="7.91282584057424" calcext:value-type="float">
            <text:p>7.91</text:p>
          </table:table-cell>
          <table:table-cell table:style-name="ce10" table:formula="of:=[.E113]/[.E105]" office:value-type="float" office:value="4.3774942806871" calcext:value-type="float">
            <text:p>4.38</text:p>
          </table:table-cell>
          <table:table-cell table:style-name="ce10" table:formula="of:=[.F113]/[.F105]" office:value-type="float" office:value="4.52923482340843" calcext:value-type="float">
            <text:p>4.53</text:p>
          </table:table-cell>
          <table:table-cell table:style-name="ce10" table:formula="of:=[.G113]/[.G105]" office:value-type="float" office:value="4.39136038393008" calcext:value-type="float">
            <text:p>4.39</text:p>
          </table:table-cell>
          <table:table-cell table:style-name="ce20" table:formula="of:=[.H113]/[.H105]" office:value-type="float" office:value="3.69448570894296" calcext:value-type="float">
            <text:p>3.69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formula="of:=[.B114]/[.B105]" office:value-type="float" office:value="3.97202797202797" calcext:value-type="float">
            <text:p>3.97</text:p>
          </table:table-cell>
          <table:table-cell table:style-name="ce11" table:formula="of:=[.C114]/[.C105]" office:value-type="float" office:value="3.33058758923668" calcext:value-type="float">
            <text:p>3.33</text:p>
          </table:table-cell>
          <table:table-cell table:style-name="ce11" table:formula="of:=[.D114]/[.D105]" office:value-type="float" office:value="5.96330751794484" calcext:value-type="float">
            <text:p>5.96</text:p>
          </table:table-cell>
          <table:table-cell table:style-name="ce11" table:formula="of:=[.E114]/[.E105]" office:value-type="float" office:value="3.12992208886081" calcext:value-type="float">
            <text:p>3.13</text:p>
          </table:table-cell>
          <table:table-cell table:style-name="ce11" table:formula="of:=[.F114]/[.F105]" office:value-type="float" office:value="3.42466101308565" calcext:value-type="float">
            <text:p>3.42</text:p>
          </table:table-cell>
          <table:table-cell table:style-name="ce11" table:formula="of:=[.G114]/[.G105]" office:value-type="float" office:value="4.2724503296295" calcext:value-type="float">
            <text:p>4.27</text:p>
          </table:table-cell>
          <table:table-cell table:style-name="ce21" table:formula="of:=[.H114]/[.H105]" office:value-type="float" office:value="4.57838165913301" calcext:value-type="float">
            <text:p>4.58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/>
          <table:table-cell table:style-name="ce5" office:value-type="float" office:value="100" calcext:value-type="float">
            <text:p>100</text:p>
          </table:table-cell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/>
          <table:table-cell table:style-name="ce6" table:formula="of:=[.C32]-[.C93]" office:value-type="float" office:value="831" calcext:value-type="float">
            <text:p>831</text:p>
          </table:table-cell>
          <table:table-cell table:style-name="ce6" table:formula="of:=[.D32]-[.D93]" office:value-type="float" office:value="8860" calcext:value-type="float">
            <text:p>8860</text:p>
          </table:table-cell>
          <table:table-cell table:style-name="ce6" table:formula="of:=[.E32]-[.E93]" office:value-type="float" office:value="96998" calcext:value-type="float">
            <text:p>96998</text:p>
          </table:table-cell>
          <table:table-cell table:style-name="ce6" table:formula="of:=[.F32]-[.F93]" office:value-type="float" office:value="1549351" calcext:value-type="float">
            <text:p>1549351</text:p>
          </table:table-cell>
          <table:table-cell table:style-name="ce6" table:formula="of:=[.G32]-[.G93]" office:value-type="float" office:value="18243100" calcext:value-type="float">
            <text:p>18243100</text:p>
          </table:table-cell>
          <table:table-cell table:style-name="ce16" table:formula="of:=[.H32]-[.H93]" office:value-type="float" office:value="266606617" calcext:value-type="float">
            <text:p>26660661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/>
          <table:table-cell table:formula="of:=[.C33]-[.C94]" office:value-type="float" office:value="833" calcext:value-type="float">
            <text:p>833</text:p>
          </table:table-cell>
          <table:table-cell table:formula="of:=[.D33]-[.D94]" office:value-type="float" office:value="10206" calcext:value-type="float">
            <text:p>10206</text:p>
          </table:table-cell>
          <table:table-cell table:formula="of:=[.E33]-[.E94]" office:value-type="float" office:value="104980" calcext:value-type="float">
            <text:p>104980</text:p>
          </table:table-cell>
          <table:table-cell table:formula="of:=[.F33]-[.F94]" office:value-type="float" office:value="1652684" calcext:value-type="float">
            <text:p>1652684</text:p>
          </table:table-cell>
          <table:table-cell table:formula="of:=[.G33]-[.G94]" office:value-type="float" office:value="24008133" calcext:value-type="float">
            <text:p>24008133</text:p>
          </table:table-cell>
          <table:table-cell table:formula="of:=[.H33]-[.H94]" office:value-type="float" office:value="322278268" calcext:value-type="float">
            <text:p>322278268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/>
          <table:table-cell table:formula="of:=[.C34]-[.C93]" office:value-type="float" office:value="2367" calcext:value-type="float">
            <text:p>2367</text:p>
          </table:table-cell>
          <table:table-cell table:formula="of:=[.D34]-[.D93]" office:value-type="float" office:value="25941" calcext:value-type="float">
            <text:p>25941</text:p>
          </table:table-cell>
          <table:table-cell table:formula="of:=[.E34]-[.E93]" office:value-type="float" office:value="275873" calcext:value-type="float">
            <text:p>275873</text:p>
          </table:table-cell>
          <table:table-cell table:formula="of:=[.F34]-[.F93]" office:value-type="float" office:value="3218302" calcext:value-type="float">
            <text:p>3218302</text:p>
          </table:table-cell>
          <table:table-cell table:formula="of:=[.G34]-[.G93]" office:value-type="float" office:value="35791214" calcext:value-type="float">
            <text:p>35791214</text:p>
          </table:table-cell>
          <table:table-cell table:formula="of:=[.H34]-[.H93]" office:value-type="float" office:value="441882354" calcext:value-type="float">
            <text:p>44188235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/>
          <table:table-cell table:formula="of:=[.C35]-[.C93]" office:value-type="float" office:value="3215" calcext:value-type="float">
            <text:p>3215</text:p>
          </table:table-cell>
          <table:table-cell table:formula="of:=[.D35]-[.D93]" office:value-type="float" office:value="48516" calcext:value-type="float">
            <text:p>48516</text:p>
          </table:table-cell>
          <table:table-cell table:formula="of:=[.E35]-[.E93]" office:value-type="float" office:value="1091431" calcext:value-type="float">
            <text:p>1091431</text:p>
          </table:table-cell>
          <table:table-cell table:formula="of:=[.F35]-[.F93]" office:value-type="float" office:value="13489224" calcext:value-type="float">
            <text:p>13489224</text:p>
          </table:table-cell>
          <table:table-cell table:formula="of:=[.G35]-[.G93]" office:value-type="float" office:value="163701970" calcext:value-type="float">
            <text:p>163701970</text:p>
          </table:table-cell>
          <table:table-cell table:formula="of:=[.H35]-[.H93]" office:value-type="float" office:value="2302328396" calcext:value-type="float">
            <text:p>230232839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/>
          <table:table-cell table:formula="of:=[.C36]-[.C95]" office:value-type="float" office:value="1012" calcext:value-type="float">
            <text:p>1012</text:p>
          </table:table-cell>
          <table:table-cell table:formula="of:=[.D36]-[.D95]" office:value-type="float" office:value="17745" calcext:value-type="float">
            <text:p>17745</text:p>
          </table:table-cell>
          <table:table-cell table:formula="of:=[.E36]-[.E95]" office:value-type="float" office:value="220933" calcext:value-type="float">
            <text:p>220933</text:p>
          </table:table-cell>
          <table:table-cell table:formula="of:=[.F36]-[.F95]" office:value-type="float" office:value="2909050" calcext:value-type="float">
            <text:p>2909050</text:p>
          </table:table-cell>
          <table:table-cell table:formula="of:=[.G36]-[.G95]" office:value-type="float" office:value="40447730" calcext:value-type="float">
            <text:p>40447730</text:p>
          </table:table-cell>
          <table:table-cell table:formula="of:=[.H36]-[.H95]" office:value-type="float" office:value="530171556" calcext:value-type="float">
            <text:p>53017155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/>
          <table:table-cell table:formula="of:=[.C37]-[.C96]" office:value-type="float" office:value="1165" calcext:value-type="float">
            <text:p>1165</text:p>
          </table:table-cell>
          <table:table-cell table:formula="of:=[.D37]-[.D96]" office:value-type="float" office:value="19249" calcext:value-type="float">
            <text:p>19249</text:p>
          </table:table-cell>
          <table:table-cell table:formula="of:=[.E37]-[.E96]" office:value-type="float" office:value="241672" calcext:value-type="float">
            <text:p>241672</text:p>
          </table:table-cell>
          <table:table-cell table:formula="of:=[.F37]-[.F96]" office:value-type="float" office:value="3143069" calcext:value-type="float">
            <text:p>3143069</text:p>
          </table:table-cell>
          <table:table-cell table:formula="of:=[.G37]-[.G96]" office:value-type="float" office:value="44280463" calcext:value-type="float">
            <text:p>44280463</text:p>
          </table:table-cell>
          <table:table-cell table:formula="of:=[.H37]-[.H96]" office:value-type="float" office:value="572919815" calcext:value-type="float">
            <text:p>5729198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/>
          <table:table-cell table:formula="of:=[.C38]-[.C95]" office:value-type="float" office:value="3192" calcext:value-type="float">
            <text:p>3192</text:p>
          </table:table-cell>
          <table:table-cell table:formula="of:=[.D38]-[.D95]" office:value-type="float" office:value="38317" calcext:value-type="float">
            <text:p>38317</text:p>
          </table:table-cell>
          <table:table-cell table:formula="of:=[.E38]-[.E95]" office:value-type="float" office:value="430517" calcext:value-type="float">
            <text:p>430517</text:p>
          </table:table-cell>
          <table:table-cell table:formula="of:=[.F38]-[.F95]" office:value-type="float" office:value="4963385" calcext:value-type="float">
            <text:p>4963385</text:p>
          </table:table-cell>
          <table:table-cell table:formula="of:=[.G38]-[.G95]" office:value-type="float" office:value="61520904" calcext:value-type="float">
            <text:p>61520904</text:p>
          </table:table-cell>
          <table:table-cell table:formula="of:=[.H38]-[.H95]" office:value-type="float" office:value="770517694" calcext:value-type="float">
            <text:p>77051769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/>
          <table:table-cell table:formula="of:=[.C39]-[.C97]" office:value-type="float" office:value="4802" calcext:value-type="float">
            <text:p>4802</text:p>
          </table:table-cell>
          <table:table-cell table:formula="of:=[.D39]-[.D97]" office:value-type="float" office:value="97327" calcext:value-type="float">
            <text:p>97327</text:p>
          </table:table-cell>
          <table:table-cell table:formula="of:=[.E39]-[.E97]" office:value-type="float" office:value="1280559" calcext:value-type="float">
            <text:p>1280559</text:p>
          </table:table-cell>
          <table:table-cell table:formula="of:=[.F39]-[.F97]" office:value-type="float" office:value="15527877" calcext:value-type="float">
            <text:p>15527877</text:p>
          </table:table-cell>
          <table:table-cell table:formula="of:=[.G39]-[.G97]" office:value-type="float" office:value="209806307" calcext:value-type="float">
            <text:p>209806307</text:p>
          </table:table-cell>
          <table:table-cell table:formula="of:=[.H39]-[.H97]" office:value-type="float" office:value="2691776820" calcext:value-type="float">
            <text:p>269177682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/>
          <table:table-cell table:formula="of:=[.C40]-[.C98]" office:value-type="float" office:value="4796" calcext:value-type="float">
            <text:p>4796</text:p>
          </table:table-cell>
          <table:table-cell table:formula="of:=[.D40]-[.D98]" office:value-type="float" office:value="95159" calcext:value-type="float">
            <text:p>95159</text:p>
          </table:table-cell>
          <table:table-cell table:formula="of:=[.E40]-[.E98]" office:value-type="float" office:value="1691826" calcext:value-type="float">
            <text:p>1691826</text:p>
          </table:table-cell>
          <table:table-cell table:formula="of:=[.F40]-[.F98]" office:value-type="float" office:value="20653648" calcext:value-type="float">
            <text:p>20653648</text:p>
          </table:table-cell>
          <table:table-cell table:formula="of:=[.G40]-[.G98]" office:value-type="float" office:value="240489276" calcext:value-type="float">
            <text:p>240489276</text:p>
          </table:table-cell>
          <table:table-cell table:formula="of:=[.H40]-[.H98]" office:value-type="float" office:value="2836307962" calcext:value-type="float">
            <text:p>2836307962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/>
          <table:table-cell table:style-name="ce8" table:formula="of:=[.C41]-[.C99]" office:value-type="float" office:value="4197" calcext:value-type="float">
            <text:p>4197</text:p>
          </table:table-cell>
          <table:table-cell table:style-name="ce8" table:formula="of:=[.D41]-[.D99]" office:value-type="float" office:value="90522" calcext:value-type="float">
            <text:p>90522</text:p>
          </table:table-cell>
          <table:table-cell table:style-name="ce8" table:formula="of:=[.E41]-[.E99]" office:value-type="float" office:value="1087512" calcext:value-type="float">
            <text:p>1087512</text:p>
          </table:table-cell>
          <table:table-cell table:style-name="ce8" table:formula="of:=[.F41]-[.F99]" office:value-type="float" office:value="11570142" calcext:value-type="float">
            <text:p>11570142</text:p>
          </table:table-cell>
          <table:table-cell table:style-name="ce8" table:formula="of:=[.G41]-[.G99]" office:value-type="float" office:value="149280517" calcext:value-type="float">
            <text:p>149280517</text:p>
          </table:table-cell>
          <table:table-cell table:style-name="ce18" table:formula="of:=[.H41]-[.H99]" office:value-type="float" office:value="2057659736" calcext:value-type="float">
            <text:p>2057659736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13" office:value-type="float" office:value="100" calcext:value-type="float">
            <text:p>100</text:p>
          </table:table-cell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22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/>
          <table:table-cell table:style-name="ce9" table:formula="of:=[.C134]/[.C134]" office:value-type="float" office:value="1" calcext:value-type="float">
            <text:p>1.00</text:p>
          </table:table-cell>
          <table:table-cell table:style-name="ce9" table:formula="of:=[.D134]/[.D134]" office:value-type="float" office:value="1" calcext:value-type="float">
            <text:p>1.00</text:p>
          </table:table-cell>
          <table:table-cell table:style-name="ce9" table:formula="of:=[.E134]/[.E134]" office:value-type="float" office:value="1" calcext:value-type="float">
            <text:p>1.00</text:p>
          </table:table-cell>
          <table:table-cell table:style-name="ce9" table:formula="of:=[.F134]/[.F134]" office:value-type="float" office:value="1" calcext:value-type="float">
            <text:p>1.00</text:p>
          </table:table-cell>
          <table:table-cell table:style-name="ce9" table:formula="of:=[.G134]/[.G134]" office:value-type="float" office:value="1" calcext:value-type="float">
            <text:p>1.00</text:p>
          </table:table-cell>
          <table:table-cell table:style-name="ce19" table:formula="of:=[.H134]/[.H134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/>
          <table:table-cell table:style-name="ce10" table:formula="of:=[.C135]/[.C134]" office:value-type="float" office:value="1.00240673886883" calcext:value-type="float">
            <text:p>1.00</text:p>
          </table:table-cell>
          <table:table-cell table:style-name="ce10" table:formula="of:=[.D135]/[.D134]" office:value-type="float" office:value="1.15191873589165" calcext:value-type="float">
            <text:p>1.15</text:p>
          </table:table-cell>
          <table:table-cell table:style-name="ce10" table:formula="of:=[.E135]/[.E134]" office:value-type="float" office:value="1.0822903565022" calcext:value-type="float">
            <text:p>1.08</text:p>
          </table:table-cell>
          <table:table-cell table:style-name="ce10" table:formula="of:=[.F135]/[.F134]" office:value-type="float" office:value="1.06669437719406" calcext:value-type="float">
            <text:p>1.07</text:p>
          </table:table-cell>
          <table:table-cell table:style-name="ce10" table:formula="of:=[.G135]/[.G134]" office:value-type="float" office:value="1.31601169757333" calcext:value-type="float">
            <text:p>1.32</text:p>
          </table:table-cell>
          <table:table-cell table:style-name="ce20" table:formula="of:=[.H135]/[.H134]" office:value-type="float" office:value="1.2088157136775" calcext:value-type="float">
            <text:p>1.2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/>
          <table:table-cell table:style-name="ce10" table:formula="of:=[.C136]/[.C134]" office:value-type="float" office:value="2.84837545126354" calcext:value-type="float">
            <text:p>2.85</text:p>
          </table:table-cell>
          <table:table-cell table:style-name="ce10" table:formula="of:=[.D136]/[.D134]" office:value-type="float" office:value="2.92787810383747" calcext:value-type="float">
            <text:p>2.93</text:p>
          </table:table-cell>
          <table:table-cell table:style-name="ce10" table:formula="of:=[.E136]/[.E134]" office:value-type="float" office:value="2.84411018783892" calcext:value-type="float">
            <text:p>2.84</text:p>
          </table:table-cell>
          <table:table-cell table:style-name="ce10" table:formula="of:=[.F136]/[.F134]" office:value-type="float" office:value="2.07719361203497" calcext:value-type="float">
            <text:p>2.08</text:p>
          </table:table-cell>
          <table:table-cell table:style-name="ce10" table:formula="of:=[.G136]/[.G134]" office:value-type="float" office:value="1.96190417198831" calcext:value-type="float">
            <text:p>1.96</text:p>
          </table:table-cell>
          <table:table-cell table:style-name="ce20" table:formula="of:=[.H136]/[.H134]" office:value-type="float" office:value="1.65743205840986" calcext:value-type="float">
            <text:p>1.6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/>
          <table:table-cell table:style-name="ce10" table:formula="of:=[.C137]/[.C134]" office:value-type="float" office:value="3.86883273164862" calcext:value-type="float">
            <text:p>3.87</text:p>
          </table:table-cell>
          <table:table-cell table:style-name="ce10" table:formula="of:=[.D137]/[.D134]" office:value-type="float" office:value="5.47584650112867" calcext:value-type="float">
            <text:p>5.48</text:p>
          </table:table-cell>
          <table:table-cell table:style-name="ce10" table:formula="of:=[.E137]/[.E134]" office:value-type="float" office:value="11.2520979814017" calcext:value-type="float">
            <text:p>11.25</text:p>
          </table:table-cell>
          <table:table-cell table:style-name="ce10" table:formula="of:=[.F137]/[.F134]" office:value-type="float" office:value="8.70637060291696" calcext:value-type="float">
            <text:p>8.71</text:p>
          </table:table-cell>
          <table:table-cell table:style-name="ce10" table:formula="of:=[.G137]/[.G134]" office:value-type="float" office:value="8.97336362789219" calcext:value-type="float">
            <text:p>8.97</text:p>
          </table:table-cell>
          <table:table-cell table:style-name="ce20" table:formula="of:=[.H137]/[.H134]" office:value-type="float" office:value="8.6356761205218" calcext:value-type="float">
            <text:p>8.6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/>
          <table:table-cell table:style-name="ce10" table:formula="of:=[.C138]/[.C134]" office:value-type="float" office:value="1.21780986762936" calcext:value-type="float">
            <text:p>1.22</text:p>
          </table:table-cell>
          <table:table-cell table:style-name="ce10" table:formula="of:=[.D138]/[.D134]" office:value-type="float" office:value="2.00282167042889" calcext:value-type="float">
            <text:p>2.00</text:p>
          </table:table-cell>
          <table:table-cell table:style-name="ce10" table:formula="of:=[.E138]/[.E134]" office:value-type="float" office:value="2.27770675684035" calcext:value-type="float">
            <text:p>2.28</text:p>
          </table:table-cell>
          <table:table-cell table:style-name="ce10" table:formula="of:=[.F138]/[.F134]" office:value-type="float" office:value="1.87759261781223" calcext:value-type="float">
            <text:p>1.88</text:p>
          </table:table-cell>
          <table:table-cell table:style-name="ce10" table:formula="of:=[.G138]/[.G134]" office:value-type="float" office:value="2.21715223838054" calcext:value-type="float">
            <text:p>2.22</text:p>
          </table:table-cell>
          <table:table-cell table:style-name="ce20" table:formula="of:=[.H138]/[.H134]" office:value-type="float" office:value="1.98859113838124" calcext:value-type="float">
            <text:p>1.9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/>
          <table:table-cell table:style-name="ce10" table:formula="of:=[.C139]/[.C134]" office:value-type="float" office:value="1.40192539109507" calcext:value-type="float">
            <text:p>1.40</text:p>
          </table:table-cell>
          <table:table-cell table:style-name="ce10" table:formula="of:=[.D139]/[.D134]" office:value-type="float" office:value="2.17257336343115" calcext:value-type="float">
            <text:p>2.17</text:p>
          </table:table-cell>
          <table:table-cell table:style-name="ce10" table:formula="of:=[.E139]/[.E134]" office:value-type="float" office:value="2.49151528897503" calcext:value-type="float">
            <text:p>2.49</text:p>
          </table:table-cell>
          <table:table-cell table:style-name="ce10" table:formula="of:=[.F139]/[.F134]" office:value-type="float" office:value="2.0286358610799" calcext:value-type="float">
            <text:p>2.03</text:p>
          </table:table-cell>
          <table:table-cell table:style-name="ce10" table:formula="of:=[.G139]/[.G134]" office:value-type="float" office:value="2.42724443762299" calcext:value-type="float">
            <text:p>2.43</text:p>
          </table:table-cell>
          <table:table-cell table:style-name="ce20" table:formula="of:=[.H139]/[.H134]" office:value-type="float" office:value="2.14893321646252" calcext:value-type="float">
            <text:p>2.1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/>
          <table:table-cell table:style-name="ce10" table:formula="of:=[.C140]/[.C134]" office:value-type="float" office:value="3.84115523465704" calcext:value-type="float">
            <text:p>3.84</text:p>
          </table:table-cell>
          <table:table-cell table:style-name="ce10" table:formula="of:=[.D140]/[.D134]" office:value-type="float" office:value="4.32471783295711" calcext:value-type="float">
            <text:p>4.32</text:p>
          </table:table-cell>
          <table:table-cell table:style-name="ce10" table:formula="of:=[.E140]/[.E134]" office:value-type="float" office:value="4.43841110125982" calcext:value-type="float">
            <text:p>4.44</text:p>
          </table:table-cell>
          <table:table-cell table:style-name="ce10" table:formula="of:=[.F140]/[.F134]" office:value-type="float" office:value="3.20352521797837" calcext:value-type="float">
            <text:p>3.20</text:p>
          </table:table-cell>
          <table:table-cell table:style-name="ce10" table:formula="of:=[.G140]/[.G134]" office:value-type="float" office:value="3.37228343866996" calcext:value-type="float">
            <text:p>3.37</text:p>
          </table:table-cell>
          <table:table-cell table:style-name="ce20" table:formula="of:=[.H140]/[.H134]" office:value-type="float" office:value="2.89009216151601" calcext:value-type="float">
            <text:p>2.8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/>
          <table:table-cell table:style-name="ce10" table:formula="of:=[.C141]/[.C134]" office:value-type="float" office:value="5.77858002406739" calcext:value-type="float">
            <text:p>5.78</text:p>
          </table:table-cell>
          <table:table-cell table:style-name="ce10" table:formula="of:=[.D141]/[.D134]" office:value-type="float" office:value="10.9849887133183" calcext:value-type="float">
            <text:p>10.98</text:p>
          </table:table-cell>
          <table:table-cell table:style-name="ce10" table:formula="of:=[.E141]/[.E134]" office:value-type="float" office:value="13.2019113796161" calcext:value-type="float">
            <text:p>13.20</text:p>
          </table:table-cell>
          <table:table-cell table:style-name="ce10" table:formula="of:=[.F141]/[.F134]" office:value-type="float" office:value="10.0221815456924" calcext:value-type="float">
            <text:p>10.02</text:p>
          </table:table-cell>
          <table:table-cell table:style-name="ce10" table:formula="of:=[.G141]/[.G134]" office:value-type="float" office:value="11.5005841660683" calcext:value-type="float">
            <text:p>11.50</text:p>
          </table:table-cell>
          <table:table-cell table:style-name="ce20" table:formula="of:=[.H141]/[.H134]" office:value-type="float" office:value="10.0964366537084" calcext:value-type="float">
            <text:p>10.1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/>
          <table:table-cell table:style-name="ce10" table:formula="of:=[.C142]/[.C134]" office:value-type="float" office:value="5.77135980746089" calcext:value-type="float">
            <text:p>5.77</text:p>
          </table:table-cell>
          <table:table-cell table:style-name="ce10" table:formula="of:=[.D142]/[.D134]" office:value-type="float" office:value="10.7402934537246" calcext:value-type="float">
            <text:p>10.74</text:p>
          </table:table-cell>
          <table:table-cell table:style-name="ce10" table:formula="of:=[.E142]/[.E134]" office:value-type="float" office:value="17.4418647807171" calcext:value-type="float">
            <text:p>17.44</text:p>
          </table:table-cell>
          <table:table-cell table:style-name="ce10" table:formula="of:=[.F142]/[.F134]" office:value-type="float" office:value="13.3305158095228" calcext:value-type="float">
            <text:p>13.33</text:p>
          </table:table-cell>
          <table:table-cell table:style-name="ce10" table:formula="of:=[.G142]/[.G134]" office:value-type="float" office:value="13.1824786357582" calcext:value-type="float">
            <text:p>13.18</text:p>
          </table:table-cell>
          <table:table-cell table:style-name="ce20" table:formula="of:=[.H142]/[.H134]" office:value-type="float" office:value="10.6385505127954" calcext:value-type="float">
            <text:p>10.64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/>
          <table:table-cell table:style-name="ce11" table:formula="of:=[.C143]/[.C134]" office:value-type="float" office:value="5.05054151624549" calcext:value-type="float">
            <text:p>5.05</text:p>
          </table:table-cell>
          <table:table-cell table:style-name="ce11" table:formula="of:=[.D143]/[.D134]" office:value-type="float" office:value="10.2169300225734" calcext:value-type="float">
            <text:p>10.22</text:p>
          </table:table-cell>
          <table:table-cell table:style-name="ce11" table:formula="of:=[.E143]/[.E134]" office:value-type="float" office:value="11.2116950864966" calcext:value-type="float">
            <text:p>11.21</text:p>
          </table:table-cell>
          <table:table-cell table:style-name="ce11" table:formula="of:=[.F143]/[.F134]" office:value-type="float" office:value="7.46773455466192" calcext:value-type="float">
            <text:p>7.47</text:p>
          </table:table-cell>
          <table:table-cell table:style-name="ce11" table:formula="of:=[.G143]/[.G134]" office:value-type="float" office:value="8.18284814532618" calcext:value-type="float">
            <text:p>8.18</text:p>
          </table:table-cell>
          <table:table-cell table:style-name="ce21" table:formula="of:=[.H143]/[.H134]" office:value-type="float" office:value="7.71796198891793" calcext:value-type="float">
            <text:p>7.72</text:p>
          </table:table-cell>
          <table:table-cell table:number-columns-repeated="9"/>
        </table:table-row>
        <table:table-row table:style-name="ro1" table:number-rows-repeated="3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0 items (cycles)</text:p>
          </table:table-cell>
          <table:covered-table-cell table:number-columns-repeated="2" table:style-name="ce14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1" office:value-type="string" calcext:value-type="string">
            <text:p>method\N</text:p>
          </table:table-cell>
          <table:table-cell table:style-name="ce5" table:number-columns-repeated="2"/>
          <table:table-cell table:style-name="ce5" office:value-type="float" office:value="1000" calcext:value-type="float">
            <text:p>1000</text:p>
          </table:table-cell>
          <table:table-cell table:style-name="ce5" office:value-type="float" office:value="10000" calcext:value-type="float">
            <text:p>10000</text:p>
          </table:table-cell>
          <table:table-cell table:style-name="ce5" office:value-type="float" office:value="100000" calcext:value-type="float">
            <text:p>100000</text:p>
          </table:table-cell>
          <table:table-cell table:style-name="ce5" office:value-type="float" office:value="1000000" calcext:value-type="float">
            <text:p>1000000</text:p>
          </table:table-cell>
          <table:table-cell table:style-name="ce15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6" table:number-columns-repeated="2"/>
          <table:table-cell table:style-name="ce6" table:formula="of:=[.D60]-[.D93]" office:value-type="float" office:value="7359" calcext:value-type="float">
            <text:p>7359</text:p>
          </table:table-cell>
          <table:table-cell table:style-name="ce6" table:formula="of:=[.E60]-[.E93]" office:value-type="float" office:value="75929" calcext:value-type="float">
            <text:p>75929</text:p>
          </table:table-cell>
          <table:table-cell table:style-name="ce6" table:formula="of:=[.F60]-[.F93]" office:value-type="float" office:value="796707" calcext:value-type="float">
            <text:p>796707</text:p>
          </table:table-cell>
          <table:table-cell table:style-name="ce6" table:formula="of:=[.G60]-[.G93]" office:value-type="float" office:value="8975089" calcext:value-type="float">
            <text:p>8975089</text:p>
          </table:table-cell>
          <table:table-cell table:style-name="ce16" table:formula="of:=[.H60]-[.H93]" office:value-type="float" office:value="114599772" calcext:value-type="float">
            <text:p>114599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number-columns-repeated="2"/>
          <table:table-cell table:formula="of:=[.D61]-[.D94]" office:value-type="float" office:value="8754" calcext:value-type="float">
            <text:p>8754</text:p>
          </table:table-cell>
          <table:table-cell table:formula="of:=[.E61]-[.E94]" office:value-type="float" office:value="82441" calcext:value-type="float">
            <text:p>82441</text:p>
          </table:table-cell>
          <table:table-cell table:formula="of:=[.F61]-[.F94]" office:value-type="float" office:value="857601" calcext:value-type="float">
            <text:p>857601</text:p>
          </table:table-cell>
          <table:table-cell table:formula="of:=[.G61]-[.G94]" office:value-type="float" office:value="11078371" calcext:value-type="float">
            <text:p>11078371</text:p>
          </table:table-cell>
          <table:table-cell table:formula="of:=[.H61]-[.H94]" office:value-type="float" office:value="126721882" calcext:value-type="float">
            <text:p>12672188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number-columns-repeated="2"/>
          <table:table-cell table:formula="of:=[.D62]-[.D93]" office:value-type="float" office:value="23990" calcext:value-type="float">
            <text:p>23990</text:p>
          </table:table-cell>
          <table:table-cell table:formula="of:=[.E62]-[.E93]" office:value-type="float" office:value="248802" calcext:value-type="float">
            <text:p>248802</text:p>
          </table:table-cell>
          <table:table-cell table:formula="of:=[.F62]-[.F93]" office:value-type="float" office:value="2496334" calcext:value-type="float">
            <text:p>2496334</text:p>
          </table:table-cell>
          <table:table-cell table:formula="of:=[.G62]-[.G93]" office:value-type="float" office:value="26285132" calcext:value-type="float">
            <text:p>26285132</text:p>
          </table:table-cell>
          <table:table-cell table:formula="of:=[.H62]-[.H93]" office:value-type="float" office:value="277045173" calcext:value-type="float">
            <text:p>27704517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number-columns-repeated="2"/>
          <table:table-cell table:formula="of:=[.D63]-[.D93]" office:value-type="float" office:value="113790" calcext:value-type="float">
            <text:p>113790</text:p>
          </table:table-cell>
          <table:table-cell table:formula="of:=[.E63]-[.E93]" office:value-type="float" office:value="1423269" calcext:value-type="float">
            <text:p>1423269</text:p>
          </table:table-cell>
          <table:table-cell table:formula="of:=[.F63]-[.F93]" office:value-type="float" office:value="16526679" calcext:value-type="float">
            <text:p>16526679</text:p>
          </table:table-cell>
          <table:table-cell table:formula="of:=[.G63]-[.G93]" office:value-type="float" office:value="185168708" calcext:value-type="float">
            <text:p>185168708</text:p>
          </table:table-cell>
          <table:table-cell table:formula="of:=[.H63]-[.H93]" office:value-type="float" office:value="2505424772" calcext:value-type="float">
            <text:p>250542477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number-columns-repeated="2"/>
          <table:table-cell table:formula="of:=[.D64]-[.D95]" office:value-type="float" office:value="8580" calcext:value-type="float">
            <text:p>8580</text:p>
          </table:table-cell>
          <table:table-cell table:formula="of:=[.E64]-[.E95]" office:value-type="float" office:value="104296" calcext:value-type="float">
            <text:p>104296</text:p>
          </table:table-cell>
          <table:table-cell table:formula="of:=[.F64]-[.F95]" office:value-type="float" office:value="1068569" calcext:value-type="float">
            <text:p>1068569</text:p>
          </table:table-cell>
          <table:table-cell table:formula="of:=[.G64]-[.G95]" office:value-type="float" office:value="12815737" calcext:value-type="float">
            <text:p>12815737</text:p>
          </table:table-cell>
          <table:table-cell table:formula="of:=[.H64]-[.H95]" office:value-type="float" office:value="151813607" calcext:value-type="float">
            <text:p>1518136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number-columns-repeated="2"/>
          <table:table-cell table:formula="of:=[.D65]-[.D96]" office:value-type="float" office:value="12180" calcext:value-type="float">
            <text:p>12180</text:p>
          </table:table-cell>
          <table:table-cell table:formula="of:=[.E65]-[.E96]" office:value-type="float" office:value="131243" calcext:value-type="float">
            <text:p>131243</text:p>
          </table:table-cell>
          <table:table-cell table:formula="of:=[.F65]-[.F96]" office:value-type="float" office:value="1368622" calcext:value-type="float">
            <text:p>1368622</text:p>
          </table:table-cell>
          <table:table-cell table:formula="of:=[.G65]-[.G96]" office:value-type="float" office:value="16063157" calcext:value-type="float">
            <text:p>16063157</text:p>
          </table:table-cell>
          <table:table-cell table:formula="of:=[.H65]-[.H96]" office:value-type="float" office:value="188610040" calcext:value-type="float">
            <text:p>18861004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number-columns-repeated="2"/>
          <table:table-cell table:formula="of:=[.D66]-[.D95]" office:value-type="float" office:value="31792" calcext:value-type="float">
            <text:p>31792</text:p>
          </table:table-cell>
          <table:table-cell table:formula="of:=[.E66]-[.E95]" office:value-type="float" office:value="330699" calcext:value-type="float">
            <text:p>330699</text:p>
          </table:table-cell>
          <table:table-cell table:formula="of:=[.F66]-[.F95]" office:value-type="float" office:value="3432393" calcext:value-type="float">
            <text:p>3432393</text:p>
          </table:table-cell>
          <table:table-cell table:formula="of:=[.G66]-[.G95]" office:value-type="float" office:value="35436673" calcext:value-type="float">
            <text:p>35436673</text:p>
          </table:table-cell>
          <table:table-cell table:formula="of:=[.H66]-[.H95]" office:value-type="float" office:value="395624919" calcext:value-type="float">
            <text:p>3956249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number-columns-repeated="2"/>
          <table:table-cell table:formula="of:=[.D67]-[.D97]" office:value-type="float" office:value="77888" calcext:value-type="float">
            <text:p>77888</text:p>
          </table:table-cell>
          <table:table-cell table:formula="of:=[.E67]-[.E97]" office:value-type="float" office:value="1011672" calcext:value-type="float">
            <text:p>1011672</text:p>
          </table:table-cell>
          <table:table-cell table:formula="of:=[.F67]-[.F97]" office:value-type="float" office:value="11864607" calcext:value-type="float">
            <text:p>11864607</text:p>
          </table:table-cell>
          <table:table-cell table:formula="of:=[.G67]-[.G97]" office:value-type="float" office:value="151102011" calcext:value-type="float">
            <text:p>151102011</text:p>
          </table:table-cell>
          <table:table-cell table:formula="of:=[.H67]-[.H97]" office:value-type="float" office:value="1701696976" calcext:value-type="float">
            <text:p>170169697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number-columns-repeated="2"/>
          <table:table-cell table:formula="of:=[.D68]-[.D98]" office:value-type="float" office:value="58396" calcext:value-type="float">
            <text:p>58396</text:p>
          </table:table-cell>
          <table:table-cell table:formula="of:=[.E68]-[.E98]" office:value-type="float" office:value="1251131" calcext:value-type="float">
            <text:p>1251131</text:p>
          </table:table-cell>
          <table:table-cell table:formula="of:=[.F68]-[.F98]" office:value-type="float" office:value="15792066" calcext:value-type="float">
            <text:p>15792066</text:p>
          </table:table-cell>
          <table:table-cell table:formula="of:=[.G68]-[.G98]" office:value-type="float" office:value="189234618" calcext:value-type="float">
            <text:p>189234618</text:p>
          </table:table-cell>
          <table:table-cell table:formula="of:=[.H68]-[.H98]" office:value-type="float" office:value="2345215208" calcext:value-type="float">
            <text:p>2345215208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8" table:number-columns-repeated="2"/>
          <table:table-cell table:style-name="ce8" table:formula="of:=[.D69]-[.D99]" office:value-type="float" office:value="91808" calcext:value-type="float">
            <text:p>91808</text:p>
          </table:table-cell>
          <table:table-cell table:style-name="ce8" table:formula="of:=[.E69]-[.E99]" office:value-type="float" office:value="979326" calcext:value-type="float">
            <text:p>979326</text:p>
          </table:table-cell>
          <table:table-cell table:style-name="ce8" table:formula="of:=[.F69]-[.F99]" office:value-type="float" office:value="9557038" calcext:value-type="float">
            <text:p>9557038</text:p>
          </table:table-cell>
          <table:table-cell table:style-name="ce8" table:formula="of:=[.G69]-[.G99]" office:value-type="float" office:value="106974355" calcext:value-type="float">
            <text:p>106974355</text:p>
          </table:table-cell>
          <table:table-cell table:style-name="ce18" table:formula="of:=[.H69]-[.H99]" office:value-type="float" office:value="1363031447" calcext:value-type="float">
            <text:p>1363031447</text:p>
          </table:table-cell>
          <table:table-cell table:number-columns-repeated="9"/>
        </table:table-row>
        <table:table-row table:style-name="ro1" table:number-rows-repeated="2">
          <table:table-cell table:style-name="Default" table:number-columns-repeated="8"/>
          <table:table-cell table:number-columns-repeated="9"/>
        </table:table-row>
        <table:table-row table:style-name="ro1">
          <table:table-cell table:style-name="Default" table:number-columns-repeated="2"/>
          <table:table-cell table:style-name="ce12" office:value-type="string" calcext:value-type="string" table:number-columns-spanned="3" table:number-rows-spanned="1">
            <text:p>Teardown in bulks of 1000 items – ratio</text:p>
          </table:table-cell>
          <table:covered-table-cell table:number-columns-repeated="2" table:style-name="Default"/>
          <table:table-cell table:style-name="Default" table:number-columns-repeated="3"/>
          <table:table-cell table:number-columns-repeated="9"/>
        </table:table-row>
        <table:table-row table:style-name="ro1">
          <table:table-cell table:style-name="ce4" office:value-type="string" calcext:value-type="string">
            <text:p>method\N</text:p>
          </table:table-cell>
          <table:table-cell table:style-name="ce5"/>
          <table:table-cell table:style-name="ce13"/>
          <table:table-cell table:style-name="ce13" office:value-type="float" office:value="1000" calcext:value-type="float">
            <text:p>1000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100000" calcext:value-type="float">
            <text:p>100000</text:p>
          </table:table-cell>
          <table:table-cell table:style-name="ce13" office:value-type="float" office:value="1000000" calcext:value-type="float">
            <text:p>1000000</text:p>
          </table:table-cell>
          <table:table-cell table:style-name="ce22" office:value-type="float" office:value="10000000" calcext:value-type="float">
            <text:p>100000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_range() <text:s text:c="8"/></text:p>
          </table:table-cell>
          <table:table-cell table:style-name="ce9" table:number-columns-repeated="2"/>
          <table:table-cell table:style-name="ce9" table:formula="of:=[.D163]/[.D163]" office:value-type="float" office:value="1" calcext:value-type="float">
            <text:p>1.00</text:p>
          </table:table-cell>
          <table:table-cell table:style-name="ce9" table:formula="of:=[.E163]/[.E163]" office:value-type="float" office:value="1" calcext:value-type="float">
            <text:p>1.00</text:p>
          </table:table-cell>
          <table:table-cell table:style-name="ce9" table:formula="of:=[.F163]/[.F163]" office:value-type="float" office:value="1" calcext:value-type="float">
            <text:p>1.00</text:p>
          </table:table-cell>
          <table:table-cell table:style-name="ce9" table:formula="of:=[.G163]/[.G163]" office:value-type="float" office:value="1" calcext:value-type="float">
            <text:p>1.00</text:p>
          </table:table-cell>
          <table:table-cell table:style-name="ce19" table:formula="of:=[.H163]/[.H163]" office:value-type="float" office:value="1" calcext:value-type="float">
            <text:p>1.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Map::delete_range() <text:s text:c="8"/></text:p>
          </table:table-cell>
          <table:table-cell table:style-name="ce10" table:number-columns-repeated="2"/>
          <table:table-cell table:style-name="ce10" table:formula="of:=[.D164]/[.D163]" office:value-type="float" office:value="1.18956379942927" calcext:value-type="float">
            <text:p>1.19</text:p>
          </table:table-cell>
          <table:table-cell table:style-name="ce10" table:formula="of:=[.E164]/[.E163]" office:value-type="float" office:value="1.08576433246849" calcext:value-type="float">
            <text:p>1.09</text:p>
          </table:table-cell>
          <table:table-cell table:style-name="ce10" table:formula="of:=[.F164]/[.F163]" office:value-type="float" office:value="1.07643211368797" calcext:value-type="float">
            <text:p>1.08</text:p>
          </table:table-cell>
          <table:table-cell table:style-name="ce10" table:formula="of:=[.G164]/[.G163]" office:value-type="float" office:value="1.23434664547616" calcext:value-type="float">
            <text:p>1.23</text:p>
          </table:table-cell>
          <table:table-cell table:style-name="ce20" table:formula="of:=[.H164]/[.H163]" office:value-type="float" office:value="1.10577778461898" calcext:value-type="float">
            <text:p>1.1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filter_range() <text:s text:c="8"/></text:p>
          </table:table-cell>
          <table:table-cell table:style-name="ce10" table:number-columns-repeated="2"/>
          <table:table-cell table:style-name="ce10" table:formula="of:=[.D165]/[.D163]" office:value-type="float" office:value="3.25995379807039" calcext:value-type="float">
            <text:p>3.26</text:p>
          </table:table-cell>
          <table:table-cell table:style-name="ce10" table:formula="of:=[.E165]/[.E163]" office:value-type="float" office:value="3.27677172094983" calcext:value-type="float">
            <text:p>3.28</text:p>
          </table:table-cell>
          <table:table-cell table:style-name="ce10" table:formula="of:=[.F165]/[.F163]" office:value-type="float" office:value="3.13331500790127" calcext:value-type="float">
            <text:p>3.13</text:p>
          </table:table-cell>
          <table:table-cell table:style-name="ce10" table:formula="of:=[.G165]/[.G163]" office:value-type="float" office:value="2.9286764732918" calcext:value-type="float">
            <text:p>2.93</text:p>
          </table:table-cell>
          <table:table-cell table:style-name="ce20" table:formula="of:=[.H165]/[.H163]" office:value-type="float" office:value="2.41750195628661" calcext:value-type="float">
            <text:p>2.4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eardownSet::delete() <text:s text:c="14"/></text:p>
          </table:table-cell>
          <table:table-cell table:style-name="ce10" table:number-columns-repeated="2"/>
          <table:table-cell table:style-name="ce10" table:formula="of:=[.D166]/[.D163]" office:value-type="float" office:value="15.4626987362413" calcext:value-type="float">
            <text:p>15.46</text:p>
          </table:table-cell>
          <table:table-cell table:style-name="ce10" table:formula="of:=[.E166]/[.E163]" office:value-type="float" office:value="18.7447352131597" calcext:value-type="float">
            <text:p>18.74</text:p>
          </table:table-cell>
          <table:table-cell table:style-name="ce10" table:formula="of:=[.F166]/[.F163]" office:value-type="float" office:value="20.7437351498104" calcext:value-type="float">
            <text:p>20.74</text:p>
          </table:table-cell>
          <table:table-cell table:style-name="ce10" table:formula="of:=[.G166]/[.G163]" office:value-type="float" office:value="20.6314063292297" calcext:value-type="float">
            <text:p>20.63</text:p>
          </table:table-cell>
          <table:table-cell table:style-name="ce20" table:formula="of:=[.H166]/[.H163]" office:value-type="float" office:value="21.8623888012622" calcext:value-type="float">
            <text:p>21.86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delete_overlap()</text:p>
          </table:table-cell>
          <table:table-cell table:style-name="ce10" table:number-columns-repeated="2"/>
          <table:table-cell table:style-name="ce10" table:formula="of:=[.D167]/[.D163]" office:value-type="float" office:value="1.16591928251121" calcext:value-type="float">
            <text:p>1.17</text:p>
          </table:table-cell>
          <table:table-cell table:style-name="ce10" table:formula="of:=[.E167]/[.E163]" office:value-type="float" office:value="1.37359902013723" calcext:value-type="float">
            <text:p>1.37</text:p>
          </table:table-cell>
          <table:table-cell table:style-name="ce10" table:formula="of:=[.F167]/[.F163]" office:value-type="float" office:value="1.3412320966177" calcext:value-type="float">
            <text:p>1.34</text:p>
          </table:table-cell>
          <table:table-cell table:style-name="ce10" table:formula="of:=[.G167]/[.G163]" office:value-type="float" office:value="1.42792311028893" calcext:value-type="float">
            <text:p>1.43</text:p>
          </table:table-cell>
          <table:table-cell table:style-name="ce20" table:formula="of:=[.H167]/[.H163]" office:value-type="float" office:value="1.32472870015832" calcext:value-type="float">
            <text:p>1.3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Map::delete_overlap()</text:p>
          </table:table-cell>
          <table:table-cell table:style-name="ce10" table:number-columns-repeated="2"/>
          <table:table-cell table:style-name="ce10" table:formula="of:=[.D168]/[.D163]" office:value-type="float" office:value="1.65511618426417" calcext:value-type="float">
            <text:p>1.66</text:p>
          </table:table-cell>
          <table:table-cell table:style-name="ce10" table:formula="of:=[.E168]/[.E163]" office:value-type="float" office:value="1.72849635844012" calcext:value-type="float">
            <text:p>1.73</text:p>
          </table:table-cell>
          <table:table-cell table:style-name="ce10" table:formula="of:=[.F168]/[.F163]" office:value-type="float" office:value="1.71784859427619" calcext:value-type="float">
            <text:p>1.72</text:p>
          </table:table-cell>
          <table:table-cell table:style-name="ce10" table:formula="of:=[.G168]/[.G163]" office:value-type="float" office:value="1.7897490487281" calcext:value-type="float">
            <text:p>1.79</text:p>
          </table:table-cell>
          <table:table-cell table:style-name="ce20" table:formula="of:=[.H168]/[.H163]" office:value-type="float" office:value="1.64581514176136" calcext:value-type="float">
            <text:p>1.6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IntervalTeardownSet::filter_overlap()</text:p>
          </table:table-cell>
          <table:table-cell table:style-name="ce10" table:number-columns-repeated="2"/>
          <table:table-cell table:style-name="ce10" table:formula="of:=[.D169]/[.D163]" office:value-type="float" office:value="4.32015219459166" calcext:value-type="float">
            <text:p>4.32</text:p>
          </table:table-cell>
          <table:table-cell table:style-name="ce10" table:formula="of:=[.E169]/[.E163]" office:value-type="float" office:value="4.35537146544798" calcext:value-type="float">
            <text:p>4.36</text:p>
          </table:table-cell>
          <table:table-cell table:style-name="ce10" table:formula="of:=[.F169]/[.F163]" office:value-type="float" office:value="4.30822498107836" calcext:value-type="float">
            <text:p>4.31</text:p>
          </table:table-cell>
          <table:table-cell table:style-name="ce10" table:formula="of:=[.G169]/[.G163]" office:value-type="float" office:value="3.9483366683049" calcext:value-type="float">
            <text:p>3.95</text:p>
          </table:table-cell>
          <table:table-cell table:style-name="ce20" table:formula="of:=[.H169]/[.H163]" office:value-type="float" office:value="3.45223129239734" calcext:value-type="float">
            <text:p>3.4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reap::remove_range() <text:s text:c="14"/></text:p>
          </table:table-cell>
          <table:table-cell table:style-name="ce10" table:number-columns-repeated="2"/>
          <table:table-cell table:style-name="ce10" table:formula="of:=[.D170]/[.D163]" office:value-type="float" office:value="10.5840467454817" calcext:value-type="float">
            <text:p>10.58</text:p>
          </table:table-cell>
          <table:table-cell table:style-name="ce10" table:formula="of:=[.E170]/[.E163]" office:value-type="float" office:value="13.3239210314899" calcext:value-type="float">
            <text:p>13.32</text:p>
          </table:table-cell>
          <table:table-cell table:style-name="ce10" table:formula="of:=[.F170]/[.F163]" office:value-type="float" office:value="14.892058184502" calcext:value-type="float">
            <text:p>14.89</text:p>
          </table:table-cell>
          <table:table-cell table:style-name="ce10" table:formula="of:=[.G170]/[.G163]" office:value-type="float" office:value="16.8357117127195" calcext:value-type="float">
            <text:p>16.84</text:p>
          </table:table-cell>
          <table:table-cell table:style-name="ce20" table:formula="of:=[.H170]/[.H163]" office:value-type="float" office:value="14.8490432947807" calcext:value-type="float">
            <text:p>14.8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BTreeSet::remove() <text:s text:c="17"/></text:p>
          </table:table-cell>
          <table:table-cell table:style-name="ce10" table:number-columns-repeated="2"/>
          <table:table-cell table:style-name="ce10" table:formula="of:=[.D171]/[.D163]" office:value-type="float" office:value="7.935317298546" calcext:value-type="float">
            <text:p>7.94</text:p>
          </table:table-cell>
          <table:table-cell table:style-name="ce10" table:formula="of:=[.E171]/[.E163]" office:value-type="float" office:value="16.4776435880889" calcext:value-type="float">
            <text:p>16.48</text:p>
          </table:table-cell>
          <table:table-cell table:style-name="ce10" table:formula="of:=[.F171]/[.F163]" office:value-type="float" office:value="19.8216734633937" calcext:value-type="float">
            <text:p>19.82</text:p>
          </table:table-cell>
          <table:table-cell table:style-name="ce10" table:formula="of:=[.G171]/[.G163]" office:value-type="float" office:value="21.0844280207138" calcext:value-type="float">
            <text:p>21.08</text:p>
          </table:table-cell>
          <table:table-cell table:style-name="ce20" table:formula="of:=[.H171]/[.H163]" office:value-type="float" office:value="20.4643968052572" calcext:value-type="float">
            <text:p>20.46</text:p>
          </table:table-cell>
          <table:table-cell table:number-columns-repeated="9"/>
        </table:table-row>
        <table:table-row table:style-name="ro1">
          <table:table-cell table:style-name="ce3" office:value-type="string" calcext:value-type="string">
            <text:p>SplayTree::remove_range() <text:s text:c="10"/></text:p>
          </table:table-cell>
          <table:table-cell table:style-name="ce11" table:number-columns-repeated="2"/>
          <table:table-cell table:style-name="ce11" table:formula="of:=[.D172]/[.D163]" office:value-type="float" office:value="12.4756080989265" calcext:value-type="float">
            <text:p>12.48</text:p>
          </table:table-cell>
          <table:table-cell table:style-name="ce11" table:formula="of:=[.E172]/[.E163]" office:value-type="float" office:value="12.8979177916211" calcext:value-type="float">
            <text:p>12.90</text:p>
          </table:table-cell>
          <table:table-cell table:style-name="ce11" table:formula="of:=[.F172]/[.F163]" office:value-type="float" office:value="11.9956746959673" calcext:value-type="float">
            <text:p>12.00</text:p>
          </table:table-cell>
          <table:table-cell table:style-name="ce11" table:formula="of:=[.G172]/[.G163]" office:value-type="float" office:value="11.9190299951343" calcext:value-type="float">
            <text:p>11.92</text:p>
          </table:table-cell>
          <table:table-cell table:style-name="ce21" table:formula="of:=[.H172]/[.H163]" office:value-type="float" office:value="11.8938408271877" calcext:value-type="float">
            <text:p>11.89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e" style:country-complex="IL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e" style:country-complex="IL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23">
      <number:number number:decimal-places="4" loext:min-decimal-places="4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 Unicode" style:font-family-complex="'Lucida Sans Unicode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2-20">00/00/0000</text:date>, <text:time style:data-style-name="N2" text:time-value="19:21:14.27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10T16:20:42.476000000</meta:creation-date>
    <meta:editing-duration>P1DT3H14M23S</meta:editing-duration>
    <meta:editing-cycles>58</meta:editing-cycles>
    <meta:generator>LibreOffice/5.2.3.3$Windows_x86 LibreOffice_project/d54a8868f08a7b39642414cf2c8ef2f228f780cf</meta:generator>
    <dc:date>2017-02-20T14:18:27.868000000</dc:date>
    <meta:document-statistic meta:table-count="2" meta:cell-count="2008" meta:object-count="1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798cm" svg:y="0.325cm" chart:style-name="ch2">
          <text:p>Full refill/teardown in bulks of 1000 items</text:p>
        </chart:title>
        <chart:legend chart:legend-position="bottom" svg:x="0.556cm" svg:y="7.696cm" style:legend-expansion="wide" chart:style-name="ch3"/>
        <chart:plot-area chart:style-name="ch4" table:cell-range-address="variations.D73:variations.H76 variations.A73:variations.C74 variations.A75:variations.A76 variations.A78:variations.A80 variations.D78:variations.H80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D73:variations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D74:variations.H74" chart:label-cell-address="variations.A74:variations.C74" chart:class="chart:line">
            <chart:data-point chart:repeated="5"/>
          </chart:series>
          <chart:series chart:style-name="ch11" chart:values-cell-range-address="variations.D75:variations.H75" chart:label-cell-address="variations.A75:variations.A75" chart:class="chart:line">
            <chart:data-point chart:repeated="5"/>
          </chart:series>
          <chart:series chart:style-name="ch12" chart:values-cell-range-address="variations.D76:variations.H76" chart:label-cell-address="variations.A76:variations.A76" chart:class="chart:line">
            <chart:data-point chart:repeated="5"/>
          </chart:series>
          <chart:series chart:style-name="ch13" chart:values-cell-range-address="variations.D78:variations.H78" chart:label-cell-address="variations.A78:variations.A78" chart:class="chart:line">
            <chart:data-point chart:repeated="5"/>
          </chart:series>
          <chart:series chart:style-name="ch14" chart:values-cell-range-address="variations.D79:variations.H79" chart:label-cell-address="variations.A79:variations.A79" chart:class="chart:line">
            <chart:data-point chart:repeated="5"/>
          </chart:series>
          <chart:series chart:style-name="ch15" chart:values-cell-range-address="variations.D80:variations.H80" chart:label-cell-address="variations.A80:variations.A80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variations.D73:variations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variations.A74:variations.C74</svg:desc>
                </draw:g>
              </table:table-cell>
              <table:table-cell office:value-type="float" office:value="1">
                <text:p>1</text:p>
                <draw:g>
                  <svg:desc>variations.D74:variations.H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variations.A75:variations.A75</svg:desc>
                </draw:g>
              </table:table-cell>
              <table:table-cell office:value-type="float" office:value="1.26303434642945">
                <text:p>1.26303434642945</text:p>
                <draw:g>
                  <svg:desc>variations.D75:variations.H75</svg:desc>
                </draw:g>
              </table:table-cell>
              <table:table-cell office:value-type="float" office:value="1.21506545059307">
                <text:p>1.21506545059307</text:p>
              </table:table-cell>
              <table:table-cell office:value-type="float" office:value="1.20176799936398">
                <text:p>1.20176799936398</text:p>
              </table:table-cell>
              <table:table-cell office:value-type="float" office:value="1.46208638064943">
                <text:p>1.46208638064943</text:p>
              </table:table-cell>
              <table:table-cell office:value-type="float" office:value="1.2992204832241">
                <text:p>1.2992204832241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variations.A76:variations.A76</svg:desc>
                </draw:g>
              </table:table-cell>
              <table:table-cell office:value-type="float" office:value="3.05473190017297">
                <text:p>3.05473190017297</text:p>
                <draw:g>
                  <svg:desc>variations.D76:variations.H76</svg:desc>
                </draw:g>
              </table:table-cell>
              <table:table-cell office:value-type="float" office:value="3.0423538585133">
                <text:p>3.0423538585133</text:p>
              </table:table-cell>
              <table:table-cell office:value-type="float" office:value="2.85101604965297">
                <text:p>2.85101604965297</text:p>
              </table:table-cell>
              <table:table-cell office:value-type="float" office:value="2.50386085559827">
                <text:p>2.50386085559827</text:p>
              </table:table-cell>
              <table:table-cell office:value-type="float" office:value="2.08441627663792">
                <text:p>2.08441627663792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variations.A78:variations.A78</svg:desc>
                </draw:g>
              </table:table-cell>
              <table:table-cell office:value-type="float" office:value="1.36360266864344">
                <text:p>1.36360266864344</text:p>
                <draw:g>
                  <svg:desc>variations.D78:variations.H78</svg:desc>
                </draw:g>
              </table:table-cell>
              <table:table-cell office:value-type="float" office:value="1.65457681584046">
                <text:p>1.65457681584046</text:p>
              </table:table-cell>
              <table:table-cell office:value-type="float" office:value="1.54307660640832">
                <text:p>1.54307660640832</text:p>
              </table:table-cell>
              <table:table-cell office:value-type="float" office:value="1.89796472790438">
                <text:p>1.89796472790438</text:p>
              </table:table-cell>
              <table:table-cell office:value-type="float" office:value="1.67559018665272">
                <text:p>1.67559018665272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variations.A79:variations.A79</svg:desc>
                </draw:g>
              </table:table-cell>
              <table:table-cell office:value-type="float" office:value="1.8995552260934">
                <text:p>1.8995552260934</text:p>
                <draw:g>
                  <svg:desc>variations.D79:variations.H79</svg:desc>
                </draw:g>
              </table:table-cell>
              <table:table-cell office:value-type="float" office:value="2.0838098388545">
                <text:p>2.0838098388545</text:p>
              </table:table-cell>
              <table:table-cell office:value-type="float" office:value="2.04505490556113">
                <text:p>2.04505490556113</text:p>
              </table:table-cell>
              <table:table-cell office:value-type="float" office:value="2.46314550960079">
                <text:p>2.46314550960079</text:p>
              </table:table-cell>
              <table:table-cell office:value-type="float" office:value="2.13622668726882">
                <text:p>2.13622668726882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variations.A80:variations.A80</svg:desc>
                </draw:g>
              </table:table-cell>
              <table:table-cell office:value-type="float" office:value="4.23140597973808">
                <text:p>4.23140597973808</text:p>
                <draw:g>
                  <svg:desc>variations.D80:variations.H80</svg:desc>
                </draw:g>
              </table:table-cell>
              <table:table-cell office:value-type="float" office:value="4.3293440763669">
                <text:p>4.3293440763669</text:p>
              </table:table-cell>
              <table:table-cell office:value-type="float" office:value="4.11745096181387">
                <text:p>4.11745096181387</text:p>
              </table:table-cell>
              <table:table-cell office:value-type="float" office:value="3.86322502029034">
                <text:p>3.86322502029034</text:p>
              </table:table-cell>
              <table:table-cell office:value-type="float" office:value="3.30317061388344">
                <text:p>3.3031706138834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816cm" svg:y="0.325cm" chart:style-name="ch2">
          <text:p>Teardown in bulks of 1000 items</text:p>
        </chart:title>
        <chart:legend chart:legend-position="bottom" svg:x="0.556cm" svg:y="7.696cm" style:legend-expansion="wide" chart:style-name="ch3"/>
        <chart:plot-area chart:style-name="ch4" table:cell-range-address="variations.D73:variations.H73 variations.A74:variations.C74 variations.D177:variations.H179 variations.A75:variations.A76 variations.A78:variations.A80 variations.D181:variations.H183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D73:variations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D177:variations.H177" chart:label-cell-address="variations.A74:variations.C74" chart:class="chart:line">
            <chart:data-point chart:repeated="5"/>
          </chart:series>
          <chart:series chart:style-name="ch11" chart:values-cell-range-address="variations.D178:variations.H178" chart:label-cell-address="variations.A75:variations.A75" chart:class="chart:line">
            <chart:data-point chart:repeated="5"/>
          </chart:series>
          <chart:series chart:style-name="ch12" chart:values-cell-range-address="variations.D179:variations.H179" chart:label-cell-address="variations.A76:variations.A76" chart:class="chart:line">
            <chart:data-point chart:repeated="5"/>
          </chart:series>
          <chart:series chart:style-name="ch13" chart:values-cell-range-address="variations.D181:variations.H181" chart:label-cell-address="variations.A78:variations.A78" chart:class="chart:line">
            <chart:data-point chart:repeated="5"/>
          </chart:series>
          <chart:series chart:style-name="ch14" chart:values-cell-range-address="variations.D182:variations.H182" chart:label-cell-address="variations.A79:variations.A79" chart:class="chart:line">
            <chart:data-point chart:repeated="5"/>
          </chart:series>
          <chart:series chart:style-name="ch15" chart:values-cell-range-address="variations.D183:variations.H183" chart:label-cell-address="variations.A80:variations.A80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variations.D73:variations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variations.A74:variations.C74</svg:desc>
                </draw:g>
              </table:table-cell>
              <table:table-cell office:value-type="float" office:value="1">
                <text:p>1</text:p>
                <draw:g>
                  <svg:desc>variations.D177:variations.H1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variations.A75:variations.A75</svg:desc>
                </draw:g>
              </table:table-cell>
              <table:table-cell office:value-type="float" office:value="1.18956379942927">
                <text:p>1.18956379942927</text:p>
                <draw:g>
                  <svg:desc>variations.D178:variations.H178</svg:desc>
                </draw:g>
              </table:table-cell>
              <table:table-cell office:value-type="float" office:value="1.08576433246849">
                <text:p>1.08576433246849</text:p>
              </table:table-cell>
              <table:table-cell office:value-type="float" office:value="1.07643211368797">
                <text:p>1.07643211368797</text:p>
              </table:table-cell>
              <table:table-cell office:value-type="float" office:value="1.23434664547616">
                <text:p>1.23434664547616</text:p>
              </table:table-cell>
              <table:table-cell office:value-type="float" office:value="1.10577778461898">
                <text:p>1.10577778461898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variations.A76:variations.A76</svg:desc>
                </draw:g>
              </table:table-cell>
              <table:table-cell office:value-type="float" office:value="3.25995379807039">
                <text:p>3.25995379807039</text:p>
                <draw:g>
                  <svg:desc>variations.D179:variations.H179</svg:desc>
                </draw:g>
              </table:table-cell>
              <table:table-cell office:value-type="float" office:value="3.27677172094983">
                <text:p>3.27677172094983</text:p>
              </table:table-cell>
              <table:table-cell office:value-type="float" office:value="3.13331500790127">
                <text:p>3.13331500790127</text:p>
              </table:table-cell>
              <table:table-cell office:value-type="float" office:value="2.9286764732918">
                <text:p>2.9286764732918</text:p>
              </table:table-cell>
              <table:table-cell office:value-type="float" office:value="2.41750195628661">
                <text:p>2.41750195628661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variations.A78:variations.A78</svg:desc>
                </draw:g>
              </table:table-cell>
              <table:table-cell office:value-type="float" office:value="1.16591928251121">
                <text:p>1.16591928251121</text:p>
                <draw:g>
                  <svg:desc>variations.D181:variations.H181</svg:desc>
                </draw:g>
              </table:table-cell>
              <table:table-cell office:value-type="float" office:value="1.37359902013723">
                <text:p>1.37359902013723</text:p>
              </table:table-cell>
              <table:table-cell office:value-type="float" office:value="1.3412320966177">
                <text:p>1.3412320966177</text:p>
              </table:table-cell>
              <table:table-cell office:value-type="float" office:value="1.42792311028893">
                <text:p>1.42792311028893</text:p>
              </table:table-cell>
              <table:table-cell office:value-type="float" office:value="1.32472870015832">
                <text:p>1.32472870015832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variations.A79:variations.A79</svg:desc>
                </draw:g>
              </table:table-cell>
              <table:table-cell office:value-type="float" office:value="1.65511618426417">
                <text:p>1.65511618426417</text:p>
                <draw:g>
                  <svg:desc>variations.D182:variations.H182</svg:desc>
                </draw:g>
              </table:table-cell>
              <table:table-cell office:value-type="float" office:value="1.72849635844012">
                <text:p>1.72849635844012</text:p>
              </table:table-cell>
              <table:table-cell office:value-type="float" office:value="1.71784859427619">
                <text:p>1.71784859427619</text:p>
              </table:table-cell>
              <table:table-cell office:value-type="float" office:value="1.7897490487281">
                <text:p>1.7897490487281</text:p>
              </table:table-cell>
              <table:table-cell office:value-type="float" office:value="1.64581514176136">
                <text:p>1.64581514176136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variations.A80:variations.A80</svg:desc>
                </draw:g>
              </table:table-cell>
              <table:table-cell office:value-type="float" office:value="4.32015219459166">
                <text:p>4.32015219459166</text:p>
                <draw:g>
                  <svg:desc>variations.D183:variations.H183</svg:desc>
                </draw:g>
              </table:table-cell>
              <table:table-cell office:value-type="float" office:value="4.35537146544798">
                <text:p>4.35537146544798</text:p>
              </table:table-cell>
              <table:table-cell office:value-type="float" office:value="4.30822498107836">
                <text:p>4.30822498107836</text:p>
              </table:table-cell>
              <table:table-cell office:value-type="float" office:value="3.9483366683049">
                <text:p>3.9483366683049</text:p>
              </table:table-cell>
              <table:table-cell office:value-type="float" office:value="3.45223129239734">
                <text:p>3.4522312923973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798cm" svg:y="0.325cm" chart:style-name="ch2">
          <text:p>Full refill/teardown in bulks of 1000 items</text:p>
        </chart:title>
        <chart:legend chart:legend-position="bottom" svg:x="0.768cm" svg:y="7.696cm" style:legend-expansion="wide" chart:style-name="ch3"/>
        <chart:plot-area chart:style-name="ch4" table:cell-range-address="'data structures'.A73:'data structures'.H74 'data structures'.A81:'data structures'.H83 'data structures'.A77:'data structures'.A77 'data structures'.D77:'data structures'.H77" chart:data-source-has-labels="both" svg:x="1.333cm" svg:y="1.399cm" svg:width="13.156cm" svg:height="5.1cm">
          <chartooo:coordinate-region svg:x="1.954cm" svg:y="1.598cm" svg:width="11.792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73:'data structures'.H73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D74:'data structures'.H74" chart:label-cell-address="'data structures'.A74:'data structures'.C74" chart:class="chart:line">
            <chart:data-point chart:repeated="5"/>
          </chart:series>
          <chart:series chart:style-name="ch11" chart:values-cell-range-address="'data structures'.D81:'data structures'.H81" chart:label-cell-address="'data structures'.A81:'data structures'.C81" chart:class="chart:line">
            <chart:data-point chart:repeated="5"/>
          </chart:series>
          <chart:series chart:style-name="ch12" chart:values-cell-range-address="'data structures'.D82:'data structures'.H82" chart:label-cell-address="'data structures'.A82:'data structures'.C82" chart:class="chart:line">
            <chart:data-point chart:repeated="5"/>
          </chart:series>
          <chart:series chart:style-name="ch13" chart:values-cell-range-address="'data structures'.D83:'data structures'.H83" chart:label-cell-address="'data structures'.A83:'data structures'.C83" chart:class="chart:line">
            <chart:data-point chart:repeated="5"/>
          </chart:series>
          <chart:series chart:style-name="ch14" chart:values-cell-range-address="'data structures'.D77:'data structures'.H77" chart:label-cell-address="'data structures'.A77:'data structures'.A77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73:'data structures'.H73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74:'data structures'.C74</svg:desc>
                </draw:g>
              </table:table-cell>
              <table:table-cell office:value-type="float" office:value="1">
                <text:p>1</text:p>
                <draw:g>
                  <svg:desc>'data structures'.D74:'data structures'.H74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text:list>
                  <text:list-item>
                    <text:p>Treap::remove_range()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1:'data structures'.C81</svg:desc>
                </draw:g>
              </table:table-cell>
              <table:table-cell office:value-type="float" office:value="18.0847541388683">
                <text:p>18.0847541388683</text:p>
                <draw:g>
                  <svg:desc>'data structures'.D81:'data structures'.H81</svg:desc>
                </draw:g>
              </table:table-cell>
              <table:table-cell office:value-type="float" office:value="23.139844525306">
                <text:p>23.139844525306</text:p>
              </table:table-cell>
              <table:table-cell office:value-type="float" office:value="27.5769445651499">
                <text:p>27.5769445651499</text:p>
              </table:table-cell>
              <table:table-cell office:value-type="float" office:value="40.4137101380126">
                <text:p>40.4137101380126</text:p>
              </table:table-cell>
              <table:table-cell office:value-type="float" office:value="35.2424723708845">
                <text:p>35.2424723708845</text:p>
              </table:table-cell>
            </table:table-row>
            <table:table-row>
              <table:table-cell office:value-type="string">
                <text:p>BTreeSet::remove()                  </text:p>
                <text:list>
                  <text:list-item>
                    <text:p>BTreeSet::remove()       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2:'data structures'.C82</svg:desc>
                </draw:g>
              </table:table-cell>
              <table:table-cell office:value-type="float" office:value="8.55386706202125">
                <text:p>8.55386706202125</text:p>
                <draw:g>
                  <svg:desc>'data structures'.D82:'data structures'.H82</svg:desc>
                </draw:g>
              </table:table-cell>
              <table:table-cell office:value-type="float" office:value="16.6468385236993">
                <text:p>16.6468385236993</text:p>
              </table:table-cell>
              <table:table-cell office:value-type="float" office:value="19.2701094408378">
                <text:p>19.2701094408378</text:p>
              </table:table-cell>
              <table:table-cell office:value-type="float" office:value="22.6656352228185">
                <text:p>22.6656352228185</text:p>
              </table:table-cell>
              <table:table-cell office:value-type="float" office:value="20.9427960527732">
                <text:p>20.9427960527732</text:p>
              </table:table-cell>
            </table:table-row>
            <table:table-row>
              <table:table-cell office:value-type="string">
                <text:p>SplayTree::remove_range()           </text:p>
                <text:list>
                  <text:list-item>
                    <text:p>SplayTree::remove_range()  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'data structures'.A83:'data structures'.C83</svg:desc>
                </draw:g>
              </table:table-cell>
              <table:table-cell office:value-type="float" office:value="19.9026439337781">
                <text:p>19.9026439337781</text:p>
                <draw:g>
                  <svg:desc>'data structures'.D83:'data structures'.H83</svg:desc>
                </draw:g>
              </table:table-cell>
              <table:table-cell office:value-type="float" office:value="23.7816620197533">
                <text:p>23.7816620197533</text:p>
              </table:table-cell>
              <table:table-cell office:value-type="float" office:value="27.2576961990301">
                <text:p>27.2576961990301</text:p>
              </table:table-cell>
              <table:table-cell office:value-type="float" office:value="40.015124319724">
                <text:p>40.015124319724</text:p>
              </table:table-cell>
              <table:table-cell office:value-type="float" office:value="34.7343752368786">
                <text:p>34.7343752368786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77:'data structures'.A77</svg:desc>
                </draw:g>
              </table:table-cell>
              <table:table-cell office:value-type="float" office:value="14.1493699036323">
                <text:p>14.1493699036323</text:p>
                <draw:g>
                  <svg:desc>'data structures'.D77:'data structures'.H77</svg:desc>
                </draw:g>
              </table:table-cell>
              <table:table-cell office:value-type="float" office:value="16.9177260053873">
                <text:p>16.9177260053873</text:p>
              </table:table-cell>
              <table:table-cell office:value-type="float" office:value="18.1310708953151">
                <text:p>18.1310708953151</text:p>
              </table:table-cell>
              <table:table-cell office:value-type="float" office:value="16.3073384404819">
                <text:p>16.3073384404819</text:p>
              </table:table-cell>
              <table:table-cell office:value-type="float" office:value="16.9601289333691">
                <text:p>16.9601289333691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949cm" svg:y="0.325cm" chart:style-name="ch2">
          <text:p>Teardown in bulks of 100 items</text:p>
        </chart:title>
        <chart:legend chart:legend-position="bottom" svg:x="0.556cm" svg:y="7.696cm" style:legend-expansion="wide" chart:style-name="ch3"/>
        <chart:plot-area chart:style-name="ch4" table:cell-range-address="variations.C45:variations.H45 variations.A46:variations.A48 variations.C148:variations.H150 variations.A50:variations.A52 variations.C152:variations.H154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C45:variations.H45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C148:variations.H148" chart:label-cell-address="variations.A46:variations.A46" chart:class="chart:line">
            <chart:data-point chart:repeated="6"/>
          </chart:series>
          <chart:series chart:style-name="ch11" chart:values-cell-range-address="variations.C149:variations.H149" chart:label-cell-address="variations.A47:variations.A47" chart:class="chart:line">
            <chart:data-point chart:repeated="6"/>
          </chart:series>
          <chart:series chart:style-name="ch12" chart:values-cell-range-address="variations.C150:variations.H150" chart:label-cell-address="variations.A48:variations.A48" chart:class="chart:line">
            <chart:data-point chart:repeated="6"/>
          </chart:series>
          <chart:series chart:style-name="ch13" chart:values-cell-range-address="variations.C152:variations.H152" chart:label-cell-address="variations.A50:variations.A50" chart:class="chart:line">
            <chart:data-point chart:repeated="6"/>
          </chart:series>
          <chart:series chart:style-name="ch14" chart:values-cell-range-address="variations.C153:variations.H153" chart:label-cell-address="variations.A51:variations.A51" chart:class="chart:line">
            <chart:data-point chart:repeated="6"/>
          </chart:series>
          <chart:series chart:style-name="ch15" chart:values-cell-range-address="variations.C154:variations.H154" chart:label-cell-address="variations.A52:variations.A5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variations.C45:variations.H4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variations.A46:variations.A46</svg:desc>
                </draw:g>
              </table:table-cell>
              <table:table-cell office:value-type="float" office:value="1">
                <text:p>1</text:p>
                <draw:g>
                  <svg:desc>variations.C148:variations.H14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variations.A47:variations.A47</svg:desc>
                </draw:g>
              </table:table-cell>
              <table:table-cell office:value-type="float" office:value="1.00240673886883">
                <text:p>1.00240673886883</text:p>
                <draw:g>
                  <svg:desc>variations.C149:variations.H149</svg:desc>
                </draw:g>
              </table:table-cell>
              <table:table-cell office:value-type="float" office:value="1.15191873589165">
                <text:p>1.15191873589165</text:p>
              </table:table-cell>
              <table:table-cell office:value-type="float" office:value="1.0822903565022">
                <text:p>1.0822903565022</text:p>
              </table:table-cell>
              <table:table-cell office:value-type="float" office:value="1.06669437719406">
                <text:p>1.06669437719406</text:p>
              </table:table-cell>
              <table:table-cell office:value-type="float" office:value="1.31601169757333">
                <text:p>1.31601169757333</text:p>
              </table:table-cell>
              <table:table-cell office:value-type="float" office:value="1.2088157136775">
                <text:p>1.2088157136775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variations.A48:variations.A48</svg:desc>
                </draw:g>
              </table:table-cell>
              <table:table-cell office:value-type="float" office:value="2.84837545126354">
                <text:p>2.84837545126354</text:p>
                <draw:g>
                  <svg:desc>variations.C150:variations.H150</svg:desc>
                </draw:g>
              </table:table-cell>
              <table:table-cell office:value-type="float" office:value="2.92787810383747">
                <text:p>2.92787810383747</text:p>
              </table:table-cell>
              <table:table-cell office:value-type="float" office:value="2.84411018783892">
                <text:p>2.84411018783892</text:p>
              </table:table-cell>
              <table:table-cell office:value-type="float" office:value="2.07719361203497">
                <text:p>2.07719361203497</text:p>
              </table:table-cell>
              <table:table-cell office:value-type="float" office:value="1.96190417198831">
                <text:p>1.96190417198831</text:p>
              </table:table-cell>
              <table:table-cell office:value-type="float" office:value="1.65743205840986">
                <text:p>1.65743205840986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variations.A50:variations.A50</svg:desc>
                </draw:g>
              </table:table-cell>
              <table:table-cell office:value-type="float" office:value="1.21780986762936">
                <text:p>1.21780986762936</text:p>
                <draw:g>
                  <svg:desc>variations.C152:variations.H152</svg:desc>
                </draw:g>
              </table:table-cell>
              <table:table-cell office:value-type="float" office:value="2.00282167042889">
                <text:p>2.00282167042889</text:p>
              </table:table-cell>
              <table:table-cell office:value-type="float" office:value="2.27770675684035">
                <text:p>2.27770675684035</text:p>
              </table:table-cell>
              <table:table-cell office:value-type="float" office:value="1.87759261781223">
                <text:p>1.87759261781223</text:p>
              </table:table-cell>
              <table:table-cell office:value-type="float" office:value="2.21715223838054">
                <text:p>2.21715223838054</text:p>
              </table:table-cell>
              <table:table-cell office:value-type="float" office:value="1.98859113838124">
                <text:p>1.98859113838124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variations.A51:variations.A51</svg:desc>
                </draw:g>
              </table:table-cell>
              <table:table-cell office:value-type="float" office:value="1.40192539109507">
                <text:p>1.40192539109507</text:p>
                <draw:g>
                  <svg:desc>variations.C153:variations.H153</svg:desc>
                </draw:g>
              </table:table-cell>
              <table:table-cell office:value-type="float" office:value="2.17257336343115">
                <text:p>2.17257336343115</text:p>
              </table:table-cell>
              <table:table-cell office:value-type="float" office:value="2.49151528897503">
                <text:p>2.49151528897503</text:p>
              </table:table-cell>
              <table:table-cell office:value-type="float" office:value="2.0286358610799">
                <text:p>2.0286358610799</text:p>
              </table:table-cell>
              <table:table-cell office:value-type="float" office:value="2.42724443762299">
                <text:p>2.42724443762299</text:p>
              </table:table-cell>
              <table:table-cell office:value-type="float" office:value="2.14893321646252">
                <text:p>2.14893321646252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variations.A52:variations.A52</svg:desc>
                </draw:g>
              </table:table-cell>
              <table:table-cell office:value-type="float" office:value="3.84115523465704">
                <text:p>3.84115523465704</text:p>
                <draw:g>
                  <svg:desc>variations.C154:variations.H154</svg:desc>
                </draw:g>
              </table:table-cell>
              <table:table-cell office:value-type="float" office:value="4.32471783295711">
                <text:p>4.32471783295711</text:p>
              </table:table-cell>
              <table:table-cell office:value-type="float" office:value="4.43841110125982">
                <text:p>4.43841110125982</text:p>
              </table:table-cell>
              <table:table-cell office:value-type="float" office:value="3.20352521797837">
                <text:p>3.20352521797837</text:p>
              </table:table-cell>
              <table:table-cell office:value-type="float" office:value="3.37228343866996">
                <text:p>3.37228343866996</text:p>
              </table:table-cell>
              <table:table-cell office:value-type="float" office:value="2.89009216151601">
                <text:p>2.89009216151601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93cm" svg:y="0.325cm" chart:style-name="ch2">
          <text:p>Full refill/teardown in bulks of 100 items</text:p>
        </chart:title>
        <chart:legend chart:legend-position="bottom" svg:x="0.556cm" svg:y="7.696cm" style:legend-expansion="wide" chart:style-name="ch3"/>
        <chart:plot-area chart:style-name="ch4" table:cell-range-address="variations.C45:variations.H48 variations.A46:variations.A48 variations.A50:variations.A52 variations.C50:variations.H52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C45:variations.H45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C46:variations.H46" chart:label-cell-address="variations.A46:variations.A46" chart:class="chart:line">
            <chart:data-point chart:repeated="6"/>
          </chart:series>
          <chart:series chart:style-name="ch11" chart:values-cell-range-address="variations.C47:variations.H47" chart:label-cell-address="variations.A47:variations.A47" chart:class="chart:line">
            <chart:data-point chart:repeated="6"/>
          </chart:series>
          <chart:series chart:style-name="ch12" chart:values-cell-range-address="variations.C48:variations.H48" chart:label-cell-address="variations.A48:variations.A48" chart:class="chart:line">
            <chart:data-point chart:repeated="6"/>
          </chart:series>
          <chart:series chart:style-name="ch13" chart:values-cell-range-address="variations.C50:variations.H50" chart:label-cell-address="variations.A50:variations.A50" chart:class="chart:line">
            <chart:data-point chart:repeated="6"/>
          </chart:series>
          <chart:series chart:style-name="ch14" chart:values-cell-range-address="variations.C51:variations.H51" chart:label-cell-address="variations.A51:variations.A51" chart:class="chart:line">
            <chart:data-point chart:repeated="6"/>
          </chart:series>
          <chart:series chart:style-name="ch15" chart:values-cell-range-address="variations.C52:variations.H52" chart:label-cell-address="variations.A52:variations.A52" chart:class="chart:line"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variations.C45:variations.H4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variations.A46:variations.A46</svg:desc>
                </draw:g>
              </table:table-cell>
              <table:table-cell office:value-type="float" office:value="1">
                <text:p>1</text:p>
                <draw:g>
                  <svg:desc>variations.C46:variations.H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variations.A47:variations.A47</svg:desc>
                </draw:g>
              </table:table-cell>
              <table:table-cell office:value-type="float" office:value="1.08854166666667">
                <text:p>1.08854166666667</text:p>
                <draw:g>
                  <svg:desc>variations.C47:variations.H47</svg:desc>
                </draw:g>
              </table:table-cell>
              <table:table-cell office:value-type="float" office:value="1.21677957269411">
                <text:p>1.21677957269411</text:p>
              </table:table-cell>
              <table:table-cell office:value-type="float" office:value="1.18610766887705">
                <text:p>1.18610766887705</text:p>
              </table:table-cell>
              <table:table-cell office:value-type="float" office:value="1.13628036390906">
                <text:p>1.13628036390906</text:p>
              </table:table-cell>
              <table:table-cell office:value-type="float" office:value="1.43220581860607">
                <text:p>1.43220581860607</text:p>
              </table:table-cell>
              <table:table-cell office:value-type="float" office:value="1.29281233981883">
                <text:p>1.29281233981883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variations.A48:variations.A48</svg:desc>
                </draw:g>
              </table:table-cell>
              <table:table-cell office:value-type="float" office:value="2.6">
                <text:p>2.6</text:p>
                <draw:g>
                  <svg:desc>variations.C48:variations.H48</svg:desc>
                </draw:g>
              </table:table-cell>
              <table:table-cell office:value-type="float" office:value="2.78019801980198">
                <text:p>2.78019801980198</text:p>
              </table:table-cell>
              <table:table-cell office:value-type="float" office:value="2.69208139017907">
                <text:p>2.69208139017907</text:p>
              </table:table-cell>
              <table:table-cell office:value-type="float" office:value="1.99885926802832">
                <text:p>1.99885926802832</text:p>
              </table:table-cell>
              <table:table-cell office:value-type="float" office:value="1.84453581705205">
                <text:p>1.84453581705205</text:p>
              </table:table-cell>
              <table:table-cell office:value-type="float" office:value="1.58075495673224">
                <text:p>1.58075495673224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variations.A50:variations.A50</svg:desc>
                </draw:g>
              </table:table-cell>
              <table:table-cell office:value-type="float" office:value="1.246875">
                <text:p>1.246875</text:p>
                <draw:g>
                  <svg:desc>variations.C50:variations.H50</svg:desc>
                </draw:g>
              </table:table-cell>
              <table:table-cell office:value-type="float" office:value="2.10547159979156">
                <text:p>2.10547159979156</text:p>
              </table:table-cell>
              <table:table-cell office:value-type="float" office:value="2.42814980182191">
                <text:p>2.42814980182191</text:p>
              </table:table-cell>
              <table:table-cell office:value-type="float" office:value="1.94951093959567">
                <text:p>1.94951093959567</text:p>
              </table:table-cell>
              <table:table-cell office:value-type="float" office:value="2.38123720035789">
                <text:p>2.38123720035789</text:p>
              </table:table-cell>
              <table:table-cell office:value-type="float" office:value="2.08531194304169">
                <text:p>2.08531194304169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variations.A51:variations.A51</svg:desc>
                </draw:g>
              </table:table-cell>
              <table:table-cell office:value-type="float" office:value="1.48229166666667">
                <text:p>1.48229166666667</text:p>
                <draw:g>
                  <svg:desc>variations.C51:variations.H51</svg:desc>
                </draw:g>
              </table:table-cell>
              <table:table-cell office:value-type="float" office:value="2.33913496612819">
                <text:p>2.33913496612819</text:p>
              </table:table-cell>
              <table:table-cell office:value-type="float" office:value="2.71311002431111">
                <text:p>2.71311002431111</text:p>
              </table:table-cell>
              <table:table-cell office:value-type="float" office:value="2.1858501355891">
                <text:p>2.1858501355891</text:p>
              </table:table-cell>
              <table:table-cell office:value-type="float" office:value="2.72249382087073">
                <text:p>2.72249382087073</text:p>
              </table:table-cell>
              <table:table-cell office:value-type="float" office:value="2.33366662502854">
                <text:p>2.33366662502854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variations.A52:variations.A52</svg:desc>
                </draw:g>
              </table:table-cell>
              <table:table-cell office:value-type="float" office:value="3.51770833333333">
                <text:p>3.51770833333333</text:p>
                <draw:g>
                  <svg:desc>variations.C52:variations.H52</svg:desc>
                </draw:g>
              </table:table-cell>
              <table:table-cell office:value-type="float" office:value="4.24950495049505">
                <text:p>4.24950495049505</text:p>
              </table:table-cell>
              <table:table-cell office:value-type="float" office:value="4.41072526557755">
                <text:p>4.41072526557755</text:p>
              </table:table-cell>
              <table:table-cell office:value-type="float" office:value="3.17902070614062">
                <text:p>3.17902070614062</text:p>
              </table:table-cell>
              <table:table-cell office:value-type="float" office:value="3.39542312495184">
                <text:p>3.39542312495184</text:p>
              </table:table-cell>
              <table:table-cell office:value-type="float" office:value="2.88166980388441">
                <text:p>2.8816698038844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2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2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2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062cm" svg:y="0.325cm" chart:style-name="ch2">
          <text:p>Full refill/teardown in bulks of 10 items</text:p>
        </chart:title>
        <chart:legend chart:legend-position="bottom" svg:x="0.556cm" svg:y="7.696cm" style:legend-expansion="wide" chart:style-name="ch3"/>
        <chart:plot-area chart:style-name="ch4" table:cell-range-address="variations.B17:variations.H20 variations.A17:variations.A20 variations.A22:variations.H24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B17:variations.H17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B18:variations.H18" chart:label-cell-address="variations.A18:variations.A18" chart:class="chart:line">
            <chart:data-point chart:repeated="7"/>
          </chart:series>
          <chart:series chart:style-name="ch11" chart:values-cell-range-address="variations.B19:variations.H19" chart:label-cell-address="variations.A19:variations.A19" chart:class="chart:line">
            <chart:data-point chart:repeated="7"/>
          </chart:series>
          <chart:series chart:style-name="ch12" chart:values-cell-range-address="variations.B20:variations.H20" chart:label-cell-address="variations.A20:variations.A20" chart:class="chart:line">
            <chart:data-point chart:repeated="7"/>
          </chart:series>
          <chart:series chart:style-name="ch13" chart:values-cell-range-address="variations.B22:variations.H22" chart:label-cell-address="variations.A22:variations.A22" chart:class="chart:line">
            <chart:data-point chart:repeated="7"/>
          </chart:series>
          <chart:series chart:style-name="ch14" chart:values-cell-range-address="variations.B23:variations.H23" chart:label-cell-address="variations.A23:variations.A23" chart:class="chart:line">
            <chart:data-point chart:repeated="7"/>
          </chart:series>
          <chart:series chart:style-name="ch15" chart:values-cell-range-address="variations.B24:variations.H24" chart:label-cell-address="variations.A24:variations.A24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variations.B17:variations.H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variations.A18:variations.A18</svg:desc>
                </draw:g>
              </table:table-cell>
              <table:table-cell office:value-type="float" office:value="1">
                <text:p>1</text:p>
                <draw:g>
                  <svg:desc>variations.B18:variations.H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variations.A19:variations.A19</svg:desc>
                </draw:g>
              </table:table-cell>
              <table:table-cell office:value-type="float" office:value="1.07692307692308">
                <text:p>1.07692307692308</text:p>
                <draw:g>
                  <svg:desc>variations.B19:variations.H19</svg:desc>
                </draw:g>
              </table:table-cell>
              <table:table-cell office:value-type="float" office:value="1.11794871794872">
                <text:p>1.11794871794872</text:p>
              </table:table-cell>
              <table:table-cell office:value-type="float" office:value="1.14796221076172">
                <text:p>1.14796221076172</text:p>
              </table:table-cell>
              <table:table-cell office:value-type="float" office:value="1.08349543223739">
                <text:p>1.08349543223739</text:p>
              </table:table-cell>
              <table:table-cell office:value-type="float" office:value="1.09896352739809">
                <text:p>1.09896352739809</text:p>
              </table:table-cell>
              <table:table-cell office:value-type="float" office:value="1.31846679869634">
                <text:p>1.31846679869634</text:p>
              </table:table-cell>
              <table:table-cell office:value-type="float" office:value="1.19984417152127">
                <text:p>1.19984417152127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variations.A20:variations.A20</svg:desc>
                </draw:g>
              </table:table-cell>
              <table:table-cell office:value-type="float" office:value="1.51648351648352">
                <text:p>1.51648351648352</text:p>
                <draw:g>
                  <svg:desc>variations.B20:variations.H20</svg:desc>
                </draw:g>
              </table:table-cell>
              <table:table-cell office:value-type="float" office:value="1.64717948717949">
                <text:p>1.64717948717949</text:p>
              </table:table-cell>
              <table:table-cell office:value-type="float" office:value="1.74784354890238">
                <text:p>1.74784354890238</text:p>
              </table:table-cell>
              <table:table-cell office:value-type="float" office:value="1.24469642257822">
                <text:p>1.24469642257822</text:p>
              </table:table-cell>
              <table:table-cell office:value-type="float" office:value="1.18968148884685">
                <text:p>1.18968148884685</text:p>
              </table:table-cell>
              <table:table-cell office:value-type="float" office:value="1.17212888962016">
                <text:p>1.17212888962016</text:p>
              </table:table-cell>
              <table:table-cell office:value-type="float" office:value="1.1211586537071">
                <text:p>1.1211586537071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variations.A22:variations.A22</svg:desc>
                </draw:g>
              </table:table-cell>
              <table:table-cell office:value-type="float" office:value="1.41758241758242">
                <text:p>1.41758241758242</text:p>
                <draw:g>
                  <svg:desc>variations.B22:variations.H22</svg:desc>
                </draw:g>
              </table:table-cell>
              <table:table-cell office:value-type="float" office:value="2.84666666666667">
                <text:p>2.84666666666667</text:p>
              </table:table-cell>
              <table:table-cell office:value-type="float" office:value="3.72589110492447">
                <text:p>3.72589110492447</text:p>
              </table:table-cell>
              <table:table-cell office:value-type="float" office:value="2.40695522907343">
                <text:p>2.40695522907343</text:p>
              </table:table-cell>
              <table:table-cell office:value-type="float" office:value="2.48838734047393">
                <text:p>2.48838734047393</text:p>
              </table:table-cell>
              <table:table-cell office:value-type="float" office:value="2.88921901340563">
                <text:p>2.88921901340563</text:p>
              </table:table-cell>
              <table:table-cell office:value-type="float" office:value="2.49710120748846">
                <text:p>2.49710120748846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variations.A23:variations.A23</svg:desc>
                </draw:g>
              </table:table-cell>
              <table:table-cell office:value-type="float" office:value="1.55494505494506">
                <text:p>1.55494505494506</text:p>
                <draw:g>
                  <svg:desc>variations.B23:variations.H23</svg:desc>
                </draw:g>
              </table:table-cell>
              <table:table-cell office:value-type="float" office:value="3.07948717948718">
                <text:p>3.07948717948718</text:p>
              </table:table-cell>
              <table:table-cell office:value-type="float" office:value="3.91150563643832">
                <text:p>3.91150563643832</text:p>
              </table:table-cell>
              <table:table-cell office:value-type="float" office:value="2.50053857251049">
                <text:p>2.50053857251049</text:p>
              </table:table-cell>
              <table:table-cell office:value-type="float" office:value="2.62738045830525">
                <text:p>2.62738045830525</text:p>
              </table:table-cell>
              <table:table-cell office:value-type="float" office:value="3.06694008714683">
                <text:p>3.06694008714683</text:p>
              </table:table-cell>
              <table:table-cell office:value-type="float" office:value="2.66726031650336">
                <text:p>2.66726031650336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variations.A24:variations.A24</svg:desc>
                </draw:g>
              </table:table-cell>
              <table:table-cell office:value-type="float" office:value="2.13186813186813">
                <text:p>2.13186813186813</text:p>
                <draw:g>
                  <svg:desc>variations.B24:variations.H24</svg:desc>
                </draw:g>
              </table:table-cell>
              <table:table-cell office:value-type="float" office:value="3.25025641025641">
                <text:p>3.25025641025641</text:p>
              </table:table-cell>
              <table:table-cell office:value-type="float" office:value="4.28821140066633">
                <text:p>4.28821140066633</text:p>
              </table:table-cell>
              <table:table-cell office:value-type="float" office:value="2.57469816217622">
                <text:p>2.57469816217622</text:p>
              </table:table-cell>
              <table:table-cell office:value-type="float" office:value="2.64481394479261">
                <text:p>2.64481394479261</text:p>
              </table:table-cell>
              <table:table-cell office:value-type="float" office:value="3.05943248000219">
                <text:p>3.05943248000219</text:p>
              </table:table-cell>
              <table:table-cell office:value-type="float" office:value="2.64366065363581">
                <text:p>2.6436606536358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2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2">
      <style:chart-properties chart:symbol-type="named-symbol" chart:symbol-name="squar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 style:data-style-name="N2">
      <style:chart-properties chart:symbol-type="named-symbol" chart:symbol-name="circle" chart:symbol-width="0.25cm" chart:symbol-height="0.25cm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4.081cm" svg:y="0.325cm" chart:style-name="ch2">
          <text:p>Teardown in bulks of 10 items</text:p>
        </chart:title>
        <chart:legend chart:legend-position="bottom" svg:x="0.556cm" svg:y="7.696cm" style:legend-expansion="wide" chart:style-name="ch3"/>
        <chart:plot-area chart:style-name="ch4" table:cell-range-address="variations.B118:variations.H121 variations.A74:variations.C74 variations.A75:variations.A76 variations.A78:variations.A80 variations.B123:variations.H125" chart:data-source-has-labels="both" svg:x="1.333cm" svg:y="1.399cm" svg:width="13.156cm" svg:height="5.1cm">
          <chartooo:coordinate-region svg:x="2.245cm" svg:y="1.598cm" svg:width="11.501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variations.B118:variations.H118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variations.B119:variations.H119" chart:label-cell-address="variations.A74:variations.C74" chart:class="chart:line">
            <chart:data-point chart:repeated="7"/>
          </chart:series>
          <chart:series chart:style-name="ch11" chart:values-cell-range-address="variations.B120:variations.H120" chart:label-cell-address="variations.A75:variations.A75" chart:class="chart:line">
            <chart:data-point chart:repeated="7"/>
          </chart:series>
          <chart:series chart:style-name="ch12" chart:values-cell-range-address="variations.B121:variations.H121" chart:label-cell-address="variations.A76:variations.A76" chart:class="chart:line">
            <chart:data-point chart:repeated="7"/>
          </chart:series>
          <chart:series chart:style-name="ch13" chart:values-cell-range-address="variations.B123:variations.H123" chart:label-cell-address="variations.A78:variations.A78" chart:class="chart:line">
            <chart:data-point chart:repeated="7"/>
          </chart:series>
          <chart:series chart:style-name="ch14" chart:values-cell-range-address="variations.B124:variations.H124" chart:label-cell-address="variations.A79:variations.A79" chart:class="chart:line">
            <chart:data-point chart:repeated="7"/>
          </chart:series>
          <chart:series chart:style-name="ch15" chart:values-cell-range-address="variations.B125:variations.H125" chart:label-cell-address="variations.A80:variations.A80" chart:class="chart:line">
            <chart:data-point chart:repeated="7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variations.B118:variations.H11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text:list>
                  <text:list-item>
                    <text:p>TeardownSet::delete_range()         </text:p>
                  </text:list-item>
                  <text:list-item>
                    <text:p/>
                  </text:list-item>
                  <text:list-item>
                    <text:p/>
                  </text:list-item>
                </text:list>
                <draw:g>
                  <svg:desc>variations.A74:variations.C74</svg:desc>
                </draw:g>
              </table:table-cell>
              <table:table-cell office:value-type="float" office:value="1">
                <text:p>1</text:p>
                <draw:g>
                  <svg:desc>variations.B119:variations.H1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eardownMap::delete_range()         </text:p>
                <draw:g>
                  <svg:desc>variations.A75:variations.A75</svg:desc>
                </draw:g>
              </table:table-cell>
              <table:table-cell office:value-type="float" office:value="1">
                <text:p>1</text:p>
                <draw:g>
                  <svg:desc>variations.B120:variations.H120</svg:desc>
                </draw:g>
              </table:table-cell>
              <table:table-cell office:value-type="float" office:value="1.08072487644152">
                <text:p>1.08072487644152</text:p>
              </table:table-cell>
              <table:table-cell office:value-type="float" office:value="1.11843596524367">
                <text:p>1.11843596524367</text:p>
              </table:table-cell>
              <table:table-cell office:value-type="float" office:value="1.06392960516219">
                <text:p>1.06392960516219</text:p>
              </table:table-cell>
              <table:table-cell office:value-type="float" office:value="1.08217059246011">
                <text:p>1.08217059246011</text:p>
              </table:table-cell>
              <table:table-cell office:value-type="float" office:value="1.29039151043094">
                <text:p>1.29039151043094</text:p>
              </table:table-cell>
              <table:table-cell office:value-type="float" office:value="1.18142000057629">
                <text:p>1.18142000057629</text:p>
              </table:table-cell>
            </table:table-row>
            <table:table-row>
              <table:table-cell office:value-type="string">
                <text:p>TeardownSet::filter_range()         </text:p>
                <draw:g>
                  <svg:desc>variations.A76:variations.A76</svg:desc>
                </draw:g>
              </table:table-cell>
              <table:table-cell office:value-type="float" office:value="1.65734265734266">
                <text:p>1.65734265734266</text:p>
                <draw:g>
                  <svg:desc>variations.B121:variations.H121</svg:desc>
                </draw:g>
              </table:table-cell>
              <table:table-cell office:value-type="float" office:value="1.69302580999451">
                <text:p>1.69302580999451</text:p>
              </table:table-cell>
              <table:table-cell office:value-type="float" office:value="1.77380052890064">
                <text:p>1.77380052890064</text:p>
              </table:table-cell>
              <table:table-cell office:value-type="float" office:value="1.24850191476529">
                <text:p>1.24850191476529</text:p>
              </table:table-cell>
              <table:table-cell office:value-type="float" office:value="1.19312646717453">
                <text:p>1.19312646717453</text:p>
              </table:table-cell>
              <table:table-cell office:value-type="float" office:value="1.17721673796698">
                <text:p>1.17721673796698</text:p>
              </table:table-cell>
              <table:table-cell office:value-type="float" office:value="1.12422004394661">
                <text:p>1.12422004394661</text:p>
              </table:table-cell>
            </table:table-row>
            <table:table-row>
              <table:table-cell office:value-type="string">
                <text:p>IntervalTeardownSet::delete_overlap()</text:p>
                <draw:g>
                  <svg:desc>variations.A78:variations.A78</svg:desc>
                </draw:g>
              </table:table-cell>
              <table:table-cell office:value-type="float" office:value="1.56643356643357">
                <text:p>1.56643356643357</text:p>
                <draw:g>
                  <svg:desc>variations.B123:variations.H123</svg:desc>
                </draw:g>
              </table:table-cell>
              <table:table-cell office:value-type="float" office:value="2.94673256452499">
                <text:p>2.94673256452499</text:p>
              </table:table-cell>
              <table:table-cell office:value-type="float" office:value="3.73918587079713">
                <text:p>3.73918587079713</text:p>
              </table:table-cell>
              <table:table-cell office:value-type="float" office:value="2.38058502949774">
                <text:p>2.38058502949774</text:p>
              </table:table-cell>
              <table:table-cell office:value-type="float" office:value="2.48151903804919">
                <text:p>2.48151903804919</text:p>
              </table:table-cell>
              <table:table-cell office:value-type="float" office:value="2.86933486397609">
                <text:p>2.86933486397609</text:p>
              </table:table-cell>
              <table:table-cell office:value-type="float" office:value="2.48899592820448">
                <text:p>2.48899592820448</text:p>
              </table:table-cell>
            </table:table-row>
            <table:table-row>
              <table:table-cell office:value-type="string">
                <text:p>IntervalTeardownMap::delete_overlap()</text:p>
                <draw:g>
                  <svg:desc>variations.A79:variations.A79</svg:desc>
                </draw:g>
              </table:table-cell>
              <table:table-cell office:value-type="float" office:value="1.69230769230769">
                <text:p>1.69230769230769</text:p>
                <draw:g>
                  <svg:desc>variations.B124:variations.H124</svg:desc>
                </draw:g>
              </table:table-cell>
              <table:table-cell office:value-type="float" office:value="3.15595826468973">
                <text:p>3.15595826468973</text:p>
              </table:table-cell>
              <table:table-cell office:value-type="float" office:value="3.8963921420476">
                <text:p>3.8963921420476</text:p>
              </table:table-cell>
              <table:table-cell office:value-type="float" office:value="2.45887626654675">
                <text:p>2.45887626654675</text:p>
              </table:table-cell>
              <table:table-cell office:value-type="float" office:value="2.59899075581956">
                <text:p>2.59899075581956</text:p>
              </table:table-cell>
              <table:table-cell office:value-type="float" office:value="3.0143247096873">
                <text:p>3.0143247096873</text:p>
              </table:table-cell>
              <table:table-cell office:value-type="float" office:value="2.64033556565751">
                <text:p>2.64033556565751</text:p>
              </table:table-cell>
            </table:table-row>
            <table:table-row>
              <table:table-cell office:value-type="string">
                <text:p>IntervalTeardownSet::filter_overlap()</text:p>
                <draw:g>
                  <svg:desc>variations.A80:variations.A80</svg:desc>
                </draw:g>
              </table:table-cell>
              <table:table-cell office:value-type="float" office:value="2.47552447552448">
                <text:p>2.47552447552448</text:p>
                <draw:g>
                  <svg:desc>variations.B125:variations.H125</svg:desc>
                </draw:g>
              </table:table-cell>
              <table:table-cell office:value-type="float" office:value="3.37891268533773">
                <text:p>3.37891268533773</text:p>
              </table:table-cell>
              <table:table-cell office:value-type="float" office:value="4.3210238005289">
                <text:p>4.3210238005289</text:p>
              </table:table-cell>
              <table:table-cell office:value-type="float" office:value="2.55093668247731">
                <text:p>2.55093668247731</text:p>
              </table:table-cell>
              <table:table-cell office:value-type="float" office:value="2.64078664844088">
                <text:p>2.64078664844088</text:p>
              </table:table-cell>
              <table:table-cell office:value-type="float" office:value="3.04457956214883">
                <text:p>3.04457956214883</text:p>
              </table:table-cell>
              <table:table-cell office:value-type="float" office:value="2.63925858204038">
                <text:p>2.6392585820403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83cm" svg:height="9.485cm" xlink:href=".." xlink:type="simple" chart:class="chart:line" chart:style-name="ch1">
        <chart:title svg:x="3.061cm" svg:y="0.325cm" chart:style-name="ch2">
          <text:p>Full refill/teardown in bulks of 10 items</text:p>
        </chart:title>
        <chart:legend chart:legend-position="bottom" svg:x="0.978cm" svg:y="7.706cm" style:legend-expansion="wide" chart:style-name="ch3"/>
        <chart:plot-area chart:style-name="ch4" table:cell-range-address="'data structures'.B17:'data structures'.H18 'data structures'.A17:'data structures'.A18 'data structures'.A25:'data structures'.H27 'data structures'.A21:'data structures'.H21" chart:data-source-has-labels="both" svg:x="1.333cm" svg:y="1.399cm" svg:width="13.155cm" svg:height="5.11cm">
          <chartooo:coordinate-region svg:x="1.769cm" svg:y="1.598cm" svg:width="11.791cm" svg:height="4.264cm"/>
          <chart:axis chart:dimension="x" chart:name="primary-x" chart:style-name="ch5" chartooo:axis-type="auto">
            <chartooo:date-scale/>
            <chart:title svg:x="7.734cm" svg:y="6.699cm" chart:style-name="ch6">
              <text:p>N</text:p>
            </chart:title>
            <chart:categories table:cell-range-address="'data structures'.B17:'data structures'.H17"/>
          </chart:axis>
          <chart:axis chart:dimension="y" chart:name="primary-y" chart:style-name="ch7">
            <chart:title svg:x="0.451cm" svg:y="4.977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18:'data structures'.H18" chart:label-cell-address="'data structures'.A18:'data structures'.A18" chart:class="chart:line">
            <chart:data-point chart:repeated="7"/>
          </chart:series>
          <chart:series chart:style-name="ch11" chart:values-cell-range-address="'data structures'.B25:'data structures'.H25" chart:label-cell-address="'data structures'.A25:'data structures'.A25" chart:class="chart:line">
            <chart:data-point chart:repeated="7"/>
          </chart:series>
          <chart:series chart:style-name="ch12" chart:values-cell-range-address="'data structures'.B26:'data structures'.H26" chart:label-cell-address="'data structures'.A26:'data structures'.A26" chart:class="chart:line">
            <chart:data-point chart:repeated="7"/>
          </chart:series>
          <chart:series chart:style-name="ch13" chart:values-cell-range-address="'data structures'.B27:'data structures'.H27" chart:label-cell-address="'data structures'.A27:'data structures'.A27" chart:class="chart:line">
            <chart:data-point chart:repeated="7"/>
          </chart:series>
          <chart:series chart:style-name="ch14" chart:values-cell-range-address="'data structures'.B21:'data structures'.H21" chart:label-cell-address="'data structures'.A21:'data structures'.A21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data structures'.B17:'data structures'.H17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18:'data structures'.A18</svg:desc>
                </draw:g>
              </table:table-cell>
              <table:table-cell office:value-type="float" office:value="1">
                <text:p>1</text:p>
                <draw:g>
                  <svg:desc>'data structures'.B18:'data structures'.H1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25:'data structures'.A25</svg:desc>
                </draw:g>
              </table:table-cell>
              <table:table-cell office:value-type="float" office:value="6.88461538461539">
                <text:p>6.88461538461539</text:p>
                <draw:g>
                  <svg:desc>'data structures'.B25:'data structures'.H25</svg:desc>
                </draw:g>
              </table:table-cell>
              <table:table-cell office:value-type="float" office:value="8.84">
                <text:p>8.84</text:p>
              </table:table-cell>
              <table:table-cell office:value-type="float" office:value="15.8036146227922">
                <text:p>15.8036146227922</text:p>
              </table:table-cell>
              <table:table-cell office:value-type="float" office:value="7.88884671681629">
                <text:p>7.88884671681629</text:p>
              </table:table-cell>
              <table:table-cell office:value-type="float" office:value="8.8465482941679">
                <text:p>8.8465482941679</text:p>
              </table:table-cell>
              <table:table-cell office:value-type="float" office:value="11.0038139733659">
                <text:p>11.0038139733659</text:p>
              </table:table-cell>
              <table:table-cell office:value-type="float" office:value="9.32969614456246">
                <text:p>9.32969614456246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26:'data structures'.A26</svg:desc>
                </draw:g>
              </table:table-cell>
              <table:table-cell office:value-type="float" office:value="2.2967032967033">
                <text:p>2.2967032967033</text:p>
                <draw:g>
                  <svg:desc>'data structures'.B26:'data structures'.H26</svg:desc>
                </draw:g>
              </table:table-cell>
              <table:table-cell office:value-type="float" office:value="3.64923076923077">
                <text:p>3.64923076923077</text:p>
              </table:table-cell>
              <table:table-cell office:value-type="float" office:value="8.14207475697138">
                <text:p>8.14207475697138</text:p>
              </table:table-cell>
              <table:table-cell office:value-type="float" office:value="4.58795776466929">
                <text:p>4.58795776466929</text:p>
              </table:table-cell>
              <table:table-cell office:value-type="float" office:value="4.72766950674733">
                <text:p>4.72766950674733</text:p>
              </table:table-cell>
              <table:table-cell office:value-type="float" office:value="5.07671377466455">
                <text:p>5.07671377466455</text:p>
              </table:table-cell>
              <table:table-cell office:value-type="float" office:value="4.15795319644238">
                <text:p>4.15795319644238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27:'data structures'.A27</svg:desc>
                </draw:g>
              </table:table-cell>
              <table:table-cell office:value-type="float" office:value="5.34615384615385">
                <text:p>5.34615384615385</text:p>
                <draw:g>
                  <svg:desc>'data structures'.B27:'data structures'.H27</svg:desc>
                </draw:g>
              </table:table-cell>
              <table:table-cell office:value-type="float" office:value="5.01794871794872">
                <text:p>5.01794871794872</text:p>
              </table:table-cell>
              <table:table-cell office:value-type="float" office:value="8.9253343069691">
                <text:p>8.9253343069691</text:p>
              </table:table-cell>
              <table:table-cell office:value-type="float" office:value="4.89828798956944">
                <text:p>4.89828798956944</text:p>
              </table:table-cell>
              <table:table-cell office:value-type="float" office:value="5.63487319759454">
                <text:p>5.63487319759454</text:p>
              </table:table-cell>
              <table:table-cell office:value-type="float" office:value="8.15411613591137">
                <text:p>8.15411613591137</text:p>
              </table:table-cell>
              <table:table-cell office:value-type="float" office:value="7.1541969091518">
                <text:p>7.1541969091518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21:'data structures'.A21</svg:desc>
                </draw:g>
              </table:table-cell>
              <table:table-cell office:value-type="float" office:value="1.1043956043956">
                <text:p>1.1043956043956</text:p>
                <draw:g>
                  <svg:desc>'data structures'.B21:'data structures'.H21</svg:desc>
                </draw:g>
              </table:table-cell>
              <table:table-cell office:value-type="float" office:value="1.83333333333333">
                <text:p>1.83333333333333</text:p>
              </table:table-cell>
              <table:table-cell office:value-type="float" office:value="2.64835014376341">
                <text:p>2.64835014376341</text:p>
              </table:table-cell>
              <table:table-cell office:value-type="float" office:value="2.07853142785852">
                <text:p>2.07853142785852</text:p>
              </table:table-cell>
              <table:table-cell office:value-type="float" office:value="2.31052778463285">
                <text:p>2.31052778463285</text:p>
              </table:table-cell>
              <table:table-cell office:value-type="float" office:value="2.56041206938001">
                <text:p>2.56041206938001</text:p>
              </table:table-cell>
              <table:table-cell office:value-type="float" office:value="2.80353379228111">
                <text:p>2.80353379228111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4.081cm" svg:y="0.325cm" chart:style-name="ch2">
          <text:p>Teardown in bulks of 10 items</text:p>
        </chart:title>
        <chart:legend chart:legend-position="bottom" svg:x="0.979cm" svg:y="7.696cm" style:legend-expansion="wide" chart:style-name="ch3"/>
        <chart:plot-area chart:style-name="ch4" table:cell-range-address="'data structures'.B118:'data structures'.H119 'data structures'.A118:'data structures'.A119 'data structures'.A126:'data structures'.H128 'data structures'.A122:'data structures'.H122" chart:data-source-has-labels="both" svg:x="1.333cm" svg:y="1.399cm" svg:width="13.156cm" svg:height="5.1cm">
          <chartooo:coordinate-region svg:x="1.769cm" svg:y="1.599cm" svg:width="11.792cm" svg:height="4.253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B118:'data structures'.H118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B119:'data structures'.H119" chart:label-cell-address="'data structures'.A119:'data structures'.A119" chart:class="chart:line">
            <chart:data-point chart:repeated="7"/>
          </chart:series>
          <chart:series chart:style-name="ch11" chart:values-cell-range-address="'data structures'.B126:'data structures'.H126" chart:label-cell-address="'data structures'.A126:'data structures'.A126" chart:class="chart:line">
            <chart:data-point chart:repeated="7"/>
          </chart:series>
          <chart:series chart:style-name="ch12" chart:values-cell-range-address="'data structures'.B127:'data structures'.H127" chart:label-cell-address="'data structures'.A127:'data structures'.A127" chart:class="chart:line">
            <chart:data-point chart:repeated="7"/>
          </chart:series>
          <chart:series chart:style-name="ch13" chart:values-cell-range-address="'data structures'.B128:'data structures'.H128" chart:label-cell-address="'data structures'.A128:'data structures'.A128" chart:class="chart:line">
            <chart:data-point chart:repeated="7"/>
          </chart:series>
          <chart:series chart:style-name="ch14" chart:values-cell-range-address="'data structures'.B122:'data structures'.H122" chart:label-cell-address="'data structures'.A122:'data structures'.A122" chart:class="chart:line">
            <chart:data-point chart:repeated="7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7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'data structures'.B118:'data structures'.H118</svg:desc>
                </draw:g>
              </table:table-cell>
              <table:table-cell office:value-type="float" office:value="100">
                <text:p>100</text:p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119:'data structures'.A119</svg:desc>
                </draw:g>
              </table:table-cell>
              <table:table-cell office:value-type="float" office:value="1">
                <text:p>1</text:p>
                <draw:g>
                  <svg:desc>'data structures'.B119:'data structures'.H11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126:'data structures'.A126</svg:desc>
                </draw:g>
              </table:table-cell>
              <table:table-cell office:value-type="float" office:value="6.21678321678322">
                <text:p>6.21678321678322</text:p>
                <draw:g>
                  <svg:desc>'data structures'.B126:'data structures'.H126</svg:desc>
                </draw:g>
              </table:table-cell>
              <table:table-cell office:value-type="float" office:value="7.54310818231741">
                <text:p>7.54310818231741</text:p>
              </table:table-cell>
              <table:table-cell office:value-type="float" office:value="13.1178220627125">
                <text:p>13.1178220627125</text:p>
              </table:table-cell>
              <table:table-cell office:value-type="float" office:value="6.32165558494027">
                <text:p>6.32165558494027</text:p>
              </table:table-cell>
              <table:table-cell office:value-type="float" office:value="6.9957700531602">
                <text:p>6.9957700531602</text:p>
              </table:table-cell>
              <table:table-cell office:value-type="float" office:value="7.66736152307488">
                <text:p>7.66736152307488</text:p>
              </table:table-cell>
              <table:table-cell office:value-type="float" office:value="6.99731829187141">
                <text:p>6.99731829187141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127:'data structures'.A127</svg:desc>
                </draw:g>
              </table:table-cell>
              <table:table-cell office:value-type="float" office:value="1.85314685314685">
                <text:p>1.85314685314685</text:p>
                <draw:g>
                  <svg:desc>'data structures'.B127:'data structures'.H127</svg:desc>
                </draw:g>
              </table:table-cell>
              <table:table-cell office:value-type="float" office:value="3.28171334431631">
                <text:p>3.28171334431631</text:p>
              </table:table-cell>
              <table:table-cell office:value-type="float" office:value="7.91282584057424">
                <text:p>7.91282584057424</text:p>
              </table:table-cell>
              <table:table-cell office:value-type="float" office:value="4.3774942806871">
                <text:p>4.3774942806871</text:p>
              </table:table-cell>
              <table:table-cell office:value-type="float" office:value="4.52923482340843">
                <text:p>4.52923482340843</text:p>
              </table:table-cell>
              <table:table-cell office:value-type="float" office:value="4.39136038393008">
                <text:p>4.39136038393008</text:p>
              </table:table-cell>
              <table:table-cell office:value-type="float" office:value="3.69448570894296">
                <text:p>3.69448570894296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128:'data structures'.A128</svg:desc>
                </draw:g>
              </table:table-cell>
              <table:table-cell office:value-type="float" office:value="3.97202797202797">
                <text:p>3.97202797202797</text:p>
                <draw:g>
                  <svg:desc>'data structures'.B128:'data structures'.H128</svg:desc>
                </draw:g>
              </table:table-cell>
              <table:table-cell office:value-type="float" office:value="3.33058758923668">
                <text:p>3.33058758923668</text:p>
              </table:table-cell>
              <table:table-cell office:value-type="float" office:value="5.96330751794484">
                <text:p>5.96330751794484</text:p>
              </table:table-cell>
              <table:table-cell office:value-type="float" office:value="3.12992208886081">
                <text:p>3.12992208886081</text:p>
              </table:table-cell>
              <table:table-cell office:value-type="float" office:value="3.42466101308565">
                <text:p>3.42466101308565</text:p>
              </table:table-cell>
              <table:table-cell office:value-type="float" office:value="4.2724503296295">
                <text:p>4.2724503296295</text:p>
              </table:table-cell>
              <table:table-cell office:value-type="float" office:value="4.57838165913301">
                <text:p>4.57838165913301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122:'data structures'.A122</svg:desc>
                </draw:g>
              </table:table-cell>
              <table:table-cell office:value-type="float" office:value="1.13286713286713">
                <text:p>1.13286713286713</text:p>
                <draw:g>
                  <svg:desc>'data structures'.B122:'data structures'.H122</svg:desc>
                </draw:g>
              </table:table-cell>
              <table:table-cell office:value-type="float" office:value="1.89236683141131">
                <text:p>1.89236683141131</text:p>
              </table:table-cell>
              <table:table-cell office:value-type="float" office:value="2.70556290139781">
                <text:p>2.70556290139781</text:p>
              </table:table-cell>
              <table:table-cell office:value-type="float" office:value="2.09530463148352">
                <text:p>2.09530463148352</text:p>
              </table:table-cell>
              <table:table-cell office:value-type="float" office:value="2.33432947368185">
                <text:p>2.33432947368185</text:p>
              </table:table-cell>
              <table:table-cell office:value-type="float" office:value="2.60653529706749">
                <text:p>2.60653529706749</text:p>
              </table:table-cell>
              <table:table-cell office:value-type="float" office:value="2.84910479013713">
                <text:p>2.8491047901371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949cm" svg:y="0.325cm" chart:style-name="ch2">
          <text:p>Teardown in bulks of 100 items</text:p>
        </chart:title>
        <chart:legend chart:legend-position="bottom" svg:x="0.979cm" svg:y="7.696cm" style:legend-expansion="wide" chart:style-name="ch3"/>
        <chart:plot-area chart:style-name="ch4" table:cell-range-address="'data structures'.C147:'data structures'.H148 'data structures'.A148:'data structures'.A148 'data structures'.A155:'data structures'.A157 'data structures'.C155:'data structures'.H157 'data structures'.A151:'data structures'.A151 'data structures'.C151:'data structures'.H151" chart:data-source-has-labels="both" svg:x="1.333cm" svg:y="1.399cm" svg:width="13.156cm" svg:height="5.1cm">
          <chartooo:coordinate-region svg:x="1.769cm" svg:y="1.598cm" svg:width="11.792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C147:'data structures'.H147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148:'data structures'.H148" chart:label-cell-address="'data structures'.A148:'data structures'.A148" chart:class="chart:line">
            <chart:data-point chart:repeated="6"/>
          </chart:series>
          <chart:series chart:style-name="ch11" chart:values-cell-range-address="'data structures'.C155:'data structures'.H155" chart:label-cell-address="'data structures'.A155:'data structures'.A155" chart:class="chart:line">
            <chart:data-point chart:repeated="6"/>
          </chart:series>
          <chart:series chart:style-name="ch12" chart:values-cell-range-address="'data structures'.C156:'data structures'.H156" chart:label-cell-address="'data structures'.A156:'data structures'.A156" chart:class="chart:line">
            <chart:data-point chart:repeated="6"/>
          </chart:series>
          <chart:series chart:style-name="ch13" chart:values-cell-range-address="'data structures'.C157:'data structures'.H157" chart:label-cell-address="'data structures'.A157:'data structures'.A157" chart:class="chart:line">
            <chart:data-point chart:repeated="6"/>
          </chart:series>
          <chart:series chart:style-name="ch14" chart:values-cell-range-address="'data structures'.C151:'data structures'.H151" chart:label-cell-address="'data structures'.A151:'data structures'.A151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data structures'.C147:'data structures'.H147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148:'data structures'.A148</svg:desc>
                </draw:g>
              </table:table-cell>
              <table:table-cell office:value-type="float" office:value="1">
                <text:p>1</text:p>
                <draw:g>
                  <svg:desc>'data structures'.C148:'data structures'.H148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155:'data structures'.A155</svg:desc>
                </draw:g>
              </table:table-cell>
              <table:table-cell office:value-type="float" office:value="5.77858002406739">
                <text:p>5.77858002406739</text:p>
                <draw:g>
                  <svg:desc>'data structures'.C155:'data structures'.H155</svg:desc>
                </draw:g>
              </table:table-cell>
              <table:table-cell office:value-type="float" office:value="10.9849887133183">
                <text:p>10.9849887133183</text:p>
              </table:table-cell>
              <table:table-cell office:value-type="float" office:value="13.2019113796161">
                <text:p>13.2019113796161</text:p>
              </table:table-cell>
              <table:table-cell office:value-type="float" office:value="10.0221815456924">
                <text:p>10.0221815456924</text:p>
              </table:table-cell>
              <table:table-cell office:value-type="float" office:value="11.5005841660683">
                <text:p>11.5005841660683</text:p>
              </table:table-cell>
              <table:table-cell office:value-type="float" office:value="10.0964366537084">
                <text:p>10.0964366537084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156:'data structures'.A156</svg:desc>
                </draw:g>
              </table:table-cell>
              <table:table-cell office:value-type="float" office:value="5.77135980746089">
                <text:p>5.77135980746089</text:p>
                <draw:g>
                  <svg:desc>'data structures'.C156:'data structures'.H156</svg:desc>
                </draw:g>
              </table:table-cell>
              <table:table-cell office:value-type="float" office:value="10.7402934537246">
                <text:p>10.7402934537246</text:p>
              </table:table-cell>
              <table:table-cell office:value-type="float" office:value="17.4418647807171">
                <text:p>17.4418647807171</text:p>
              </table:table-cell>
              <table:table-cell office:value-type="float" office:value="13.3305158095228">
                <text:p>13.3305158095228</text:p>
              </table:table-cell>
              <table:table-cell office:value-type="float" office:value="13.1824786357582">
                <text:p>13.1824786357582</text:p>
              </table:table-cell>
              <table:table-cell office:value-type="float" office:value="10.6385505127954">
                <text:p>10.6385505127954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157:'data structures'.A157</svg:desc>
                </draw:g>
              </table:table-cell>
              <table:table-cell office:value-type="float" office:value="5.05054151624549">
                <text:p>5.05054151624549</text:p>
                <draw:g>
                  <svg:desc>'data structures'.C157:'data structures'.H157</svg:desc>
                </draw:g>
              </table:table-cell>
              <table:table-cell office:value-type="float" office:value="10.2169300225734">
                <text:p>10.2169300225734</text:p>
              </table:table-cell>
              <table:table-cell office:value-type="float" office:value="11.2116950864966">
                <text:p>11.2116950864966</text:p>
              </table:table-cell>
              <table:table-cell office:value-type="float" office:value="7.46773455466192">
                <text:p>7.46773455466192</text:p>
              </table:table-cell>
              <table:table-cell office:value-type="float" office:value="8.18284814532618">
                <text:p>8.18284814532618</text:p>
              </table:table-cell>
              <table:table-cell office:value-type="float" office:value="7.71796198891793">
                <text:p>7.71796198891793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151:'data structures'.A151</svg:desc>
                </draw:g>
              </table:table-cell>
              <table:table-cell office:value-type="float" office:value="3.86883273164862">
                <text:p>3.86883273164862</text:p>
                <draw:g>
                  <svg:desc>'data structures'.C151:'data structures'.H151</svg:desc>
                </draw:g>
              </table:table-cell>
              <table:table-cell office:value-type="float" office:value="5.47584650112867">
                <text:p>5.47584650112867</text:p>
              </table:table-cell>
              <table:table-cell office:value-type="float" office:value="11.2520979814017">
                <text:p>11.2520979814017</text:p>
              </table:table-cell>
              <table:table-cell office:value-type="float" office:value="8.70637060291696">
                <text:p>8.70637060291696</text:p>
              </table:table-cell>
              <table:table-cell office:value-type="float" office:value="8.97336362789219">
                <text:p>8.97336362789219</text:p>
              </table:table-cell>
              <table:table-cell office:value-type="float" office:value="8.6356761205218">
                <text:p>8.635676120521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3.816cm" svg:y="0.325cm" chart:style-name="ch2">
          <text:p>Teardown in bulks of 1000 items</text:p>
        </chart:title>
        <chart:legend chart:legend-position="bottom" svg:x="0.979cm" svg:y="7.696cm" style:legend-expansion="wide" chart:style-name="ch3"/>
        <chart:plot-area chart:style-name="ch4" table:cell-range-address="'data structures'.D176:'data structures'.H177 'data structures'.A119:'data structures'.A119 'data structures'.A126:'data structures'.A128 'data structures'.D184:'data structures'.H186 'data structures'.A122:'data structures'.A122 'data structures'.D180:'data structures'.H180" chart:data-source-has-labels="both" svg:x="1.333cm" svg:y="1.399cm" svg:width="13.156cm" svg:height="5.1cm">
          <chartooo:coordinate-region svg:x="1.954cm" svg:y="1.599cm" svg:width="11.792cm" svg:height="4.253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D176:'data structures'.H176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D177:'data structures'.H177" chart:label-cell-address="'data structures'.A119:'data structures'.A119" chart:class="chart:line">
            <chart:data-point chart:repeated="5"/>
          </chart:series>
          <chart:series chart:style-name="ch11" chart:values-cell-range-address="'data structures'.D184:'data structures'.H184" chart:label-cell-address="'data structures'.A126:'data structures'.A126" chart:class="chart:line">
            <chart:data-point chart:repeated="5"/>
          </chart:series>
          <chart:series chart:style-name="ch12" chart:values-cell-range-address="'data structures'.D185:'data structures'.H185" chart:label-cell-address="'data structures'.A127:'data structures'.A127" chart:class="chart:line">
            <chart:data-point chart:repeated="5"/>
          </chart:series>
          <chart:series chart:style-name="ch13" chart:values-cell-range-address="'data structures'.D186:'data structures'.H186" chart:label-cell-address="'data structures'.A128:'data structures'.A128" chart:class="chart:line">
            <chart:data-point chart:repeated="5"/>
          </chart:series>
          <chart:series chart:style-name="ch14" chart:values-cell-range-address="'data structures'.D180:'data structures'.H180" chart:label-cell-address="'data structures'.A122:'data structures'.A122" chart:class="chart:line">
            <chart:data-point chart:repeated="5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  <draw:g>
                  <svg:desc>'data structures'.D176:'data structures'.H176</svg:desc>
                </draw:g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119:'data structures'.A119</svg:desc>
                </draw:g>
              </table:table-cell>
              <table:table-cell office:value-type="float" office:value="1">
                <text:p>1</text:p>
                <draw:g>
                  <svg:desc>'data structures'.D177:'data structures'.H177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126:'data structures'.A126</svg:desc>
                </draw:g>
              </table:table-cell>
              <table:table-cell office:value-type="float" office:value="10.5840467454817">
                <text:p>10.5840467454817</text:p>
                <draw:g>
                  <svg:desc>'data structures'.D184:'data structures'.H184</svg:desc>
                </draw:g>
              </table:table-cell>
              <table:table-cell office:value-type="float" office:value="13.3239210314899">
                <text:p>13.3239210314899</text:p>
              </table:table-cell>
              <table:table-cell office:value-type="float" office:value="14.892058184502">
                <text:p>14.892058184502</text:p>
              </table:table-cell>
              <table:table-cell office:value-type="float" office:value="16.8357117127195">
                <text:p>16.8357117127195</text:p>
              </table:table-cell>
              <table:table-cell office:value-type="float" office:value="14.8490432947807">
                <text:p>14.8490432947807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127:'data structures'.A127</svg:desc>
                </draw:g>
              </table:table-cell>
              <table:table-cell office:value-type="float" office:value="7.935317298546">
                <text:p>7.935317298546</text:p>
                <draw:g>
                  <svg:desc>'data structures'.D185:'data structures'.H185</svg:desc>
                </draw:g>
              </table:table-cell>
              <table:table-cell office:value-type="float" office:value="16.4776435880889">
                <text:p>16.4776435880889</text:p>
              </table:table-cell>
              <table:table-cell office:value-type="float" office:value="19.8216734633937">
                <text:p>19.8216734633937</text:p>
              </table:table-cell>
              <table:table-cell office:value-type="float" office:value="21.0844280207138">
                <text:p>21.0844280207138</text:p>
              </table:table-cell>
              <table:table-cell office:value-type="float" office:value="20.4643968052572">
                <text:p>20.4643968052572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128:'data structures'.A128</svg:desc>
                </draw:g>
              </table:table-cell>
              <table:table-cell office:value-type="float" office:value="12.4756080989265">
                <text:p>12.4756080989265</text:p>
                <draw:g>
                  <svg:desc>'data structures'.D186:'data structures'.H186</svg:desc>
                </draw:g>
              </table:table-cell>
              <table:table-cell office:value-type="float" office:value="12.8979177916211">
                <text:p>12.8979177916211</text:p>
              </table:table-cell>
              <table:table-cell office:value-type="float" office:value="11.9956746959673">
                <text:p>11.9956746959673</text:p>
              </table:table-cell>
              <table:table-cell office:value-type="float" office:value="11.9190299951343">
                <text:p>11.9190299951343</text:p>
              </table:table-cell>
              <table:table-cell office:value-type="float" office:value="11.8938408271877">
                <text:p>11.8938408271877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122:'data structures'.A122</svg:desc>
                </draw:g>
              </table:table-cell>
              <table:table-cell office:value-type="float" office:value="15.4626987362413">
                <text:p>15.4626987362413</text:p>
                <draw:g>
                  <svg:desc>'data structures'.D180:'data structures'.H180</svg:desc>
                </draw:g>
              </table:table-cell>
              <table:table-cell office:value-type="float" office:value="18.7447352131597">
                <text:p>18.7447352131597</text:p>
              </table:table-cell>
              <table:table-cell office:value-type="float" office:value="20.7437351498104">
                <text:p>20.7437351498104</text:p>
              </table:table-cell>
              <table:table-cell office:value-type="float" office:value="20.6314063292297">
                <text:p>20.6314063292297</text:p>
              </table:table-cell>
              <table:table-cell office:value-type="float" office:value="21.8623888012622">
                <text:p>21.862388801262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">
      <number:number number:decimal-places="0" loext:min-decimal-places="0" number:min-integer-digits="1"/>
    </number:number-style>
    <style:style style:name="ch1" style:family="chart">
      <style:graphic-properties draw:stroke="solid"/>
    </style:style>
    <style:style style:name="ch2" style:family="chart">
      <style:chart-properties chart:auto-position="true" style:rotation-angle="0"/>
      <style:text-properties fo:font-family="'Segoe UI'" style:font-style-name="Regular" fo:font-size="13pt" fo:font-weight="bold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family="'Segoe UI'" style:font-style-name="Bold" fo:font-size="9pt" fo:font-weight="bold" style:font-size-asian="9pt" style:font-size-complex="9pt"/>
    </style:style>
    <style:style style:name="ch7" style:family="chart" style:data-style-name="N1">
      <style:chart-properties chart:display-label="true" chart:logarithmic="false" chart:reverse-direction="false" text:line-break="false" loext:try-staggering-first="false" chart:link-data-style-to-source="false" chart:axis-position="1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family="'Segoe UI'" style:font-style-name="Bold" fo:font-size="9pt" fo:font-weight="bold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1">
      <style:chart-properties chart:symbol-type="named-symbol" chart:symbol-name="hourglass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1">
      <style:chart-properties chart:symbol-type="named-symbol" chart:symbol-name="circle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1">
      <style:chart-properties chart:symbol-type="named-symbol" chart:symbol-name="star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 style:data-style-name="N1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4.784cm" svg:height="9.475cm" xlink:href=".." xlink:type="simple" chart:class="chart:line" chart:style-name="ch1">
        <chart:title svg:x="2.93cm" svg:y="0.325cm" chart:style-name="ch2">
          <text:p>Full refill/teardown in bulks of 100 items</text:p>
        </chart:title>
        <chart:legend chart:legend-position="bottom" svg:x="0.979cm" svg:y="7.696cm" style:legend-expansion="wide" chart:style-name="ch3"/>
        <chart:plot-area chart:style-name="ch4" table:cell-range-address="'data structures'.C45:'data structures'.H46 'data structures'.A46:'data structures'.A46 'data structures'.A53:'data structures'.A55 'data structures'.C53:'data structures'.H55 'data structures'.A49:'data structures'.A49 'data structures'.C49:'data structures'.H49" chart:data-source-has-labels="both" svg:x="1.333cm" svg:y="1.399cm" svg:width="13.156cm" svg:height="5.1cm">
          <chartooo:coordinate-region svg:x="1.954cm" svg:y="1.598cm" svg:width="11.792cm" svg:height="4.254cm"/>
          <chart:axis chart:dimension="x" chart:name="primary-x" chart:style-name="ch5" chartooo:axis-type="auto">
            <chartooo:date-scale/>
            <chart:title svg:x="7.735cm" svg:y="6.689cm" chart:style-name="ch6">
              <text:p>N</text:p>
            </chart:title>
            <chart:categories table:cell-range-address="'data structures'.C45:'data structures'.H45"/>
          </chart:axis>
          <chart:axis chart:dimension="y" chart:name="primary-y" chart:style-name="ch7">
            <chart:title svg:x="0.451cm" svg:y="4.972cm" chart:style-name="ch8">
              <text:p>Times slower</text:p>
            </chart:title>
            <chart:grid chart:style-name="ch9" chart:class="major"/>
          </chart:axis>
          <chart:series chart:style-name="ch10" chart:values-cell-range-address="'data structures'.C46:'data structures'.H46" chart:label-cell-address="'data structures'.A46:'data structures'.A46" chart:class="chart:line">
            <chart:data-point chart:repeated="6"/>
          </chart:series>
          <chart:series chart:style-name="ch11" chart:values-cell-range-address="'data structures'.C53:'data structures'.H53" chart:label-cell-address="'data structures'.A53:'data structures'.A53" chart:class="chart:line">
            <chart:data-point chart:repeated="6"/>
          </chart:series>
          <chart:series chart:style-name="ch12" chart:values-cell-range-address="'data structures'.C54:'data structures'.H54" chart:label-cell-address="'data structures'.A54:'data structures'.A54" chart:class="chart:line">
            <chart:data-point chart:repeated="6"/>
          </chart:series>
          <chart:series chart:style-name="ch13" chart:values-cell-range-address="'data structures'.C55:'data structures'.H55" chart:label-cell-address="'data structures'.A55:'data structures'.A55" chart:class="chart:line">
            <chart:data-point chart:repeated="6"/>
          </chart:series>
          <chart:series chart:style-name="ch14" chart:values-cell-range-address="'data structures'.C49:'data structures'.H49" chart:label-cell-address="'data structures'.A49:'data structures'.A49" chart:class="chart:line">
            <chart:data-point chart:repeated="6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float" office:value="100">
                <text:p>100</text:p>
                <draw:g>
                  <svg:desc>'data structures'.C45:'data structures'.H45</svg:desc>
                </draw:g>
              </table:table-cell>
              <table:table-cell office:value-type="float" office:value="1000">
                <text:p>1000</text:p>
              </table:table-cell>
              <table:table-cell office:value-type="float" office:value="10000">
                <text:p>10000</text:p>
              </table:table-cell>
              <table:table-cell office:value-type="float" office:value="100000">
                <text:p>100000</text:p>
              </table:table-cell>
              <table:table-cell office:value-type="float" office:value="1000000">
                <text:p>1000000</text:p>
              </table:table-cell>
              <table:table-cell office:value-type="float" office:value="10000000">
                <text:p>10000000</text:p>
              </table:table-cell>
            </table:table-row>
          </table:table-header-rows>
          <table:table-rows>
            <table:table-row>
              <table:table-cell office:value-type="string">
                <text:p>TeardownSet::delete_range()         </text:p>
                <draw:g>
                  <svg:desc>'data structures'.A46:'data structures'.A46</svg:desc>
                </draw:g>
              </table:table-cell>
              <table:table-cell office:value-type="float" office:value="1">
                <text:p>1</text:p>
                <draw:g>
                  <svg:desc>'data structures'.C46:'data structures'.H4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Treap::remove_range()               </text:p>
                <draw:g>
                  <svg:desc>'data structures'.A53:'data structures'.A53</svg:desc>
                </draw:g>
              </table:table-cell>
              <table:table-cell office:value-type="float" office:value="8.65">
                <text:p>8.65</text:p>
                <draw:g>
                  <svg:desc>'data structures'.C53:'data structures'.H53</svg:desc>
                </draw:g>
              </table:table-cell>
              <table:table-cell office:value-type="float" office:value="17.2816050026055">
                <text:p>17.2816050026055</text:p>
              </table:table-cell>
              <table:table-cell office:value-type="float" office:value="21.0715427620066">
                <text:p>21.0715427620066</text:p>
              </table:table-cell>
              <table:table-cell office:value-type="float" office:value="17.3472529366666">
                <text:p>17.3472529366666</text:p>
              </table:table-cell>
              <table:table-cell office:value-type="float" office:value="25.2128180337931">
                <text:p>25.2128180337931</text:p>
              </table:table-cell>
              <table:table-cell office:value-type="float" office:value="20.7728890544842">
                <text:p>20.7728890544842</text:p>
              </table:table-cell>
            </table:table-row>
            <table:table-row>
              <table:table-cell office:value-type="string">
                <text:p>BTreeSet::remove()                  </text:p>
                <draw:g>
                  <svg:desc>'data structures'.A54:'data structures'.A54</svg:desc>
                </draw:g>
              </table:table-cell>
              <table:table-cell office:value-type="float" office:value="6.18333333333333">
                <text:p>6.18333333333333</text:p>
                <draw:g>
                  <svg:desc>'data structures'.C54:'data structures'.H54</svg:desc>
                </draw:g>
              </table:table-cell>
              <table:table-cell office:value-type="float" office:value="11.04721208963">
                <text:p>11.04721208963</text:p>
              </table:table-cell>
              <table:table-cell office:value-type="float" office:value="17.4978479467994">
                <text:p>17.4978479467994</text:p>
              </table:table-cell>
              <table:table-cell office:value-type="float" office:value="13.4994478881197">
                <text:p>13.4994478881197</text:p>
              </table:table-cell>
              <table:table-cell office:value-type="float" office:value="15.0225732350204">
                <text:p>15.0225732350204</text:p>
              </table:table-cell>
              <table:table-cell office:value-type="float" office:value="12.0220013869805">
                <text:p>12.0220013869805</text:p>
              </table:table-cell>
            </table:table-row>
            <table:table-row>
              <table:table-cell office:value-type="string">
                <text:p>SplayTree::remove_range()           </text:p>
                <draw:g>
                  <svg:desc>'data structures'.A55:'data structures'.A55</svg:desc>
                </draw:g>
              </table:table-cell>
              <table:table-cell office:value-type="float" office:value="8.246875">
                <text:p>8.246875</text:p>
                <draw:g>
                  <svg:desc>'data structures'.C55:'data structures'.H55</svg:desc>
                </draw:g>
              </table:table-cell>
              <table:table-cell office:value-type="float" office:value="16.6551328817092">
                <text:p>16.6551328817092</text:p>
              </table:table-cell>
              <table:table-cell office:value-type="float" office:value="20.065280523682">
                <text:p>20.065280523682</text:p>
              </table:table-cell>
              <table:table-cell office:value-type="float" office:value="16.1841946976911">
                <text:p>16.1841946976911</text:p>
              </table:table-cell>
              <table:table-cell office:value-type="float" office:value="24.2028267028863">
                <text:p>24.2028267028863</text:p>
              </table:table-cell>
              <table:table-cell office:value-type="float" office:value="19.5417552459902">
                <text:p>19.5417552459902</text:p>
              </table:table-cell>
            </table:table-row>
            <table:table-row>
              <table:table-cell office:value-type="string">
                <text:p>TeardownSet::delete()               </text:p>
                <draw:g>
                  <svg:desc>'data structures'.A49:'data structures'.A49</svg:desc>
                </draw:g>
              </table:table-cell>
              <table:table-cell office:value-type="float" office:value="3.48333333333333">
                <text:p>3.48333333333333</text:p>
                <draw:g>
                  <svg:desc>'data structures'.C49:'data structures'.H49</svg:desc>
                </draw:g>
              </table:table-cell>
              <table:table-cell office:value-type="float" office:value="5.13298593017197">
                <text:p>5.13298593017197</text:p>
              </table:table-cell>
              <table:table-cell office:value-type="float" office:value="10.4069130570507">
                <text:p>10.4069130570507</text:p>
              </table:table-cell>
              <table:table-cell office:value-type="float" office:value="8.14595743381989">
                <text:p>8.14595743381989</text:p>
              </table:table-cell>
              <table:table-cell office:value-type="float" office:value="8.00048025804473">
                <text:p>8.00048025804473</text:p>
              </table:table-cell>
              <table:table-cell office:value-type="float" office:value="7.7451179148773">
                <text:p>7.745117914877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3.3$Windows_x86 LibreOffice_project/d54a8868f08a7b39642414cf2c8ef2f228f780cf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